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lr-tb"/>
    </style:style>
    <style:style style:name="Таблица1.A" style:family="table-column">
      <style:table-column-properties style:column-width="16.48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1.A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2" style:family="table">
      <style:table-properties style:width="16.484cm" fo:margin-left="0cm" fo:margin-top="0cm" fo:margin-bottom="0cm" table:align="left" style:writing-mode="lr-tb"/>
    </style:style>
    <style:style style:name="Таблица2.A" style:family="table-column">
      <style:table-column-properties style:column-width="16.48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" style:family="table">
      <style:table-properties style:width="16.484cm" fo:margin-left="0cm" fo:margin-top="0cm" fo:margin-bottom="0cm" table:align="left" style:writing-mode="lr-tb"/>
    </style:style>
    <style:style style:name="Таблица3.A" style:family="table-column">
      <style:table-column-properties style:column-width="16.484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A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4" style:family="table">
      <style:table-properties style:width="16.484cm" fo:margin-left="0cm" fo:margin-top="0cm" fo:margin-bottom="0cm" table:align="left" style:writing-mode="lr-tb"/>
    </style:style>
    <style:style style:name="Таблица4.A" style:family="table-column">
      <style:table-column-properties style:column-width="16.484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5" style:family="table">
      <style:table-properties style:width="16.506cm" fo:margin-top="0cm" fo:margin-bottom="0cm" table:align="left" style:writing-mode="lr-tb"/>
    </style:style>
    <style:style style:name="Таблица5.A" style:family="table-column">
      <style:table-column-properties style:column-width="11.998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6" style:family="table">
      <style:table-properties style:width="16.484cm" fo:margin-left="0cm" fo:margin-top="0cm" fo:margin-bottom="0cm" table:align="left" style:writing-mode="lr-tb"/>
    </style:style>
    <style:style style:name="Таблица6.A" style:family="table-column">
      <style:table-column-properties style:column-width="16.484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7" style:family="table">
      <style:table-properties style:width="16.494cm" fo:margin-left="0.009cm" fo:margin-top="0cm" fo:margin-bottom="0cm" table:align="left" style:writing-mode="lr-tb"/>
    </style:style>
    <style:style style:name="Таблица7.A" style:family="table-column">
      <style:table-column-properties style:column-width="1.242cm"/>
    </style:style>
    <style:style style:name="Таблица7.B" style:family="table-column">
      <style:table-column-properties style:column-width="3.501cm"/>
    </style:style>
    <style:style style:name="Таблица7.C" style:family="table-column">
      <style:table-column-properties style:column-width="8.248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2" style:family="table-cell">
      <style:table-cell-properties fo:padding-left="0.191cm" fo:padding-right="0.191cm" fo:padding-top="0cm" fo:padding-bottom="0cm" fo:border="0.5pt solid #000000"/>
    </style:style>
    <style:style style:name="Таблица7.B2" style:family="table-cell">
      <style:table-cell-properties fo:padding-left="0.191cm" fo:padding-right="0.191cm" fo:padding-top="0cm" fo:padding-bottom="0cm" fo:border="0.5pt solid #000000"/>
    </style:style>
    <style:style style:name="Таблица7.C2" style:family="table-cell">
      <style:table-cell-properties fo:padding-left="0.191cm" fo:padding-right="0.191cm" fo:padding-top="0cm" fo:padding-bottom="0cm" fo:border="0.5pt solid #000000"/>
    </style:style>
    <style:style style:name="Таблица7.D2" style:family="table-cell">
      <style:table-cell-properties fo:padding-left="0.191cm" fo:padding-right="0.191cm" fo:padding-top="0cm" fo:padding-bottom="0cm" fo:border="0.5pt solid #000000"/>
    </style:style>
    <style:style style:name="Таблица7.A3" style:family="table-cell">
      <style:table-cell-properties fo:padding-left="0.191cm" fo:padding-right="0.191cm" fo:padding-top="0cm" fo:padding-bottom="0cm" fo:border="0.5pt solid #000000"/>
    </style:style>
    <style:style style:name="Таблица7.B3" style:family="table-cell">
      <style:table-cell-properties fo:padding-left="0.191cm" fo:padding-right="0.191cm" fo:padding-top="0cm" fo:padding-bottom="0cm" fo:border="0.5pt solid #000000"/>
    </style:style>
    <style:style style:name="Таблица7.C3" style:family="table-cell">
      <style:table-cell-properties fo:padding-left="0.191cm" fo:padding-right="0.191cm" fo:padding-top="0cm" fo:padding-bottom="0cm" fo:border="0.5pt solid #000000"/>
    </style:style>
    <style:style style:name="Таблица7.D3" style:family="table-cell">
      <style:table-cell-properties fo:padding-left="0.191cm" fo:padding-right="0.191cm" fo:padding-top="0cm" fo:padding-bottom="0cm" fo:border="0.5pt solid #000000"/>
    </style:style>
    <style:style style:name="Таблица7.4" style:family="table-row">
      <style:table-row-properties style:min-row-height="0.829cm" fo:keep-together="auto"/>
    </style:style>
    <style:style style:name="Таблица7.A4" style:family="table-cell">
      <style:table-cell-properties fo:padding-left="0.191cm" fo:padding-right="0.191cm" fo:padding-top="0cm" fo:padding-bottom="0cm" fo:border="0.5pt solid #000000"/>
    </style:style>
    <style:style style:name="Таблица7.B4" style:family="table-cell">
      <style:table-cell-properties fo:padding-left="0.191cm" fo:padding-right="0.191cm" fo:padding-top="0cm" fo:padding-bottom="0cm" fo:border="0.5pt solid #000000"/>
    </style:style>
    <style:style style:name="Таблица7.C4" style:family="table-cell">
      <style:table-cell-properties fo:padding-left="0.191cm" fo:padding-right="0.191cm" fo:padding-top="0cm" fo:padding-bottom="0cm" fo:border="0.5pt solid #000000"/>
    </style:style>
    <style:style style:name="Таблица7.D4" style:family="table-cell">
      <style:table-cell-properties fo:padding-left="0.191cm" fo:padding-right="0.191cm" fo:padding-top="0cm" fo:padding-bottom="0cm" fo:border="0.5pt solid #000000"/>
    </style:style>
    <style:style style:name="Таблица8" style:family="table">
      <style:table-properties style:width="16.484cm" fo:margin-left="0cm" fo:margin-top="0cm" fo:margin-bottom="0cm" table:align="left" style:writing-mode="lr-tb"/>
    </style:style>
    <style:style style:name="Таблица8.A" style:family="table-column">
      <style:table-column-properties style:column-width="16.484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8.A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9" style:family="table">
      <style:table-properties style:width="16.484cm" fo:margin-left="0cm" fo:margin-top="0cm" fo:margin-bottom="0cm" table:align="left" style:writing-mode="lr-tb"/>
    </style:style>
    <style:style style:name="Таблица9.A" style:family="table-column">
      <style:table-column-properties style:column-width="16.484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0" style:family="table">
      <style:table-properties style:width="16.484cm" fo:margin-left="0cm" fo:margin-top="0cm" fo:margin-bottom="0cm" table:align="left" style:writing-mode="lr-tb"/>
    </style:style>
    <style:style style:name="Таблица10.A" style:family="table-column">
      <style:table-column-properties style:column-width="16.484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1" style:family="table">
      <style:table-properties style:width="16.484cm" fo:margin-left="0cm" fo:margin-top="0cm" fo:margin-bottom="0cm" table:align="left" style:writing-mode="lr-tb"/>
    </style:style>
    <style:style style:name="Таблица11.A" style:family="table-column">
      <style:table-column-properties style:column-width="16.484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2" style:family="table">
      <style:table-properties style:width="16.484cm" fo:margin-left="0cm" fo:margin-top="0cm" fo:margin-bottom="0cm" table:align="left" style:writing-mode="lr-tb"/>
    </style:style>
    <style:style style:name="Таблица12.A" style:family="table-column">
      <style:table-column-properties style:column-width="16.484cm"/>
    </style:style>
    <style:style style:name="Таблица12.1" style:family="table-row">
      <style:table-row-properties fo:keep-together="auto"/>
    </style:style>
    <style:style style:name="Таблица12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3" style:family="table">
      <style:table-properties style:width="16.484cm" fo:margin-left="0cm" fo:margin-top="0cm" fo:margin-bottom="0cm" table:align="left" style:writing-mode="lr-tb"/>
    </style:style>
    <style:style style:name="Таблица13.A" style:family="table-column">
      <style:table-column-properties style:column-width="16.484cm"/>
    </style:style>
    <style:style style:name="Таблица13.1" style:family="table-row">
      <style:table-row-properties fo:keep-together="auto"/>
    </style:style>
    <style:style style:name="Таблица13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4" style:family="table">
      <style:table-properties style:width="12.243cm" fo:margin-left="0cm" fo:margin-top="0cm" fo:margin-bottom="0cm" table:align="left" style:writing-mode="lr-tb"/>
    </style:style>
    <style:style style:name="Таблица14.A" style:family="table-column">
      <style:table-column-properties style:column-width="12.243cm"/>
    </style:style>
    <style:style style:name="Таблица14.1" style:family="table-row">
      <style:table-row-properties fo:keep-together="auto"/>
    </style:style>
    <style:style style:name="Таблица14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5" style:family="table">
      <style:table-properties style:width="16.503cm" fo:margin-left="0cm" fo:margin-top="0cm" fo:margin-bottom="0cm" table:align="left" style:writing-mode="lr-tb"/>
    </style:style>
    <style:style style:name="Таблица15.A" style:family="table-column">
      <style:table-column-properties style:column-width="16.503cm"/>
    </style:style>
    <style:style style:name="Таблица15.1" style:family="table-row">
      <style:table-row-properties fo:keep-together="auto"/>
    </style:style>
    <style:style style:name="Таблица15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6" style:family="table">
      <style:table-properties style:width="16.499cm" fo:margin-top="0cm" fo:margin-bottom="0cm" table:align="left" style:writing-mode="lr-tb"/>
    </style:style>
    <style:style style:name="Таблица16.A" style:family="table-column">
      <style:table-column-properties style:column-width="11.977cm"/>
    </style:style>
    <style:style style:name="Таблица16.1" style:family="table-row">
      <style:table-row-properties fo:keep-together="auto"/>
    </style:style>
    <style:style style:name="Таблица16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7" style:family="table">
      <style:table-properties style:width="16.503cm" fo:margin-left="0cm" fo:margin-top="0cm" fo:margin-bottom="0cm" table:align="left" style:writing-mode="lr-tb"/>
    </style:style>
    <style:style style:name="Таблица17.A" style:family="table-column">
      <style:table-column-properties style:column-width="16.503cm"/>
    </style:style>
    <style:style style:name="Таблица17.1" style:family="table-row">
      <style:table-row-properties fo:keep-together="auto"/>
    </style:style>
    <style:style style:name="Таблица17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8" style:family="table">
      <style:table-properties style:width="16.484cm" fo:margin-left="0cm" fo:margin-top="0cm" fo:margin-bottom="0cm" table:align="left" style:writing-mode="lr-tb"/>
    </style:style>
    <style:style style:name="Таблица18.A" style:family="table-column">
      <style:table-column-properties style:column-width="16.484cm"/>
    </style:style>
    <style:style style:name="Таблица18.1" style:family="table-row">
      <style:table-row-properties fo:keep-together="auto"/>
    </style:style>
    <style:style style:name="Таблица18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9" style:family="table">
      <style:table-properties style:width="5.253cm" fo:margin-left="0cm" fo:margin-top="0cm" fo:margin-bottom="0cm" table:align="left" style:writing-mode="lr-tb"/>
    </style:style>
    <style:style style:name="Таблица19.A" style:family="table-column">
      <style:table-column-properties style:column-width="5.253cm"/>
    </style:style>
    <style:style style:name="Таблица19.1" style:family="table-row">
      <style:table-row-properties fo:keep-together="auto"/>
    </style:style>
    <style:style style:name="Таблица19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0" style:family="table">
      <style:table-properties style:width="13.254cm" fo:margin-left="0cm" fo:margin-top="0cm" fo:margin-bottom="0cm" table:align="left" style:writing-mode="lr-tb"/>
    </style:style>
    <style:style style:name="Таблица20.A" style:family="table-column">
      <style:table-column-properties style:column-width="13.254cm"/>
    </style:style>
    <style:style style:name="Таблица20.1" style:family="table-row">
      <style:table-row-properties fo:keep-together="auto"/>
    </style:style>
    <style:style style:name="Таблица20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1" style:family="table">
      <style:table-properties style:width="13.254cm" fo:margin-left="0cm" fo:margin-top="0cm" fo:margin-bottom="0cm" table:align="left" style:writing-mode="lr-tb"/>
    </style:style>
    <style:style style:name="Таблица21.A" style:family="table-column">
      <style:table-column-properties style:column-width="13.254cm"/>
    </style:style>
    <style:style style:name="Таблица21.1" style:family="table-row">
      <style:table-row-properties fo:keep-together="auto"/>
    </style:style>
    <style:style style:name="Таблица21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2" style:family="table">
      <style:table-properties style:width="13.254cm" fo:margin-left="0cm" fo:margin-top="0cm" fo:margin-bottom="0cm" table:align="left" style:writing-mode="lr-tb"/>
    </style:style>
    <style:style style:name="Таблица22.A" style:family="table-column">
      <style:table-column-properties style:column-width="13.254cm"/>
    </style:style>
    <style:style style:name="Таблица22.1" style:family="table-row">
      <style:table-row-properties fo:keep-together="auto"/>
    </style:style>
    <style:style style:name="Таблица22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3" style:family="table">
      <style:table-properties style:width="5.242cm" fo:margin-left="0cm" fo:margin-top="0cm" fo:margin-bottom="0cm" table:align="left" style:writing-mode="lr-tb"/>
    </style:style>
    <style:style style:name="Таблица23.A" style:family="table-column">
      <style:table-column-properties style:column-width="5.242cm"/>
    </style:style>
    <style:style style:name="Таблица23.1" style:family="table-row">
      <style:table-row-properties fo:keep-together="auto"/>
    </style:style>
    <style:style style:name="Таблица23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Heading_20_1" style:list-style-name="">
      <style:text-properties officeooo:rsid="00158c6e" officeooo:paragraph-rsid="00158c6e"/>
    </style:style>
    <style:style style:name="P7" style:family="paragraph" style:parent-style-name="Heading_20_1">
      <style:paragraph-properties fo:break-before="page"/>
      <style:text-properties style:font-name="Times New Roman" officeooo:rsid="00158c6e" officeooo:paragraph-rsid="00158c6e"/>
    </style:style>
    <style:style style:name="P8" style:family="paragraph" style:parent-style-name="Heading_20_1">
      <style:paragraph-properties fo:break-before="page"/>
      <style:text-properties style:font-name="Times New Roman" officeooo:rsid="0017cd8a" officeooo:paragraph-rsid="0017cd8a"/>
    </style:style>
    <style:style style:name="P9" style:family="paragraph" style:parent-style-name="Heading_20_1">
      <style:paragraph-properties fo:break-before="page"/>
      <style:text-properties style:font-name="Times New Roman" officeooo:rsid="0019c92b" officeooo:paragraph-rsid="0019c92b"/>
    </style:style>
    <style:style style:name="P10" style:family="paragraph" style:parent-style-name="Heading_20_1">
      <style:paragraph-properties fo:break-before="page"/>
      <style:text-properties style:font-name="Times New Roman" officeooo:paragraph-rsid="0019c92b"/>
    </style:style>
    <style:style style:name="P11" style:family="paragraph" style:parent-style-name="Heading_20_1">
      <style:paragraph-properties fo:break-before="page"/>
      <style:text-properties style:font-name="Times New Roman" officeooo:rsid="0034f399" officeooo:paragraph-rsid="0034f399"/>
    </style:style>
    <style:style style:name="P12" style:family="paragraph" style:parent-style-name="Heading_20_2">
      <style:paragraph-properties fo:break-before="page"/>
      <style:text-properties officeooo:paragraph-rsid="00309c75"/>
    </style:style>
    <style:style style:name="P13" style:family="paragraph" style:parent-style-name="Heading_20_2">
      <style:text-properties style:font-name="Times New Roman" officeooo:paragraph-rsid="002e1361"/>
    </style:style>
    <style:style style:name="P14" style:family="paragraph" style:parent-style-name="Heading_20_2">
      <style:text-properties style:font-name="Times New Roman" officeooo:rsid="00331768" officeooo:paragraph-rsid="00331768"/>
    </style:style>
    <style:style style:name="P15" style:family="paragraph" style:parent-style-name="Heading_20_2">
      <style:text-properties style:font-name="Times New Roman" officeooo:rsid="0019c92b" officeooo:paragraph-rsid="0019c92b"/>
    </style:style>
    <style:style style:name="P16" style:family="paragraph" style:parent-style-name="Heading_20_2">
      <style:text-properties style:font-name="Times New Roman" officeooo:paragraph-rsid="001b8163"/>
    </style:style>
    <style:style style:name="P17" style:family="paragraph" style:parent-style-name="Heading_20_2">
      <style:paragraph-properties fo:break-before="page"/>
      <style:text-properties style:font-name="Times New Roman" officeooo:rsid="00211617" officeooo:paragraph-rsid="00211617"/>
    </style:style>
    <style:style style:name="P18" style:family="paragraph" style:parent-style-name="Heading_20_2">
      <style:text-properties style:font-name="Times New Roman" officeooo:rsid="00235dbe" officeooo:paragraph-rsid="00235dbe"/>
    </style:style>
    <style:style style:name="P19" style:family="paragraph" style:parent-style-name="Heading_20_2">
      <style:text-properties style:font-name="Times New Roman" officeooo:rsid="002853d9" officeooo:paragraph-rsid="002853d9"/>
    </style:style>
    <style:style style:name="P20" style:family="paragraph" style:parent-style-name="Heading_20_3">
      <style:text-properties officeooo:paragraph-rsid="001a0f63"/>
    </style:style>
    <style:style style:name="P21" style:family="paragraph" style:parent-style-name="Heading_20_3">
      <style:text-properties officeooo:paragraph-rsid="002665e1"/>
    </style:style>
    <style:style style:name="P22" style:family="paragraph" style:parent-style-name="Heading_20_4">
      <style:text-properties style:font-name="Times New Roman"/>
    </style:style>
    <style:style style:name="P23" style:family="paragraph" style:parent-style-name="Standard">
      <style:text-properties officeooo:paragraph-rsid="00115a34"/>
    </style:style>
    <style:style style:name="P24" style:family="paragraph" style:parent-style-name="Standard">
      <style:paragraph-properties fo:margin-left="0cm" fo:margin-right="0.998cm" fo:text-align="center" style:justify-single-word="false" fo:orphans="2" fo:widows="2" fo:text-indent="0cm" style:auto-text-indent="false" style:punctuation-wrap="hanging" style:vertical-align="baseline"/>
      <style:text-properties officeooo:paragraph-rsid="00115a34"/>
    </style:style>
    <style:style style:name="P25" style:family="paragraph" style:parent-style-name="Standard">
      <style:paragraph-properties fo:margin-left="0cm" fo:margin-right="0.998cm" fo:text-align="center" style:justify-single-word="false" fo:orphans="2" fo:widows="2" fo:text-indent="0cm" style:auto-text-indent="false" style:punctuation-wrap="hanging"/>
      <style:text-properties officeooo:paragraph-rsid="00115a34"/>
    </style:style>
    <style:style style:name="P26" style:family="paragraph" style:parent-style-name="Standard">
      <style:paragraph-properties fo:text-align="center" style:justify-single-word="false" fo:orphans="2" fo:widows="2"/>
      <style:text-properties officeooo:paragraph-rsid="00115a34"/>
    </style:style>
    <style:style style:name="P27" style:family="paragraph" style:parent-style-name="Standard">
      <style:paragraph-properties fo:text-align="center" style:justify-single-word="false" fo:orphans="0" fo:widows="0"/>
      <style:text-properties officeooo:paragraph-rsid="00115a34"/>
    </style:style>
    <style:style style:name="P28" style:family="paragraph" style:parent-style-name="Standard">
      <style:paragraph-properties fo:margin-left="0cm" fo:margin-right="0.998cm" fo:text-align="center" style:justify-single-word="false" fo:text-indent="0cm" style:auto-text-indent="false" fo:break-before="page" style:punctuation-wrap="hanging" style:vertical-align="baseline"/>
      <style:text-properties officeooo:paragraph-rsid="00115a34"/>
    </style:style>
    <style:style style:name="P29" style:family="paragraph" style:parent-style-name="Standard" style:master-page-name="Standard">
      <style:paragraph-properties fo:margin-left="0cm" fo:margin-right="0.998cm" fo:text-align="center" style:justify-single-word="false" fo:text-indent="0cm" style:auto-text-indent="false" style:page-number="10"/>
      <style:text-properties officeooo:paragraph-rsid="00115a34"/>
    </style:style>
    <style:style style:name="P30" style:family="paragraph" style:parent-style-name="Standard">
      <style:paragraph-properties fo:text-align="center" style:justify-single-word="false" fo:orphans="0" fo:widows="0"/>
      <style:text-properties style:use-window-font-color="true" loext:opacity="0%" style:font-name="Times New Roman1" fo:font-size="10pt" fo:font-style="italic" officeooo:paragraph-rsid="00115a34" style:font-name-asian="Times New Roman2" style:font-size-asian="10pt" style:language-asian="en" style:country-asian="US" style:font-style-asian="italic" style:font-name-complex="Times New Roman2" style:font-size-complex="10pt" style:language-complex="ar" style:country-complex="SA"/>
    </style:style>
    <style:style style:name="P31" style:family="paragraph" style:parent-style-name="Standard">
      <style:paragraph-properties fo:text-align="center" style:justify-single-word="false" fo:orphans="2" fo:widows="2"/>
      <style:text-properties style:use-window-font-color="true" loext:opacity="0%" style:font-name="Times New Roman1" fo:font-size="10pt" fo:font-style="italic" officeooo:paragraph-rsid="00115a34" style:font-name-asian="Times New Roman2" style:font-size-asian="10pt" style:language-asian="en" style:country-asian="US" style:font-style-asian="italic" style:font-name-complex="Times New Roman2" style:font-size-complex="10pt" style:language-complex="ar" style:country-complex="SA"/>
    </style:style>
    <style:style style:name="P32" style:family="paragraph" style:parent-style-name="Standard">
      <style:paragraph-properties fo:text-align="center" style:justify-single-word="false" fo:orphans="2" fo:widows="2"/>
      <style:text-properties style:use-window-font-color="true" loext:opacity="0%" style:font-name="Times New Roman1" fo:font-size="10pt" fo:font-style="italic" officeooo:paragraph-rsid="00115a34" style:font-name-asian="Calibri" style:font-size-asian="10pt" style:language-asian="en" style:country-asian="US" style:font-style-asian="italic" style:font-name-complex="Times New Roman2" style:font-size-complex="10pt" style:language-complex="ar" style:country-complex="SA"/>
    </style:style>
    <style:style style:name="P33" style:family="paragraph" style:parent-style-name="Standard">
      <style:paragraph-properties fo:orphans="0" fo:widows="0"/>
      <style:text-properties style:use-window-font-color="true" loext:opacity="0%" style:font-name="Times New Roman1" fo:font-size="10pt" officeooo:paragraph-rsid="00115a34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P34" style:family="paragraph" style:parent-style-name="Standard">
      <style:paragraph-properties fo:orphans="2" fo:widows="2"/>
      <style:text-properties style:use-window-font-color="true" loext:opacity="0%" style:font-name="Times New Roman1" fo:font-size="10pt" officeooo:paragraph-rsid="00115a34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P35" style:family="paragraph" style:parent-style-name="Standard">
      <style:paragraph-properties fo:text-align="center" style:justify-single-word="false" fo:orphans="2" fo:widows="2"/>
      <style:text-properties style:use-window-font-color="true" loext:opacity="0%" style:font-name="Times New Roman1" fo:font-size="10pt" officeooo:paragraph-rsid="00115a34" style:font-name-asian="Calibri" style:font-size-asian="10pt" style:language-asian="en" style:country-asian="US" style:font-name-complex="Times New Roman2" style:font-size-complex="10pt" style:language-complex="ar" style:country-complex="SA"/>
    </style:style>
    <style:style style:name="P36" style:family="paragraph" style:parent-style-name="Standard">
      <style:paragraph-properties fo:orphans="2" fo:widows="2"/>
      <style:text-properties style:use-window-font-color="true" loext:opacity="0%" style:font-name="Times New Roman1" fo:font-size="10pt" officeooo:paragraph-rsid="00115a34" style:font-name-asian="Calibri" style:font-size-asian="10pt" style:language-asian="en" style:country-asian="US" style:font-name-complex="Times New Roman2" style:font-size-complex="10pt" style:language-complex="ar" style:country-complex="SA"/>
    </style:style>
    <style:style style:name="P37" style:family="paragraph" style:parent-style-name="Standard">
      <style:paragraph-properties fo:text-align="center" style:justify-single-word="false" fo:orphans="2" fo:widows="2"/>
      <style:text-properties style:use-window-font-color="true" loext:opacity="0%" style:font-name="Times New Roman1" fo:font-size="14pt" fo:font-weight="bold" officeooo:paragraph-rsid="00115a34" style:font-name-asian="Times New Roman2" style:font-size-asian="14pt" style:language-asian="en" style:country-asian="US" style:font-weight-asian="bold" style:font-name-complex="Times New Roman2" style:font-size-complex="14pt" style:language-complex="ar" style:country-complex="SA"/>
    </style:style>
    <style:style style:name="P38" style:family="paragraph" style:parent-style-name="Standard">
      <style:paragraph-properties fo:orphans="2" fo:widows="2"/>
      <style:text-properties style:use-window-font-color="true" loext:opacity="0%" style:font-name="Times New Roman1" fo:font-size="14pt" fo:font-weight="bold" officeooo:paragraph-rsid="00115a34" style:font-name-asian="Times New Roman2" style:font-size-asian="14pt" style:language-asian="en" style:country-asian="US" style:font-weight-asian="bold" style:font-name-complex="Times New Roman2" style:font-size-complex="14pt" style:language-complex="ar" style:country-complex="SA"/>
    </style:style>
    <style:style style:name="P39" style:family="paragraph" style:parent-style-name="Standard">
      <style:paragraph-properties fo:text-align="end" style:justify-single-word="false" fo:orphans="2" fo:widows="2"/>
      <style:text-properties style:use-window-font-color="true" loext:opacity="0%" style:font-name="Times New Roman1" fo:font-size="14pt" officeooo:paragraph-rsid="00115a34" style:font-name-asian="Times New Roman2" style:font-size-asian="14pt" style:font-name-complex="Times New Roman2" style:font-size-complex="14pt" style:language-complex="ar" style:country-complex="SA"/>
    </style:style>
    <style:style style:name="P40" style:family="paragraph" style:parent-style-name="Standard">
      <style:paragraph-properties fo:text-align="justify" style:justify-single-word="false" fo:orphans="2" fo:widows="2" style:punctuation-wrap="hanging"/>
      <style:text-properties style:use-window-font-color="true" loext:opacity="0%" style:font-name="Times New Roman1" fo:font-size="14pt" officeooo:paragraph-rsid="00115a34" style:font-name-asian="Times New Roman2" style:font-size-asian="14pt" style:font-name-complex="Times New Roman2" style:font-size-complex="14pt" style:language-complex="ar" style:country-complex="SA"/>
    </style:style>
    <style:style style:name="P41" style:family="paragraph" style:parent-style-name="Standard">
      <style:paragraph-properties fo:orphans="2" fo:widows="2"/>
      <style:text-properties style:use-window-font-color="true" loext:opacity="0%" style:font-name="Times New Roman1" fo:font-size="11pt" officeooo:paragraph-rsid="00115a34" style:font-name-asian="Times New Roman2" style:font-size-asian="11pt" style:language-asian="en" style:country-asian="US" style:font-name-complex="Times New Roman2" style:font-size-complex="11pt" style:language-complex="ar" style:country-complex="SA"/>
    </style:style>
    <style:style style:name="P42" style:family="paragraph" style:parent-style-name="Standard">
      <style:paragraph-properties fo:text-align="center" style:justify-single-word="false" fo:orphans="2" fo:widows="2"/>
      <style:text-properties style:use-window-font-color="true" loext:opacity="0%" style:font-name="Times New Roman1" fo:font-size="11pt" officeooo:paragraph-rsid="00115a34" style:font-name-asian="Times New Roman2" style:font-size-asian="11pt" style:language-asian="en" style:country-asian="US" style:font-name-complex="Times New Roman2" style:font-size-complex="11pt" style:language-complex="ar" style:country-complex="SA"/>
    </style:style>
    <style:style style:name="P43" style:family="paragraph" style:parent-style-name="Standard">
      <style:paragraph-properties fo:text-align="center" style:justify-single-word="false" fo:orphans="0" fo:widows="0"/>
      <style:text-properties style:use-window-font-color="true" loext:opacity="0%" style:font-name="Times New Roman1" fo:font-size="11pt" officeooo:paragraph-rsid="0012d768" style:font-name-asian="Times New Roman2" style:font-size-asian="11pt" style:language-asian="en" style:country-asian="US" style:font-name-complex="Times New Roman2" style:font-size-complex="11pt" style:language-complex="ar" style:country-complex="SA"/>
    </style:style>
    <style:style style:name="P44" style:family="paragraph" style:parent-style-name="Standard">
      <style:paragraph-properties fo:text-align="center" style:justify-single-word="false" fo:orphans="2" fo:widows="2"/>
      <style:text-properties style:use-window-font-color="true" loext:opacity="0%" style:font-name="Times New Roman1" fo:font-size="11pt" fo:font-weight="bold" officeooo:paragraph-rsid="00115a34" style:font-name-asian="Times New Roman2" style:font-size-asian="11pt" style:language-asian="en" style:country-asian="US" style:font-weight-asian="bold" style:font-name-complex="Times New Roman2" style:font-size-complex="11pt" style:language-complex="ar" style:country-complex="SA"/>
    </style:style>
    <style:style style:name="P4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use-window-font-color="true" loext:opacity="0%" style:font-name="Times New Roman1" fo:font-size="11pt" fo:language="ru" fo:country="RU" officeooo:paragraph-rsid="00115a34" style:letter-kerning="false" style:font-name-asian="Calibri" style:font-size-asian="11pt" style:language-asian="en" style:country-asian="US" style:font-name-complex="Times New Roman2" style:font-size-complex="11pt" style:language-complex="ar" style:country-complex="SA"/>
    </style:style>
    <style:style style:name="P4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use-window-font-color="true" loext:opacity="0%" style:font-name="Times New Roman1" fo:font-size="11pt" fo:language="ru" fo:country="RU" fo:font-style="italic" officeooo:paragraph-rsid="0012d768" style:letter-kerning="false" style:font-name-asian="Calibri" style:font-size-asian="11pt" style:language-asian="en" style:country-asian="US" style:font-style-asian="italic" style:font-name-complex="Times New Roman2" style:font-size-complex="11pt" style:language-complex="ar" style:country-complex="SA"/>
    </style:style>
    <style:style style:name="P47" style:family="paragraph" style:parent-style-name="Standard">
      <style:paragraph-properties fo:margin-top="0cm" fo:margin-bottom="0.282cm" style:contextual-spacing="false" fo:line-height="106%" fo:text-align="center" style:justify-single-word="false" fo:orphans="2" fo:widows="2"/>
      <style:text-properties style:use-window-font-color="true" loext:opacity="0%" style:font-name="Times New Roman1" fo:font-size="11pt" officeooo:paragraph-rsid="00115a34" style:font-name-asian="Calibri" style:font-size-asian="11pt" style:language-asian="en" style:country-asian="US" style:font-name-complex="Times New Roman2" style:font-size-complex="11pt" style:language-complex="ar" style:country-complex="SA"/>
    </style:style>
    <style:style style:name="P48" style:family="paragraph" style:parent-style-name="Standard">
      <style:paragraph-properties fo:text-align="center" style:justify-single-word="false" fo:orphans="2" fo:widows="2"/>
      <style:text-properties style:use-window-font-color="true" loext:opacity="0%" style:font-name="Times New Roman1" officeooo:paragraph-rsid="00115a34" style:font-name-asian="Calibri" style:language-asian="en" style:country-asian="US" style:font-name-complex="Times New Roman2" style:language-complex="ar" style:country-complex="SA"/>
    </style:style>
    <style:style style:name="P49" style:family="paragraph" style:parent-style-name="Standard">
      <style:paragraph-properties fo:orphans="2" fo:widows="2"/>
      <style:text-properties style:use-window-font-color="true" loext:opacity="0%" style:font-name="Times New Roman1" officeooo:paragraph-rsid="00115a34" style:font-name-asian="Calibri" style:language-asian="en" style:country-asian="US" style:font-name-complex="Times New Roman2" style:language-complex="ar" style:country-complex="SA"/>
    </style:style>
    <style:style style:name="P50" style:family="paragraph" style:parent-style-name="Standard">
      <style:paragraph-properties fo:text-align="center" style:justify-single-word="false" fo:orphans="0" fo:widows="0"/>
      <style:text-properties style:use-window-font-color="true" loext:opacity="0%" officeooo:rsid="00115a34" officeooo:paragraph-rsid="00115a34"/>
    </style:style>
    <style:style style:name="P51" style:family="paragraph" style:parent-style-name="Standard">
      <style:paragraph-properties fo:text-align="justify" style:justify-single-word="false" fo:orphans="0" fo:widows="0" style:punctuation-wrap="hanging"/>
      <style:text-properties officeooo:paragraph-rsid="00115a34"/>
    </style:style>
    <style:style style:name="P52" style:family="paragraph" style:parent-style-name="Standard">
      <style:paragraph-properties fo:text-align="justify" style:justify-single-word="false" fo:orphans="0" fo:widows="0"/>
      <style:text-properties officeooo:paragraph-rsid="00115a34"/>
    </style:style>
    <style:style style:name="P53" style:family="paragraph" style:parent-style-name="Standard">
      <style:paragraph-properties fo:orphans="0" fo:widows="0"/>
      <style:text-properties officeooo:paragraph-rsid="00115a34"/>
    </style:style>
    <style:style style:name="P54" style:family="paragraph" style:parent-style-name="Standard">
      <style:paragraph-properties fo:orphans="2" fo:widows="2"/>
      <style:text-properties officeooo:paragraph-rsid="00115a34"/>
    </style:style>
    <style:style style:name="P55" style:family="paragraph" style:parent-style-name="Standard">
      <style:paragraph-properties fo:orphans="2" fo:widows="2"/>
      <style:text-properties officeooo:paragraph-rsid="0012d768"/>
    </style:style>
    <style:style style:name="P56" style:family="paragraph" style:parent-style-name="Standard">
      <style:text-properties officeooo:paragraph-rsid="00115a34" style:font-name-asian="Courier New"/>
    </style:style>
    <style:style style:name="P5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11pt" fo:language="ru" fo:country="RU" officeooo:paragraph-rsid="00115a34" style:letter-kerning="false" style:font-name-asian="Calibri" style:font-size-asian="11pt" style:language-asian="en" style:country-asian="US" style:font-name-complex="Times New Roman2" style:font-size-complex="11pt" style:language-complex="ar" style:country-complex="SA"/>
    </style:style>
    <style:style style:name="P5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1pt" fo:language="ru" fo:country="RU" officeooo:paragraph-rsid="00115a34" style:letter-kerning="false" style:font-name-asian="Calibri" style:font-size-asian="11pt" style:language-asian="en" style:country-asian="US" style:font-name-complex="Times New Roman2" style:font-size-complex="11pt" style:language-complex="ar" style:country-complex="SA"/>
    </style:style>
    <style:style style:name="P5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1pt" fo:language="ru" fo:country="RU" officeooo:paragraph-rsid="0012d768" style:letter-kerning="false" style:font-name-asian="Calibri" style:font-size-asian="11pt" style:language-asian="en" style:country-asian="US" style:font-name-complex="Times New Roman2" style:font-size-complex="11pt" style:language-complex="ar" style:country-complex="SA"/>
    </style:style>
    <style:style style:name="P6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font-size="11pt" fo:language="ru" fo:country="RU" officeooo:paragraph-rsid="0012d768" style:letter-kerning="false" style:font-size-asian="11pt" style:language-asian="en" style:country-asian="US" style:font-name-complex="Times New Roman2" style:font-size-complex="11pt" style:language-complex="ar" style:country-complex="SA"/>
    </style:style>
    <style:style style:name="P6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1pt" fo:language="ru" fo:country="RU" officeooo:paragraph-rsid="00115a34" style:letter-kerning="false" style:font-size-asian="11pt" style:language-asian="en" style:country-asian="US" style:font-name-complex="Times New Roman2" style:font-size-complex="11pt" style:language-complex="ar" style:country-complex="SA"/>
    </style:style>
    <style:style style:name="P6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1pt" fo:language="ru" fo:country="RU" officeooo:paragraph-rsid="0012d768" style:letter-kerning="false" style:font-size-asian="11pt" style:language-asian="en" style:country-asian="US" style:font-name-complex="Times New Roman2" style:font-size-complex="11pt" style:language-complex="ar" style:country-complex="SA"/>
    </style:style>
    <style:style style:name="P6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11pt" officeooo:paragraph-rsid="00115a34" style:letter-kerning="false" style:font-name-asian="Calibri" style:font-size-asian="11pt" style:language-asian="en" style:country-asian="US" style:font-name-complex="Times New Roman2" style:font-size-complex="11pt" style:language-complex="ar" style:country-complex="SA"/>
    </style:style>
    <style:style style:name="P6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1pt" officeooo:paragraph-rsid="00115a34" style:letter-kerning="false" style:font-name-asian="Calibri" style:font-size-asian="11pt" style:language-asian="en" style:country-asian="US" style:font-name-complex="Times New Roman2" style:font-size-complex="11pt" style:language-complex="ar" style:country-complex="SA"/>
    </style:style>
    <style:style style:name="P6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color="#000000" loext:opacity="100%" fo:font-size="11pt" fo:language="ru" fo:country="RU" officeooo:rsid="0012d768" officeooo:paragraph-rsid="0012d768" style:letter-kerning="false" style:font-size-asian="11pt" style:language-asian="en" style:country-asian="US" style:font-name-complex="Times New Roman2" style:font-size-complex="11pt" style:language-complex="ar" style:country-complex="SA"/>
    </style:style>
    <style:style style:name="P66" style:family="paragraph" style:parent-style-name="Standard">
      <style:paragraph-properties fo:text-align="justify" style:justify-single-word="false" fo:orphans="0" fo:widows="0"/>
      <style:text-properties fo:color="#000000" loext:opacity="100%" officeooo:paragraph-rsid="00115a34"/>
    </style:style>
    <style:style style:name="P67" style:family="paragraph" style:parent-style-name="Text_20_body" style:list-style-name="L1"/>
    <style:style style:name="P68" style:family="paragraph" style:parent-style-name="Text_20_body" style:list-style-name="L2"/>
    <style:style style:name="P69" style:family="paragraph" style:parent-style-name="Text_20_body" style:list-style-name="L3"/>
    <style:style style:name="P70" style:family="paragraph" style:parent-style-name="Text_20_body" style:list-style-name="L7"/>
    <style:style style:name="P71" style:family="paragraph" style:parent-style-name="Text_20_body" style:list-style-name="L7">
      <style:paragraph-properties fo:margin-top="0cm" fo:margin-bottom="0cm" style:contextual-spacing="false"/>
    </style:style>
    <style:style style:name="P72" style:family="paragraph" style:parent-style-name="Text_20_body" style:list-style-name="L9"/>
    <style:style style:name="P73" style:family="paragraph" style:parent-style-name="Text_20_body" style:list-style-name="L17"/>
    <style:style style:name="P74" style:family="paragraph" style:parent-style-name="Text_20_body" style:list-style-name="L17">
      <style:paragraph-properties fo:margin-top="0cm" fo:margin-bottom="0cm" style:contextual-spacing="false"/>
    </style:style>
    <style:style style:name="P75" style:family="paragraph" style:parent-style-name="Text_20_body" style:list-style-name="L18"/>
    <style:style style:name="P76" style:family="paragraph" style:parent-style-name="Text_20_body" style:list-style-name="L18">
      <style:paragraph-properties fo:margin-top="0cm" fo:margin-bottom="0cm" style:contextual-spacing="false"/>
    </style:style>
    <style:style style:name="P77" style:family="paragraph" style:parent-style-name="Text_20_body" style:list-style-name="L19"/>
    <style:style style:name="P78" style:family="paragraph" style:parent-style-name="Text_20_body" style:list-style-name="L19">
      <style:paragraph-properties fo:margin-top="0cm" fo:margin-bottom="0cm" style:contextual-spacing="false"/>
    </style:style>
    <style:style style:name="P79" style:family="paragraph" style:parent-style-name="Text_20_body" style:list-style-name="L20"/>
    <style:style style:name="P80" style:family="paragraph" style:parent-style-name="Text_20_body" style:list-style-name="L20">
      <style:paragraph-properties fo:margin-top="0cm" fo:margin-bottom="0cm" style:contextual-spacing="false"/>
    </style:style>
    <style:style style:name="P81" style:family="paragraph" style:parent-style-name="Text_20_body" style:list-style-name="L21"/>
    <style:style style:name="P82" style:family="paragraph" style:parent-style-name="Text_20_body" style:list-style-name="L21">
      <style:paragraph-properties fo:margin-top="0cm" fo:margin-bottom="0cm" style:contextual-spacing="false"/>
    </style:style>
    <style:style style:name="P83" style:family="paragraph" style:parent-style-name="Text_20_body" style:list-style-name="L22"/>
    <style:style style:name="P84" style:family="paragraph" style:parent-style-name="Text_20_body" style:list-style-name="L22">
      <style:paragraph-properties fo:margin-top="0cm" fo:margin-bottom="0cm" style:contextual-spacing="false"/>
    </style:style>
    <style:style style:name="P85" style:family="paragraph" style:parent-style-name="Text_20_body" style:list-style-name="L23"/>
    <style:style style:name="P86" style:family="paragraph" style:parent-style-name="Text_20_body" style:list-style-name="L24"/>
    <style:style style:name="P87" style:family="paragraph" style:parent-style-name="Text_20_body" style:list-style-name="L24">
      <style:paragraph-properties fo:margin-top="0cm" fo:margin-bottom="0cm" style:contextual-spacing="false"/>
    </style:style>
    <style:style style:name="P88" style:family="paragraph" style:parent-style-name="Text_20_body" style:list-style-name="L25"/>
    <style:style style:name="P89" style:family="paragraph" style:parent-style-name="Text_20_body" style:list-style-name="L25">
      <style:paragraph-properties fo:margin-top="0cm" fo:margin-bottom="0cm" style:contextual-spacing="false"/>
    </style:style>
    <style:style style:name="P90" style:family="paragraph" style:parent-style-name="Text_20_body" style:list-style-name="L26"/>
    <style:style style:name="P91" style:family="paragraph" style:parent-style-name="Text_20_body" style:list-style-name="L26">
      <style:paragraph-properties fo:margin-top="0cm" fo:margin-bottom="0cm" style:contextual-spacing="false"/>
    </style:style>
    <style:style style:name="P92" style:family="paragraph" style:parent-style-name="Text_20_body" style:list-style-name="L27"/>
    <style:style style:name="P93" style:family="paragraph" style:parent-style-name="Text_20_body" style:list-style-name="L27">
      <style:paragraph-properties fo:margin-top="0cm" fo:margin-bottom="0cm" style:contextual-spacing="false"/>
    </style:style>
    <style:style style:name="P94" style:family="paragraph" style:parent-style-name="Text_20_body" style:list-style-name="L28">
      <style:paragraph-properties fo:margin-top="0cm" fo:margin-bottom="0cm" style:contextual-spacing="false"/>
    </style:style>
    <style:style style:name="P95" style:family="paragraph" style:parent-style-name="Text_20_body" style:list-style-name="L29"/>
    <style:style style:name="P96" style:family="paragraph" style:parent-style-name="Text_20_body" style:list-style-name="L35"/>
    <style:style style:name="P97" style:family="paragraph" style:parent-style-name="Text_20_body" style:list-style-name="L35">
      <style:paragraph-properties fo:margin-top="0cm" fo:margin-bottom="0cm" style:contextual-spacing="false"/>
    </style:style>
    <style:style style:name="P98" style:family="paragraph" style:parent-style-name="Text_20_body" style:list-style-name="L39"/>
    <style:style style:name="P99" style:family="paragraph" style:parent-style-name="Text_20_body" style:list-style-name="L40"/>
    <style:style style:name="P100" style:family="paragraph" style:parent-style-name="Text_20_body" style:list-style-name="L40">
      <style:paragraph-properties fo:margin-top="0cm" fo:margin-bottom="0cm" style:contextual-spacing="false"/>
    </style:style>
    <style:style style:name="P101" style:family="paragraph" style:parent-style-name="Text_20_body" style:list-style-name="L41"/>
    <style:style style:name="P102" style:family="paragraph" style:parent-style-name="Text_20_body" style:list-style-name="L41">
      <style:paragraph-properties fo:margin-top="0cm" fo:margin-bottom="0cm" style:contextual-spacing="false"/>
    </style:style>
    <style:style style:name="P103" style:family="paragraph" style:parent-style-name="Text_20_body" style:list-style-name="L43"/>
    <style:style style:name="P104" style:family="paragraph" style:parent-style-name="Text_20_body" style:list-style-name="L43">
      <style:paragraph-properties fo:margin-top="0cm" fo:margin-bottom="0cm" style:contextual-spacing="false"/>
    </style:style>
    <style:style style:name="P105" style:family="paragraph" style:parent-style-name="Text_20_body" style:list-style-name="L47"/>
    <style:style style:name="P106" style:family="paragraph" style:parent-style-name="Text_20_body" style:list-style-name="L47">
      <style:paragraph-properties fo:margin-top="0cm" fo:margin-bottom="0cm" style:contextual-spacing="false"/>
    </style:style>
    <style:style style:name="P107" style:family="paragraph" style:parent-style-name="Text_20_body" style:list-style-name="L48">
      <style:paragraph-properties fo:margin-top="0cm" fo:margin-bottom="0cm" style:contextual-spacing="false"/>
    </style:style>
    <style:style style:name="P108" style:family="paragraph" style:parent-style-name="Text_20_body" style:list-style-name="L49"/>
    <style:style style:name="P109" style:family="paragraph" style:parent-style-name="Text_20_body" style:list-style-name="L50"/>
    <style:style style:name="P110" style:family="paragraph" style:parent-style-name="Text_20_body" style:list-style-name="L50">
      <style:paragraph-properties fo:margin-top="0cm" fo:margin-bottom="0cm" style:contextual-spacing="false"/>
    </style:style>
    <style:style style:name="P111" style:family="paragraph" style:parent-style-name="Text_20_body" style:list-style-name="L51"/>
    <style:style style:name="P112" style:family="paragraph" style:parent-style-name="Text_20_body" style:list-style-name="L51">
      <style:paragraph-properties fo:margin-top="0cm" fo:margin-bottom="0cm" style:contextual-spacing="false"/>
    </style:style>
    <style:style style:name="P113" style:family="paragraph" style:parent-style-name="Text_20_body" style:list-style-name="L57"/>
    <style:style style:name="P114" style:family="paragraph" style:parent-style-name="Text_20_body" style:list-style-name="L57">
      <style:paragraph-properties fo:margin-top="0cm" fo:margin-bottom="0cm" style:contextual-spacing="false"/>
    </style:style>
    <style:style style:name="P115" style:family="paragraph" style:parent-style-name="Text_20_body" style:list-style-name="L58"/>
    <style:style style:name="P116" style:family="paragraph" style:parent-style-name="Text_20_body" style:list-style-name="L58">
      <style:paragraph-properties fo:margin-top="0cm" fo:margin-bottom="0cm" style:contextual-spacing="false"/>
    </style:style>
    <style:style style:name="P117" style:family="paragraph" style:parent-style-name="Text_20_body" style:list-style-name="L59"/>
    <style:style style:name="P118" style:family="paragraph" style:parent-style-name="Text_20_body" style:list-style-name="L59">
      <style:paragraph-properties fo:margin-top="0cm" fo:margin-bottom="0cm" style:contextual-spacing="false"/>
    </style:style>
    <style:style style:name="P119" style:family="paragraph" style:parent-style-name="Text_20_body" style:list-style-name="L64"/>
    <style:style style:name="P120" style:family="paragraph" style:parent-style-name="Text_20_body" style:list-style-name="L64">
      <style:paragraph-properties fo:margin-top="0cm" fo:margin-bottom="0cm" style:contextual-spacing="false"/>
    </style:style>
    <style:style style:name="P121" style:family="paragraph" style:parent-style-name="Text_20_body" style:list-style-name="L65">
      <style:paragraph-properties fo:margin-top="0cm" fo:margin-bottom="0cm" style:contextual-spacing="false"/>
    </style:style>
    <style:style style:name="P122" style:family="paragraph" style:parent-style-name="Text_20_body" style:list-style-name="L68"/>
    <style:style style:name="P123" style:family="paragraph" style:parent-style-name="Text_20_body" style:list-style-name="L68">
      <style:paragraph-properties fo:margin-top="0cm" fo:margin-bottom="0cm" style:contextual-spacing="false"/>
    </style:style>
    <style:style style:name="P124" style:family="paragraph" style:parent-style-name="Text_20_body" style:list-style-name="L69">
      <style:paragraph-properties fo:margin-top="0cm" fo:margin-bottom="0cm" style:contextual-spacing="false"/>
    </style:style>
    <style:style style:name="P125" style:family="paragraph" style:parent-style-name="Text_20_body">
      <style:text-properties officeooo:paragraph-rsid="00331768"/>
    </style:style>
    <style:style style:name="P126" style:family="paragraph" style:parent-style-name="Text_20_body">
      <style:text-properties officeooo:paragraph-rsid="0034b817"/>
    </style:style>
    <style:style style:name="P127" style:family="paragraph" style:parent-style-name="Text_20_body" style:list-style-name="L94"/>
    <style:style style:name="P128" style:family="paragraph" style:parent-style-name="Text_20_body">
      <style:text-properties style:font-name="Times New Roman" officeooo:paragraph-rsid="00158c6e"/>
    </style:style>
    <style:style style:name="P129" style:family="paragraph" style:parent-style-name="Text_20_body">
      <style:text-properties style:font-name="Times New Roman"/>
    </style:style>
    <style:style style:name="P130" style:family="paragraph" style:parent-style-name="Text_20_body">
      <style:text-properties style:font-name="Times New Roman" officeooo:paragraph-rsid="0019c92b"/>
    </style:style>
    <style:style style:name="P131" style:family="paragraph" style:parent-style-name="Text_20_body" style:list-style-name="L42">
      <style:paragraph-properties fo:margin-top="0cm" fo:margin-bottom="0cm" style:contextual-spacing="false"/>
      <style:text-properties style:font-name="Times New Roman"/>
    </style:style>
    <style:style style:name="P132" style:family="paragraph" style:parent-style-name="Text_20_body" style:list-style-name="L42">
      <style:text-properties style:font-name="Times New Roman"/>
    </style:style>
    <style:style style:name="P133" style:family="paragraph" style:parent-style-name="Text_20_body" style:list-style-name="L44">
      <style:paragraph-properties fo:margin-top="0cm" fo:margin-bottom="0cm" style:contextual-spacing="false"/>
      <style:text-properties style:font-name="Times New Roman"/>
    </style:style>
    <style:style style:name="P134" style:family="paragraph" style:parent-style-name="Text_20_body" style:list-style-name="L44">
      <style:text-properties style:font-name="Times New Roman"/>
    </style:style>
    <style:style style:name="P135" style:family="paragraph" style:parent-style-name="Text_20_body" style:list-style-name="L45">
      <style:paragraph-properties fo:margin-top="0cm" fo:margin-bottom="0cm" style:contextual-spacing="false"/>
      <style:text-properties style:font-name="Times New Roman"/>
    </style:style>
    <style:style style:name="P136" style:family="paragraph" style:parent-style-name="Text_20_body" style:list-style-name="L45">
      <style:text-properties style:font-name="Times New Roman"/>
    </style:style>
    <style:style style:name="P137" style:family="paragraph" style:parent-style-name="Text_20_body" style:list-style-name="L46">
      <style:text-properties style:font-name="Times New Roman"/>
    </style:style>
    <style:style style:name="P138" style:family="paragraph" style:parent-style-name="Text_20_body" style:list-style-name="L48">
      <style:text-properties style:font-name="Times New Roman"/>
    </style:style>
    <style:style style:name="P139" style:family="paragraph" style:parent-style-name="Text_20_body" style:list-style-name="L49">
      <style:paragraph-properties fo:margin-top="0cm" fo:margin-bottom="0cm" style:contextual-spacing="false"/>
      <style:text-properties style:font-name="Times New Roman"/>
    </style:style>
    <style:style style:name="P140" style:family="paragraph" style:parent-style-name="Text_20_body">
      <style:text-properties style:font-name="Times New Roman" officeooo:paragraph-rsid="00309c75"/>
    </style:style>
    <style:style style:name="P141" style:family="paragraph" style:parent-style-name="Text_20_body" style:list-style-name="L59">
      <style:paragraph-properties fo:margin-top="0cm" fo:margin-bottom="0cm" style:contextual-spacing="false"/>
      <style:text-properties style:font-name="Times New Roman"/>
    </style:style>
    <style:style style:name="P142" style:family="paragraph" style:parent-style-name="Text_20_body" style:list-style-name="L60">
      <style:paragraph-properties fo:margin-top="0cm" fo:margin-bottom="0cm" style:contextual-spacing="false"/>
      <style:text-properties style:font-name="Times New Roman"/>
    </style:style>
    <style:style style:name="P143" style:family="paragraph" style:parent-style-name="Text_20_body" style:list-style-name="L60">
      <style:text-properties style:font-name="Times New Roman"/>
    </style:style>
    <style:style style:name="P144" style:family="paragraph" style:parent-style-name="Text_20_body" style:list-style-name="L61">
      <style:paragraph-properties fo:margin-top="0cm" fo:margin-bottom="0cm" style:contextual-spacing="false"/>
      <style:text-properties style:font-name="Times New Roman"/>
    </style:style>
    <style:style style:name="P145" style:family="paragraph" style:parent-style-name="Text_20_body" style:list-style-name="L61">
      <style:text-properties style:font-name="Times New Roman"/>
    </style:style>
    <style:style style:name="P146" style:family="paragraph" style:parent-style-name="Text_20_body" style:list-style-name="L62">
      <style:paragraph-properties fo:margin-top="0cm" fo:margin-bottom="0cm" style:contextual-spacing="false"/>
      <style:text-properties style:font-name="Times New Roman"/>
    </style:style>
    <style:style style:name="P147" style:family="paragraph" style:parent-style-name="Text_20_body" style:list-style-name="L62">
      <style:text-properties style:font-name="Times New Roman"/>
    </style:style>
    <style:style style:name="P148" style:family="paragraph" style:parent-style-name="Text_20_body" style:list-style-name="L63">
      <style:paragraph-properties fo:margin-top="0cm" fo:margin-bottom="0cm" style:contextual-spacing="false"/>
      <style:text-properties style:font-name="Times New Roman"/>
    </style:style>
    <style:style style:name="P149" style:family="paragraph" style:parent-style-name="Text_20_body" style:list-style-name="L63">
      <style:text-properties style:font-name="Times New Roman"/>
    </style:style>
    <style:style style:name="P150" style:family="paragraph" style:parent-style-name="Text_20_body" style:list-style-name="L65">
      <style:paragraph-properties fo:margin-top="0cm" fo:margin-bottom="0cm" style:contextual-spacing="false"/>
      <style:text-properties style:font-name="Times New Roman"/>
    </style:style>
    <style:style style:name="P151" style:family="paragraph" style:parent-style-name="Text_20_body" style:list-style-name="L65">
      <style:text-properties style:font-name="Times New Roman"/>
    </style:style>
    <style:style style:name="P152" style:family="paragraph" style:parent-style-name="Text_20_body" style:list-style-name="L66">
      <style:paragraph-properties fo:margin-top="0cm" fo:margin-bottom="0cm" style:contextual-spacing="false"/>
      <style:text-properties style:font-name="Times New Roman"/>
    </style:style>
    <style:style style:name="P153" style:family="paragraph" style:parent-style-name="Text_20_body" style:list-style-name="L66">
      <style:text-properties style:font-name="Times New Roman"/>
    </style:style>
    <style:style style:name="P154" style:family="paragraph" style:parent-style-name="Text_20_body" style:list-style-name="L67">
      <style:paragraph-properties fo:margin-top="0cm" fo:margin-bottom="0cm" style:contextual-spacing="false"/>
      <style:text-properties style:font-name="Times New Roman"/>
    </style:style>
    <style:style style:name="P155" style:family="paragraph" style:parent-style-name="Text_20_body" style:list-style-name="L67">
      <style:text-properties style:font-name="Times New Roman"/>
    </style:style>
    <style:style style:name="P156" style:family="paragraph" style:parent-style-name="Text_20_body" style:list-style-name="L69">
      <style:paragraph-properties fo:margin-top="0cm" fo:margin-bottom="0cm" style:contextual-spacing="false"/>
      <style:text-properties style:font-name="Times New Roman"/>
    </style:style>
    <style:style style:name="P157" style:family="paragraph" style:parent-style-name="Text_20_body" style:list-style-name="L69">
      <style:text-properties style:font-name="Times New Roman"/>
    </style:style>
    <style:style style:name="P158" style:family="paragraph" style:parent-style-name="Text_20_body">
      <style:text-properties style:font-name="Times New Roman" officeooo:paragraph-rsid="00331768"/>
    </style:style>
    <style:style style:name="P159" style:family="paragraph" style:parent-style-name="Text_20_body" style:list-style-name="L71">
      <style:paragraph-properties fo:margin-top="0cm" fo:margin-bottom="0cm" style:contextual-spacing="false"/>
      <style:text-properties style:font-name="Times New Roman"/>
    </style:style>
    <style:style style:name="P160" style:family="paragraph" style:parent-style-name="Text_20_body" style:list-style-name="L71">
      <style:text-properties style:font-name="Times New Roman" officeooo:paragraph-rsid="0034b817"/>
    </style:style>
    <style:style style:name="P161" style:family="paragraph" style:parent-style-name="Text_20_body" style:list-style-name="L73">
      <style:paragraph-properties fo:margin-top="0cm" fo:margin-bottom="0cm" style:contextual-spacing="false"/>
      <style:text-properties style:font-name="Times New Roman"/>
    </style:style>
    <style:style style:name="P162" style:family="paragraph" style:parent-style-name="Text_20_body" style:list-style-name="L73">
      <style:text-properties style:font-name="Times New Roman"/>
    </style:style>
    <style:style style:name="P163" style:family="paragraph" style:parent-style-name="Text_20_body" style:list-style-name="L75">
      <style:paragraph-properties fo:margin-top="0cm" fo:margin-bottom="0cm" style:contextual-spacing="false"/>
      <style:text-properties style:font-name="Times New Roman"/>
    </style:style>
    <style:style style:name="P164" style:family="paragraph" style:parent-style-name="Text_20_body" style:list-style-name="L75">
      <style:text-properties style:font-name="Times New Roman"/>
    </style:style>
    <style:style style:name="P165" style:family="paragraph" style:parent-style-name="Text_20_body" style:list-style-name="L77">
      <style:text-properties style:font-name="Times New Roman"/>
    </style:style>
    <style:style style:name="P166" style:family="paragraph" style:parent-style-name="Text_20_body" style:list-style-name="L79">
      <style:paragraph-properties fo:margin-top="0cm" fo:margin-bottom="0cm" style:contextual-spacing="false"/>
      <style:text-properties style:font-name="Times New Roman"/>
    </style:style>
    <style:style style:name="P167" style:family="paragraph" style:parent-style-name="Text_20_body" style:list-style-name="L79">
      <style:text-properties style:font-name="Times New Roman"/>
    </style:style>
    <style:style style:name="P168" style:family="paragraph" style:parent-style-name="Text_20_body" style:list-style-name="L81">
      <style:paragraph-properties fo:margin-top="0cm" fo:margin-bottom="0cm" style:contextual-spacing="false"/>
      <style:text-properties style:font-name="Times New Roman"/>
    </style:style>
    <style:style style:name="P169" style:family="paragraph" style:parent-style-name="Text_20_body" style:list-style-name="L81">
      <style:text-properties style:font-name="Times New Roman"/>
    </style:style>
    <style:style style:name="P170" style:family="paragraph" style:parent-style-name="Text_20_body" style:list-style-name="L83">
      <style:paragraph-properties fo:margin-top="0cm" fo:margin-bottom="0cm" style:contextual-spacing="false"/>
      <style:text-properties style:font-name="Times New Roman"/>
    </style:style>
    <style:style style:name="P171" style:family="paragraph" style:parent-style-name="Text_20_body" style:list-style-name="L83">
      <style:text-properties style:font-name="Times New Roman"/>
    </style:style>
    <style:style style:name="P172" style:family="paragraph" style:parent-style-name="Text_20_body" style:list-style-name="L85">
      <style:paragraph-properties fo:margin-top="0cm" fo:margin-bottom="0cm" style:contextual-spacing="false"/>
      <style:text-properties style:font-name="Times New Roman"/>
    </style:style>
    <style:style style:name="P173" style:family="paragraph" style:parent-style-name="Text_20_body" style:list-style-name="L85">
      <style:text-properties style:font-name="Times New Roman"/>
    </style:style>
    <style:style style:name="P174" style:family="paragraph" style:parent-style-name="Text_20_body" style:list-style-name="L87">
      <style:paragraph-properties fo:margin-top="0cm" fo:margin-bottom="0cm" style:contextual-spacing="false"/>
      <style:text-properties style:font-name="Times New Roman"/>
    </style:style>
    <style:style style:name="P175" style:family="paragraph" style:parent-style-name="Text_20_body" style:list-style-name="L87">
      <style:text-properties style:font-name="Times New Roman"/>
    </style:style>
    <style:style style:name="P176" style:family="paragraph" style:parent-style-name="Text_20_body" style:list-style-name="L89">
      <style:paragraph-properties fo:margin-top="0cm" fo:margin-bottom="0cm" style:contextual-spacing="false"/>
      <style:text-properties style:font-name="Times New Roman"/>
    </style:style>
    <style:style style:name="P177" style:family="paragraph" style:parent-style-name="Text_20_body" style:list-style-name="L89">
      <style:text-properties style:font-name="Times New Roman"/>
    </style:style>
    <style:style style:name="P178" style:family="paragraph" style:parent-style-name="Text_20_body" style:list-style-name="L91">
      <style:text-properties style:font-name="Times New Roman"/>
    </style:style>
    <style:style style:name="P179" style:family="paragraph" style:parent-style-name="Text_20_body" style:list-style-name="L93">
      <style:paragraph-properties fo:margin-top="0cm" fo:margin-bottom="0cm" style:contextual-spacing="false"/>
      <style:text-properties style:font-name="Times New Roman"/>
    </style:style>
    <style:style style:name="P180" style:family="paragraph" style:parent-style-name="Text_20_body" style:list-style-name="L93">
      <style:text-properties style:font-name="Times New Roman"/>
    </style:style>
    <style:style style:name="P181" style:family="paragraph" style:parent-style-name="Text_20_body">
      <style:text-properties style:font-name="Times New Roman" officeooo:rsid="0019c92b" officeooo:paragraph-rsid="0019c92b"/>
    </style:style>
    <style:style style:name="P182" style:family="paragraph" style:parent-style-name="Text_20_body" style:list-style-name="L2">
      <style:paragraph-properties fo:margin-top="0cm" fo:margin-bottom="0cm" style:contextual-spacing="false"/>
      <style:text-properties style:font-name="Times New Roman"/>
    </style:style>
    <style:style style:name="P183" style:family="paragraph" style:parent-style-name="Text_20_body" style:list-style-name="L2">
      <style:text-properties style:font-name="Times New Roman"/>
    </style:style>
    <style:style style:name="P184" style:family="paragraph" style:parent-style-name="Text_20_body" style:list-style-name="L3">
      <style:paragraph-properties fo:margin-top="0cm" fo:margin-bottom="0cm" style:contextual-spacing="false"/>
      <style:text-properties style:font-name="Times New Roman"/>
    </style:style>
    <style:style style:name="P185" style:family="paragraph" style:parent-style-name="Text_20_body" style:list-style-name="L3">
      <style:text-properties style:font-name="Times New Roman"/>
    </style:style>
    <style:style style:name="P186" style:family="paragraph" style:parent-style-name="Text_20_body">
      <style:text-properties style:font-name="Times New Roman" officeooo:paragraph-rsid="001a0f63"/>
    </style:style>
    <style:style style:name="P187" style:family="paragraph" style:parent-style-name="Text_20_body">
      <style:text-properties style:font-name="Times New Roman" officeooo:paragraph-rsid="001b8163"/>
    </style:style>
    <style:style style:name="P188" style:family="paragraph" style:parent-style-name="Text_20_body" style:list-style-name="L5">
      <style:paragraph-properties fo:margin-top="0cm" fo:margin-bottom="0cm" style:contextual-spacing="false"/>
      <style:text-properties style:font-name="Times New Roman"/>
    </style:style>
    <style:style style:name="P189" style:family="paragraph" style:parent-style-name="Text_20_body" style:list-style-name="L5">
      <style:text-properties style:font-name="Times New Roman"/>
    </style:style>
    <style:style style:name="P190" style:family="paragraph" style:parent-style-name="Text_20_body" style:list-style-name="L6">
      <style:paragraph-properties fo:margin-top="0cm" fo:margin-bottom="0cm" style:contextual-spacing="false"/>
      <style:text-properties style:font-name="Times New Roman"/>
    </style:style>
    <style:style style:name="P191" style:family="paragraph" style:parent-style-name="Text_20_body" style:list-style-name="L6">
      <style:text-properties style:font-name="Times New Roman"/>
    </style:style>
    <style:style style:name="P192" style:family="paragraph" style:parent-style-name="Text_20_body" style:list-style-name="L8">
      <style:text-properties style:font-name="Times New Roman"/>
    </style:style>
    <style:style style:name="P193" style:family="paragraph" style:parent-style-name="Text_20_body" style:list-style-name="L10">
      <style:text-properties style:font-name="Times New Roman"/>
    </style:style>
    <style:style style:name="P194" style:family="paragraph" style:parent-style-name="Text_20_body" style:list-style-name="L11">
      <style:text-properties style:font-name="Times New Roman"/>
    </style:style>
    <style:style style:name="P195" style:family="paragraph" style:parent-style-name="Text_20_body" style:list-style-name="L12">
      <style:paragraph-properties fo:margin-top="0cm" fo:margin-bottom="0cm" style:contextual-spacing="false"/>
      <style:text-properties style:font-name="Times New Roman"/>
    </style:style>
    <style:style style:name="P196" style:family="paragraph" style:parent-style-name="Text_20_body" style:list-style-name="L12">
      <style:text-properties style:font-name="Times New Roman"/>
    </style:style>
    <style:style style:name="P197" style:family="paragraph" style:parent-style-name="Text_20_body" style:list-style-name="L13">
      <style:text-properties style:font-name="Times New Roman"/>
    </style:style>
    <style:style style:name="P198" style:family="paragraph" style:parent-style-name="Text_20_body" style:list-style-name="L14">
      <style:text-properties style:font-name="Times New Roman"/>
    </style:style>
    <style:style style:name="P199" style:family="paragraph" style:parent-style-name="Text_20_body" style:list-style-name="L15">
      <style:text-properties style:font-name="Times New Roman"/>
    </style:style>
    <style:style style:name="P200" style:family="paragraph" style:parent-style-name="Text_20_body" style:list-style-name="L16">
      <style:paragraph-properties fo:margin-top="0cm" fo:margin-bottom="0cm" style:contextual-spacing="false"/>
      <style:text-properties style:font-name="Times New Roman"/>
    </style:style>
    <style:style style:name="P201" style:family="paragraph" style:parent-style-name="Text_20_body" style:list-style-name="L16">
      <style:text-properties style:font-name="Times New Roman"/>
    </style:style>
    <style:style style:name="P202" style:family="paragraph" style:parent-style-name="Text_20_body">
      <style:text-properties style:font-name="Times New Roman" officeooo:paragraph-rsid="00211617"/>
    </style:style>
    <style:style style:name="P203" style:family="paragraph" style:parent-style-name="Text_20_body" style:list-style-name="L17">
      <style:paragraph-properties fo:margin-top="0cm" fo:margin-bottom="0cm" style:contextual-spacing="false"/>
      <style:text-properties style:font-name="Times New Roman"/>
    </style:style>
    <style:style style:name="P204" style:family="paragraph" style:parent-style-name="Text_20_body" style:list-style-name="L20">
      <style:paragraph-properties fo:margin-top="0cm" fo:margin-bottom="0cm" style:contextual-spacing="false"/>
      <style:text-properties style:font-name="Times New Roman"/>
    </style:style>
    <style:style style:name="P205" style:family="paragraph" style:parent-style-name="Text_20_body">
      <style:text-properties style:font-name="Times New Roman" officeooo:paragraph-rsid="00235dbe"/>
    </style:style>
    <style:style style:name="P206" style:family="paragraph" style:parent-style-name="Text_20_body" style:list-style-name="L26">
      <style:paragraph-properties fo:margin-top="0cm" fo:margin-bottom="0cm" style:contextual-spacing="false"/>
      <style:text-properties style:font-name="Times New Roman"/>
    </style:style>
    <style:style style:name="P207" style:family="paragraph" style:parent-style-name="Text_20_body" style:list-style-name="L28">
      <style:paragraph-properties fo:margin-top="0cm" fo:margin-bottom="0cm" style:contextual-spacing="false"/>
      <style:text-properties style:font-name="Times New Roman"/>
    </style:style>
    <style:style style:name="P208" style:family="paragraph" style:parent-style-name="Text_20_body" style:list-style-name="L28">
      <style:text-properties style:font-name="Times New Roman"/>
    </style:style>
    <style:style style:name="P209" style:family="paragraph" style:parent-style-name="Text_20_body" style:list-style-name="L29">
      <style:paragraph-properties fo:margin-top="0cm" fo:margin-bottom="0cm" style:contextual-spacing="false"/>
      <style:text-properties style:font-name="Times New Roman"/>
    </style:style>
    <style:style style:name="P210" style:family="paragraph" style:parent-style-name="Text_20_body" style:list-style-name="L30">
      <style:paragraph-properties fo:margin-top="0cm" fo:margin-bottom="0cm" style:contextual-spacing="false"/>
      <style:text-properties style:font-name="Times New Roman"/>
    </style:style>
    <style:style style:name="P211" style:family="paragraph" style:parent-style-name="Text_20_body" style:list-style-name="L30">
      <style:text-properties style:font-name="Times New Roman"/>
    </style:style>
    <style:style style:name="P212" style:family="paragraph" style:parent-style-name="Text_20_body" style:list-style-name="L31">
      <style:text-properties style:font-name="Times New Roman"/>
    </style:style>
    <style:style style:name="P213" style:family="paragraph" style:parent-style-name="Text_20_body" style:list-style-name="L32">
      <style:paragraph-properties fo:margin-top="0cm" fo:margin-bottom="0cm" style:contextual-spacing="false"/>
      <style:text-properties style:font-name="Times New Roman"/>
    </style:style>
    <style:style style:name="P214" style:family="paragraph" style:parent-style-name="Text_20_body" style:list-style-name="L32">
      <style:text-properties style:font-name="Times New Roman"/>
    </style:style>
    <style:style style:name="P215" style:family="paragraph" style:parent-style-name="Text_20_body" style:list-style-name="L33">
      <style:paragraph-properties fo:margin-top="0cm" fo:margin-bottom="0cm" style:contextual-spacing="false"/>
      <style:text-properties style:font-name="Times New Roman"/>
    </style:style>
    <style:style style:name="P216" style:family="paragraph" style:parent-style-name="Text_20_body" style:list-style-name="L33">
      <style:text-properties style:font-name="Times New Roman"/>
    </style:style>
    <style:style style:name="P217" style:family="paragraph" style:parent-style-name="Text_20_body" style:list-style-name="L34">
      <style:text-properties style:font-name="Times New Roman"/>
    </style:style>
    <style:style style:name="P218" style:family="paragraph" style:parent-style-name="Text_20_body" style:list-style-name="L36">
      <style:paragraph-properties fo:margin-top="0cm" fo:margin-bottom="0cm" style:contextual-spacing="false"/>
      <style:text-properties style:font-name="Times New Roman"/>
    </style:style>
    <style:style style:name="P219" style:family="paragraph" style:parent-style-name="Text_20_body" style:list-style-name="L36">
      <style:text-properties style:font-name="Times New Roman"/>
    </style:style>
    <style:style style:name="P220" style:family="paragraph" style:parent-style-name="Text_20_body">
      <style:text-properties style:font-name="Times New Roman" officeooo:paragraph-rsid="002665e1"/>
    </style:style>
    <style:style style:name="P221" style:family="paragraph" style:parent-style-name="Text_20_body">
      <style:text-properties style:font-name="Times New Roman" officeooo:rsid="00248a65" officeooo:paragraph-rsid="00248a65"/>
    </style:style>
    <style:style style:name="P222" style:family="paragraph" style:parent-style-name="Text_20_body">
      <style:text-properties style:font-name="Times New Roman" officeooo:paragraph-rsid="002853d9"/>
    </style:style>
    <style:style style:name="P223" style:family="paragraph" style:parent-style-name="Text_20_body">
      <style:text-properties style:font-name="Times New Roman" officeooo:paragraph-rsid="0034f399"/>
    </style:style>
    <style:style style:name="P224" style:family="paragraph" style:parent-style-name="Text_20_body" style:list-style-name="L94">
      <style:paragraph-properties fo:margin-top="0cm" fo:margin-bottom="0cm" style:contextual-spacing="false"/>
      <style:text-properties style:font-name="Times New Roman"/>
    </style:style>
    <style:style style:name="P225" style:family="paragraph" style:parent-style-name="Text_20_body" style:list-style-name="L94">
      <style:text-properties style:font-name="Times New Roman"/>
    </style:style>
    <style:style style:name="T1" style:family="text">
      <style:text-properties style:use-window-font-color="true" loext:opacity="0%" style:font-name="Times New Roman1" fo:font-size="10pt" style:font-name-asian="Times New Roman2" style:font-size-asian="10pt" style:font-name-complex="Times New Roman2" style:font-size-complex="10pt" style:language-complex="ar" style:country-complex="SA"/>
    </style:style>
    <style:style style:name="T2" style:family="text">
      <style:text-properties style:use-window-font-color="true" loext:opacity="0%" style:font-name="Times New Roman1" fo:font-size="10pt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T3" style:family="text">
      <style:text-properties style:use-window-font-color="true" loext:opacity="0%" style:font-name="Times New Roman1" fo:font-size="10pt" fo:font-weight="bold" style:font-name-asian="Times New Roman2" style:font-size-asian="10pt" style:language-asian="en" style:country-asian="US" style:font-weight-asian="bold" style:font-name-complex="Times New Roman2" style:font-size-complex="10pt" style:language-complex="ar" style:country-complex="SA"/>
    </style:style>
    <style:style style:name="T4" style:family="text">
      <style:text-properties style:use-window-font-color="true" loext:opacity="0%" style:font-name="Times New Roman1" fo:font-size="10pt" fo:language="en" fo:country="US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T5" style:family="text">
      <style:text-properties style:use-window-font-color="true" loext:opacity="0%" style:font-name="Times New Roman1" fo:font-size="11pt" style:font-name-asian="Times New Roman2" style:font-size-asian="11pt" style:font-name-complex="Times New Roman2" style:font-size-complex="10pt" style:language-complex="ar" style:country-complex="SA"/>
    </style:style>
    <style:style style:name="T6" style:family="text">
      <style:text-properties style:use-window-font-color="true" loext:opacity="0%" style:font-name="Times New Roman1" fo:font-size="11pt" style:font-name-asian="Times New Roman2" style:font-size-asian="11pt" style:language-asian="en" style:country-asian="US" style:font-name-complex="Times New Roman2" style:font-size-complex="11pt" style:language-complex="ar" style:country-complex="SA"/>
    </style:style>
    <style:style style:name="T7" style:family="text">
      <style:text-properties style:use-window-font-color="true" loext:opacity="0%" style:font-name="Times New Roman1" fo:font-size="11pt" fo:language="en" fo:country="US" style:font-name-asian="Times New Roman2" style:font-size-asian="11pt" style:language-asian="en" style:country-asian="US" style:font-name-complex="Times New Roman2" style:font-size-complex="11pt" style:language-complex="ar" style:country-complex="SA"/>
    </style:style>
    <style:style style:name="T8" style:family="text">
      <style:text-properties style:use-window-font-color="true" loext:opacity="0%" style:font-name="Times New Roman1" fo:font-size="11pt" fo:font-style="italic" style:font-name-asian="Times New Roman2" style:font-size-asian="11pt" style:language-asian="en" style:country-asian="US" style:font-style-asian="italic" style:font-name-complex="Times New Roman2" style:font-size-complex="11pt" style:language-complex="ar" style:country-complex="SA"/>
    </style:style>
    <style:style style:name="T9" style:family="text">
      <style:text-properties style:use-window-font-color="true" loext:opacity="0%" style:font-name="Times New Roman1" fo:font-size="11pt" fo:font-weight="bold" style:font-name-asian="Times New Roman2" style:font-size-asian="11pt" style:language-asian="en" style:country-asian="US" style:font-weight-asian="bold" style:font-name-complex="Times New Roman2" style:font-size-complex="11pt" style:language-complex="ar" style:country-complex="SA"/>
    </style:style>
    <style:style style:name="T10" style:family="text">
      <style:text-properties style:use-window-font-color="true" loext:opacity="0%" style:font-name="Times New Roman1" fo:font-size="14pt" fo:font-weight="bold" style:font-name-asian="Times New Roman2" style:font-size-asian="14pt" style:language-asian="en" style:country-asian="US" style:font-weight-asian="bold" style:font-name-complex="Times New Roman2" style:font-size-complex="14pt" style:language-complex="ar" style:country-complex="SA"/>
    </style:style>
    <style:style style:name="T11" style:family="text">
      <style:text-properties style:use-window-font-color="true" loext:opacity="0%" style:font-name="Times New Roman1"/>
    </style:style>
    <style:style style:name="T12" style:family="text">
      <style:text-properties style:use-window-font-color="true" loext:opacity="0%" style:font-name="Times New Roman1" fo:font-weight="bold" style:font-name-asian="Calibri" style:language-asian="en" style:country-asian="US" style:font-weight-asian="bold" style:font-name-complex="Times New Roman2" style:language-complex="ar" style:country-complex="SA"/>
    </style:style>
    <style:style style:name="T13" style:family="text">
      <style:text-properties style:use-window-font-color="true" loext:opacity="0%" style:font-name="Times New Roman1" fo:font-weight="bold" style:font-name-asian="Calibri" style:font-weight-asian="bold"/>
    </style:style>
    <style:style style:name="T14" style:family="text">
      <style:text-properties style:use-window-font-color="true" loext:opacity="0%" style:font-name="Times New Roman1" fo:font-weight="bold" style:font-weight-asian="bold"/>
    </style:style>
    <style:style style:name="T15" style:family="text">
      <style:text-properties style:use-window-font-color="true" loext:opacity="0%" style:font-name="Times New Roman1" fo:font-weight="bold" style:font-name-asian="Times New Roman2" style:font-weight-asian="bold"/>
    </style:style>
    <style:style style:name="T16" style:family="text">
      <style:text-properties style:use-window-font-color="true" loext:opacity="0%" style:font-name="Times New Roman1" fo:language="ru" fo:country="RU"/>
    </style:style>
    <style:style style:name="T17" style:family="text">
      <style:text-properties style:use-window-font-color="true" loext:opacity="0%" style:font-name="Times New Roman1" fo:language="ru" fo:country="RU" fo:font-weight="bold" style:font-weight-asian="bold"/>
    </style:style>
    <style:style style:name="T18" style:family="text">
      <style:text-properties style:use-window-font-color="true" loext:opacity="0%" style:font-name="Times New Roman1" style:font-name-asian="Times New Roman2"/>
    </style:style>
    <style:style style:name="T19" style:family="text">
      <style:text-properties style:use-window-font-color="true" loext:opacity="0%" style:font-name="Times New Roman1" style:font-name-asian="Calibri"/>
    </style:style>
    <style:style style:name="T20" style:family="text">
      <style:text-properties style:font-name="Times New Roman1" fo:font-size="10pt" fo:font-style="italic" fo:font-weight="bold" fo:background-color="#ffffff" loext:char-shading-value="0" style:font-name-asian="Times New Roman2" style:font-size-asian="10pt" style:font-style-asian="italic" style:font-weight-asian="bold" style:font-name-complex="Times New Roman2" style:font-size-complex="10pt" style:language-complex="ar" style:country-complex="SA"/>
    </style:style>
    <style:style style:name="T21" style:family="text">
      <style:text-properties style:font-name="Times New Roman1" fo:font-size="10pt" fo:font-weight="bold" fo:background-color="#ffffff" loext:char-shading-value="0" style:font-name-asian="Times New Roman2" style:font-size-asian="10pt" style:font-weight-asian="bold" style:font-name-complex="Times New Roman2" style:font-size-complex="10pt" style:language-complex="ar" style:country-complex="SA"/>
    </style:style>
    <style:style style:name="T22" style:family="text">
      <style:text-properties style:font-name="Times New Roman1" fo:font-size="10pt" style:font-name-asian="Times New Roman2" style:font-size-asian="10pt" style:language-asian="en" style:country-asian="US" style:font-name-complex="Times New Roman2" style:font-size-complex="10pt" style:language-complex="ar" style:country-complex="SA" style:font-style-complex="italic"/>
    </style:style>
    <style:style style:name="T23" style:family="text">
      <style:text-properties style:font-name="Times New Roman1" fo:font-size="11pt" style:font-name-asian="Times New Roman2" style:font-size-asian="11pt" style:language-asian="en" style:country-asian="US" style:font-name-complex="Times New Roman2" style:font-size-complex="11pt" style:language-complex="ar" style:country-complex="SA"/>
    </style:style>
    <style:style style:name="T24" style:family="text">
      <style:text-properties style:font-name="Times New Roman1" style:font-name-asian="Times New Roman2"/>
    </style:style>
    <style:style style:name="T25" style:family="text">
      <style:text-properties fo:color="#ff0000" loext:opacity="100%" style:font-name="Times New Roman1" fo:font-size="11pt" style:font-name-asian="Times New Roman2" style:font-size-asian="11pt" style:language-asian="en" style:country-asian="US" style:font-name-complex="Times New Roman2" style:font-size-complex="11pt" style:language-complex="ar" style:country-complex="SA"/>
    </style:style>
    <style:style style:name="T26" style:family="text">
      <style:text-properties fo:color="#ff0000" loext:opacity="100%" style:font-name="Times New Roman1" fo:font-size="11pt" style:font-size-asian="11pt" style:font-size-complex="11pt"/>
    </style:style>
    <style:style style:name="T27" style:family="text">
      <style:text-properties fo:color="#ff0000" loext:opacity="100%" style:font-name="Times New Roman1" style:font-name-asian="Times New Roman2"/>
    </style:style>
    <style:style style:name="T28" style:family="text">
      <style:text-properties fo:color="#ff0000" loext:opacity="100%" style:font-name="Times New Roman1" fo:language="en" fo:country="US" fo:font-weight="bold" style:font-weight-asian="bold"/>
    </style:style>
    <style:style style:name="T29" style:family="text">
      <style:text-properties fo:color="#ff0000" loext:opacity="100%" style:font-name="Times New Roman1" fo:language="ru" fo:country="RU" fo:font-weight="bold" style:font-weight-asian="bold"/>
    </style:style>
    <style:style style:name="T30" style:family="text">
      <style:text-properties fo:color="#ff0000" loext:opacity="100%" style:font-name="Times New Roman1"/>
    </style:style>
    <style:style style:name="T31" style:family="text">
      <style:text-properties style:font-name-asian="Courier New"/>
    </style:style>
    <style:style style:name="T32" style:family="text">
      <style:text-properties style:font-name-asian="Calibri"/>
    </style:style>
    <style:style style:name="T33" style:family="text">
      <style:text-properties fo:color="#000000" loext:opacity="100%" style:font-name="Times New Roman1" fo:font-size="11pt" officeooo:rsid="00115a34" style:font-name-asian="Times New Roman2" style:font-size-asian="11pt" style:language-asian="en" style:country-asian="US" style:font-name-complex="Times New Roman2" style:font-size-complex="11pt" style:language-complex="ar" style:country-complex="SA"/>
    </style:style>
    <style:style style:name="T34" style:family="text">
      <style:text-properties fo:color="#000000" loext:opacity="100%" style:font-name="Times New Roman1" fo:font-size="11pt" style:font-name-asian="Times New Roman2" style:font-size-asian="11pt" style:language-asian="en" style:country-asian="US" style:font-name-complex="Times New Roman2" style:font-size-complex="11pt" style:language-complex="ar" style:country-complex="SA"/>
    </style:style>
    <style:style style:name="T35" style:family="text">
      <style:text-properties fo:color="#000000" loext:opacity="100%" style:font-name="Times New Roman1" officeooo:rsid="00115a34" style:font-name-asian="Times New Roman2"/>
    </style:style>
    <style:style style:name="T36" style:family="text">
      <style:text-properties fo:color="#000000" loext:opacity="100%" style:font-name="Times New Roman1" style:font-name-asian="Times New Roman2"/>
    </style:style>
    <style:style style:name="T37" style:family="text">
      <style:text-properties fo:color="#000000" loext:opacity="100%" style:font-name="Times New Roman1" fo:language="en" fo:country="US" officeooo:rsid="0012d768"/>
    </style:style>
    <style:style style:name="T38" style:family="text">
      <style:text-properties officeooo:rsid="0016cf5f"/>
    </style:style>
    <style:style style:name="T39" style:family="text">
      <style:text-properties officeooo:rsid="0017e60c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officeooo:rsid="001a0f63"/>
    </style:style>
    <style:style style:name="T42" style:family="text">
      <style:text-properties officeooo:rsid="001b8163"/>
    </style:style>
    <style:style style:name="T43" style:family="text">
      <style:text-properties officeooo:rsid="001c596e"/>
    </style:style>
    <style:style style:name="T44" style:family="text">
      <style:text-properties officeooo:rsid="001f7ac3"/>
    </style:style>
    <style:style style:name="T45" style:family="text">
      <style:text-properties officeooo:rsid="00226dac"/>
    </style:style>
    <style:style style:name="T46" style:family="text">
      <style:text-properties officeooo:rsid="002aadf8"/>
    </style:style>
    <style:style style:name="T47" style:family="text">
      <style:text-properties officeooo:rsid="002e1361"/>
    </style:style>
    <style:style style:name="T48" style:family="text">
      <style:text-properties officeooo:rsid="002f71eb"/>
    </style:style>
    <style:style style:name="T49" style:family="text">
      <style:text-properties officeooo:rsid="0034b817"/>
    </style:style>
    <style:style style:name="T50" style:family="text">
      <style:text-properties style:font-name="Times New Roman"/>
    </style:style>
    <style:style style:name="T51" style:family="text">
      <style:text-properties style:font-name="Times New Roman" officeooo:rsid="001a0f6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bookmark-start text:name="bookmark0"/><text:span text:style-name="T1">ФЕДЕРАЛЬНОЕ ГОСУДАРСТВЕННОЕ АВТОНОМНОЕ ОБРАЗОВАТЕЛЬНОЕ УЧРЕЖДЕНИЕ</text:span></text:p>
      <text:p text:style-name="P25"><text:span text:style-name="T1">ВЫСШЕГО ОБРАЗОВАНИЯ</text:span></text:p>
      <text:p text:style-name="P25"><text:span text:style-name="T20">«</text:span><text:span text:style-name="T21">САНКТ-ПЕТЕРБУРГСКИЙ ПОЛИТЕХНИЧЕСКИЙ УНИВЕРСИТЕТ ПЕТРА ВЕЛИКОГО»</text:span>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27"><text:span text:style-name="T5">Институт компьютерных наук и кибербезопасности</text:span></text:p>
            <text:p text:style-name="P27"><text:span text:style-name="T5">Высшая школа программной инженерии</text:span></text:p>
          </table:table-cell>
        </table:table-row>
        <table:table-row table:style-name="Таблица1.1">
          <table:table-cell table:style-name="Таблица1.A2" office:value-type="string">
            <text:p text:style-name="P30"/>
          </table:table-cell>
        </table:table-row>
      </table:table>
      <text:p text:style-name="P37"/>
      <text:p text:style-name="P26"><text:span text:style-name="T10">ИНДИВИДУАЛЬНЫЙ ПЛАН (ЗАДАНИЕ И ГРАФИК) </text:span></text:p>
      <text:p text:style-name="P26"><text:span text:style-name="T10">ПРОВЕДЕНИЯ ПРАКТИКИ</text:span></text:p>
      <text:p text:style-name="P31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50"><text:span text:style-name="T23">Абраамян Александр Манвелович</text:span></text:p>
          </table:table-cell>
        </table:table-row>
      </table:table>
      <text:p text:style-name="P41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52"><text:span text:style-name="T6">Направление подготовки (код/наименование) 09.03.04 «Программная инженерия»</text:span></text:p>
          </table:table-cell>
        </table:table-row>
        <table:table-row table:style-name="Таблица3.1">
          <table:table-cell table:style-name="Таблица3.A2" office:value-type="string">
            <text:p text:style-name="P52"><text:span text:style-name="T6">Профиль (код/наименование) 09.03.04_01 «Технология разработки и сопровождения качественного программного продукта»</text:span></text:p>
          </table:table-cell>
        </table:table-row>
        <table:table-row table:style-name="Таблица3.1">
          <table:table-cell table:style-name="Таблица3.A2" office:value-type="string">
            <text:p text:style-name="P52"><text:span text:style-name="T6">Вид практики: научно-исследовательская работа</text:span></text:p>
          </table:table-cell>
        </table:table-row>
        <table:table-row table:style-name="Таблица3.1">
          <table:table-cell table:style-name="Таблица3.A2" office:value-type="string">
            <text:p text:style-name="P52"><text:span text:style-name="T6">Тип практики</text:span><text:span text:style-name="T7">:</text:span><text:span text:style-name="T6"> распределенная</text:span></text:p>
          </table:table-cell>
        </table:table-row>
        <table:table-row table:style-name="Таблица3.1">
          <table:table-cell table:style-name="Таблица3.A2" office:value-type="string">
            <text:p text:style-name="P52"><text:span text:style-name="T6">Место прохождения практики ФГАОУ ВО «СПбПУ», ИКНК, ВШПИ, СПб, ул.Политехническая, 29</text:span></text:p>
          </table:table-cell>
        </table:table-row>
      </table:table>
      <text:p text:style-name="P42"/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P53"><text:span text:style-name="T6">Руководитель практической подготовки от ФГАОУ ВО «СПбПУ»:</text:span></text:p>
          </table:table-cell>
        </table:table-row>
      </table:table>
      <text:p text:style-name="P41"/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P27"><text:span text:style-name="T33">Коликова Татьяна Всеволодовна,</text:span><text:span text:style-name="T25"> </text:span><text:span text:style-name="T33">старший преподаватель</text:span><text:span text:style-name="T34"> ВШПИ ИКНК</text:span></text:p>
          </table:table-cell>
        </table:table-row>
      </table:table>
      <text:p text:style-name="P26"><text:span text:style-name="T8">(Ф.И.О., уч.степень, должность)</text:span></text:p>
      <text:p text:style-name="P42"/>
      <table:table table:name="Таблица6" table:style-name="Таблица6">
        <table:table-column table:style-name="Таблица6.A"/>
        <table:table-row table:style-name="Таблица6.1">
          <table:table-cell table:style-name="Таблица6.A1" office:value-type="string">
            <text:p text:style-name="P52"><text:span text:style-name="T6">Руководитель практической подготовки от профильной организации: -</text:span></text:p>
          </table:table-cell>
        </table:table-row>
        <table:table-row table:style-name="Таблица6.1">
          <table:table-cell table:style-name="Таблица6.A1" office:value-type="string">
            <text:p text:style-name="P43">Петров Александр Владимирович, старший преподаватель ВШПИ ИКНТ</text:p>
          </table:table-cell>
        </table:table-row>
      </table:table>
      <text:p text:style-name="P42"/>
      <text:p text:style-name="P54"><text:span text:style-name="T9">Рабочий график проведения практики</text:span></text:p>
      <text:p text:style-name="P44"/>
      <text:p text:style-name="P54"><text:span text:style-name="T6">Сроки практики: с</text:span><text:span text:style-name="T9"> </text:span><text:span text:style-name="T6">02.09.2024 по 16.12.24</text:span></text:p>
      <text:p text:style-name="P38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B"/>
        <table:table-row table:style-name="Таблица7.1">
          <table:table-cell table:style-name="Таблица7.A1" office:value-type="string">
            <text:p text:style-name="P27"><text:span text:style-name="T3">№ п/п</text:span></text:p>
          </table:table-cell>
          <table:table-cell table:style-name="Таблица7.A1" office:value-type="string">
            <text:p text:style-name="P27"><text:span text:style-name="T3">Этапы (периоды) практики</text:span></text:p>
          </table:table-cell>
          <table:table-cell table:style-name="Таблица7.A1" office:value-type="string">
            <text:p text:style-name="P27"><text:span text:style-name="T3">Вид работ</text:span></text:p>
          </table:table-cell>
          <table:table-cell table:style-name="Таблица7.A1" office:value-type="string">
            <text:p text:style-name="P27"><text:span text:style-name="T3">Сроки прохождения этапа (периода) практики</text:span></text:p>
          </table:table-cell>
        </table:table-row>
        <table:table-row table:style-name="Таблица7.1">
          <table:table-cell table:style-name="Таблица7.A2" office:value-type="string">
            <text:p text:style-name="P53"><text:span text:style-name="T2">1</text:span></text:p>
          </table:table-cell>
          <table:table-cell table:style-name="Таблица7.B2" office:value-type="string">
            <text:p text:style-name="P53"><text:span text:style-name="T2">Организационный этап</text:span></text:p>
          </table:table-cell>
          <table:table-cell table:style-name="Таблица7.C2" office:value-type="string">
            <text:p text:style-name="P52"><text:span text:style-name="T2">Установочная лекция для разъяснения целей, задач, содержания и порядка прохождения практики, инструктаж по технике безопасности, выдача сопроводительных документов по практике</text:span></text:p>
          </table:table-cell>
          <table:table-cell table:style-name="Таблица7.D2" office:value-type="string">
            <text:p text:style-name="P33"/>
            <text:p text:style-name="P27"><text:span text:style-name="T2">02.09</text:span></text:p>
          </table:table-cell>
        </table:table-row>
        <table:table-row table:style-name="Таблица7.1">
          <table:table-cell table:style-name="Таблица7.A3" office:value-type="string">
            <text:p text:style-name="P53"><text:span text:style-name="T2">2</text:span></text:p>
          </table:table-cell>
          <table:table-cell table:style-name="Таблица7.B3" office:value-type="string">
            <text:p text:style-name="P53"><text:span text:style-name="T2">Основной </text:span></text:p>
            <text:p text:style-name="P53"><text:span text:style-name="T2">этап</text:span></text:p>
          </table:table-cell>
          <table:table-cell table:style-name="Таблица7.C3" office:value-type="string">
            <text:p text:style-name="P66"><text:span text:style-name="T22">Разработка мессенджера с функциями голосовой и видеосвязи</text:span></text:p>
          </table:table-cell>
          <table:table-cell table:style-name="Таблица7.D3" office:value-type="string">
            <text:p text:style-name="P27"><text:span text:style-name="T4">0</text:span><text:span text:style-name="T2">3.09-15.12</text:span></text:p>
          </table:table-cell>
        </table:table-row>
        <table:table-row table:style-name="Таблица7.4">
          <table:table-cell table:style-name="Таблица7.A4" office:value-type="string">
            <text:p text:style-name="P53"><text:span text:style-name="T2">3</text:span></text:p>
          </table:table-cell>
          <table:table-cell table:style-name="Таблица7.B4" office:value-type="string">
            <text:p text:style-name="P53"><text:span text:style-name="T2">Заключительный этап</text:span></text:p>
          </table:table-cell>
          <table:table-cell table:style-name="Таблица7.C4" office:value-type="string">
            <text:p text:style-name="P51"><text:span text:style-name="T2">Защита отчета по практике </text:span></text:p>
          </table:table-cell>
          <table:table-cell table:style-name="Таблица7.D4" office:value-type="string">
            <text:p text:style-name="P27"><text:span text:style-name="T2">16.12</text:span></text:p>
          </table:table-cell>
        </table:table-row>
      </table:table>
      <text:p text:style-name="P34"/>
      <text:p text:style-name="P54"><text:span text:style-name="T6">Обучающийся <text:tab/><text:tab/><text:tab/>________________________<text:tab/><text:tab/>/ </text:span><text:span text:style-name="T33">Абраамян А. М.</text:span><text:span text:style-name="T26"> </text:span><text:span text:style-name="T6">/</text:span></text:p>
      <text:p text:style-name="P41"/>
      <text:p text:style-name="P54"><text:span text:style-name="T6">Руководитель практической подготовки </text:span></text:p>
      <text:p text:style-name="P55"><text:span text:style-name="T6">от ФГАОУ ВО «СПбПУ»<text:tab/><text:tab/>_______________________ <text:s text:c="4"/>/ </text:span><text:span text:style-name="T33">Абраамян А. М.</text:span><text:span text:style-name="T6"> /</text:span></text:p>
      <text:p text:style-name="P39"/>
      <text:p text:style-name="P40"/>
      <text:p text:style-name="P56"><text:span text:style-name="Заголовок_20__2116_1_5f_"><text:span text:style-name="T31"/></text:span></text:p>
      <text:p text:style-name="P28"><text:span text:style-name="T1">ФЕДЕРАЛЬНОЕ ГОСУДАРСТВЕННОЕ АВТОНОМНОЕ ОБРАЗОВАТЕЛЬНОЕ УЧРЕЖДЕНИЕ</text:span></text:p>
      <text:p text:style-name="P24"><text:span text:style-name="T1">ВЫСШЕГО ОБРАЗОВАНИЯ</text:span></text:p>
      <text:p text:style-name="P24"><text:span text:style-name="T20">«</text:span><text:span text:style-name="T21">САНКТ-ПЕТЕРБУРГСКИЙ ПОЛИТЕХНИЧЕСКИЙ УНИВЕРСИТЕТ ПЕТРА ВЕЛИКОГО»</text:span></text:p>
      <table:table table:name="Таблица8" table:style-name="Таблица8">
        <table:table-column table:style-name="Таблица8.A"/>
        <table:table-row table:style-name="Таблица8.1">
          <table:table-cell table:style-name="Таблица8.A1" office:value-type="string">
            <text:p text:style-name="P57"><text:span text:style-name="T11">Институт компьютерных наук и кибербезопасности</text:span></text:p>
            <text:p text:style-name="P57"><text:span text:style-name="T11">Высшая школа программной инженерии</text:span></text:p>
          </table:table-cell>
        </table:table-row>
        <table:table-row table:style-name="Таблица8.1">
          <table:table-cell table:style-name="Таблица8.A2" office:value-type="string">
            <text:p text:style-name="P45"/>
          </table:table-cell>
        </table:table-row>
      </table:table>
      <text:p text:style-name="P47"/>
      <text:p text:style-name="P47"/>
      <text:p text:style-name="P47"/>
      <text:p text:style-name="P48"/>
      <text:p text:style-name="P26"><text:span text:style-name="T12">Отчет о прохождении научно-исследовательской работы</text:span></text:p>
      <text:p text:style-name="P35"/>
      <table:table table:name="Таблица9" table:style-name="Таблица9">
        <table:table-column table:style-name="Таблица9.A"/>
        <table:table-row table:style-name="Таблица9.1">
          <table:table-cell table:style-name="Таблица9.A1" office:value-type="string">
            <text:p text:style-name="P65"><text:span text:style-name="T24">Абраамян Александр Манвелович</text:span></text:p>
          </table:table-cell>
        </table:table-row>
      </table:table>
      <text:p text:style-name="P35"/>
      <table:table table:name="Таблица10" table:style-name="Таблица10">
        <table:table-column table:style-name="Таблица10.A"/>
        <table:table-row table:style-name="Таблица10.1">
          <table:table-cell table:style-name="Таблица10.A1" office:value-type="string">
            <text:p text:style-name="P63"><text:span text:style-name="T16">4 курс, 5130904/1010</text:span><text:span text:style-name="T37">1</text:span></text:p>
          </table:table-cell>
        </table:table-row>
      </table:table>
      <text:p text:style-name="P32"/>
      <table:table table:name="Таблица11" table:style-name="Таблица11">
        <table:table-column table:style-name="Таблица11.A"/>
        <table:table-row table:style-name="Таблица11.1">
          <table:table-cell table:style-name="Таблица11.A1" office:value-type="string">
            <text:p text:style-name="P57"><text:span text:style-name="T11">09.03.04 «Программная инженерия»</text:span></text:p>
          </table:table-cell>
        </table:table-row>
      </table:table>
      <text:p text:style-name="P35"/>
      <table:table table:name="Таблица12" table:style-name="Таблица12">
        <table:table-column table:style-name="Таблица12.A"/>
        <table:table-row table:style-name="Таблица12.1">
          <table:table-cell table:style-name="Таблица12.A1" office:value-type="string">
            <text:p text:style-name="P58"><text:span text:style-name="T14">Место прохождения практики: </text:span><text:span text:style-name="T11">ФГАОУ ВО «СПбПУ», ИКНК, ВШПИ, </text:span></text:p>
          </table:table-cell>
        </table:table-row>
      </table:table>
      <text:p text:style-name="P35"/>
      <table:table table:name="Таблица13" table:style-name="Таблица13">
        <table:table-column table:style-name="Таблица13.A"/>
        <table:table-row table:style-name="Таблица13.1">
          <table:table-cell table:style-name="Таблица13.A1" office:value-type="string">
            <text:p text:style-name="P57"><text:span text:style-name="T11">СПб, ул.Политехническая, 29</text:span></text:p>
          </table:table-cell>
        </table:table-row>
      </table:table>
      <text:p text:style-name="P35"/>
      <table:table table:name="Таблица14" table:style-name="Таблица14">
        <table:table-column table:style-name="Таблица14.A"/>
        <table:table-row table:style-name="Таблица14.1">
          <table:table-cell table:style-name="Таблица14.A1" office:value-type="string">
            <text:p text:style-name="P61"><text:span text:style-name="T13">Сроки практики: </text:span><text:span text:style-name="T18">с</text:span><text:span text:style-name="T15"> </text:span><text:span text:style-name="T18">02.09.2024 по 16.12.2024</text:span></text:p>
          </table:table-cell>
        </table:table-row>
      </table:table>
      <text:p text:style-name="P36"/>
      <table:table table:name="Таблица15" table:style-name="Таблица15">
        <table:table-column table:style-name="Таблица15.A"/>
        <table:table-row table:style-name="Таблица15.1">
          <table:table-cell table:style-name="Таблица15.A1" office:value-type="string">
            <text:p text:style-name="P58"><text:span text:style-name="T14">Руководитель практической подготовки от ФГАОУ ВО «СПбПУ»:</text:span></text:p>
          </table:table-cell>
        </table:table-row>
      </table:table>
      <text:p text:style-name="P32"/>
      <table:table table:name="Таблица16" table:style-name="Таблица16">
        <table:table-column table:style-name="Таблица16.A"/>
        <table:table-row table:style-name="Таблица16.1">
          <table:table-cell table:style-name="Таблица16.A1" office:value-type="string">
            <text:p text:style-name="P60"><text:span text:style-name="T35">Коликова Татьяна Всеволодовна,</text:span><text:span text:style-name="T27"> </text:span><text:span text:style-name="T35">старший преподаватель</text:span><text:span text:style-name="T36"> ВШПИ ИКНК</text:span></text:p>
          </table:table-cell>
        </table:table-row>
      </table:table>
      <text:p text:style-name="P36"/>
      <table:table table:name="Таблица17" table:style-name="Таблица17">
        <table:table-column table:style-name="Таблица17.A"/>
        <table:table-row table:style-name="Таблица17.1">
          <table:table-cell table:style-name="Таблица17.A1" office:value-type="string">
            <text:p text:style-name="P58"><text:span text:style-name="T14">Руководитель практической подготовки от профильной организации: </text:span><text:span text:style-name="T11">-</text:span></text:p>
          </table:table-cell>
        </table:table-row>
      </table:table>
      <text:p text:style-name="P32"/>
      <table:table table:name="Таблица18" table:style-name="Таблица18">
        <table:table-column table:style-name="Таблица18.A"/>
        <table:table-row table:style-name="Таблица18.1">
          <table:table-cell table:style-name="Таблица18.A1" office:value-type="string">
            <text:p text:style-name="P46">Петров Александр Владимирович, старший преподаватель ВШПИ ИКНТ</text:p>
          </table:table-cell>
        </table:table-row>
      </table:table>
      <text:p text:style-name="P36"/>
      <text:p text:style-name="P36"/>
      <table:table table:name="Таблица19" table:style-name="Таблица19">
        <table:table-column table:style-name="Таблица19.A"/>
        <table:table-row table:style-name="Таблица19.1">
          <table:table-cell table:style-name="Таблица19.A1" office:value-type="string">
            <text:p text:style-name="P64"><text:span text:style-name="T17">Оценка: </text:span><text:span text:style-name="T29">зачтено</text:span><text:span text:style-name="T28">/</text:span><text:span text:style-name="T29">не зачетно</text:span></text:p>
          </table:table-cell>
        </table:table-row>
      </table:table>
      <text:p text:style-name="P36"/>
      <table:table table:name="Таблица20" table:style-name="Таблица20">
        <table:table-column table:style-name="Таблица20.A"/>
        <table:table-row table:style-name="Таблица20.1">
          <table:table-cell table:style-name="Таблица20.A1" office:value-type="string">
            <text:p text:style-name="P58"><text:span text:style-name="T11">Руководитель практической подготовки</text:span></text:p>
            <text:p text:style-name="P59"><text:span text:style-name="T11">от ФГАОУ ВО «СПбПУ»: <text:s text:c="38"/>/ </text:span><text:span text:style-name="T35">Абраамян А. М.</text:span><text:bookmark-start text:name="_Hlk87105930"/><text:span text:style-name="T30"> </text:span><text:bookmark-end text:name="_Hlk87105930"/><text:span text:style-name="T11">/</text:span></text:p>
          </table:table-cell>
        </table:table-row>
      </table:table>
      <text:p text:style-name="P49"/>
      <table:table table:name="Таблица21" table:style-name="Таблица21">
        <table:table-column table:style-name="Таблица21.A"/>
        <table:table-row table:style-name="Таблица21.1">
          <table:table-cell table:style-name="Таблица21.A1" office:value-type="string">
            <text:p text:style-name="P58"><text:span text:style-name="T11">Руководитель практической подготовки</text:span></text:p>
            <text:p text:style-name="P58"><text:span text:style-name="T11">от профильной организации: <text:s text:c="51"/>-</text:span></text:p>
          </table:table-cell>
        </table:table-row>
      </table:table>
      <text:p text:style-name="P49"/>
      <text:p text:style-name="P49"/>
      <table:table table:name="Таблица22" table:style-name="Таблица22">
        <table:table-column table:style-name="Таблица22.A"/>
        <table:table-row table:style-name="Таблица22.1">
          <table:table-cell table:style-name="Таблица22.A1" office:value-type="string">
            <text:p text:style-name="P62"><text:span text:style-name="T19">Обучающийся: <text:s text:c="53"/>/</text:span><text:span text:style-name="T32"> </text:span><text:span text:style-name="T35">Абраамян А. М.</text:span><text:span text:style-name="T27"> </text:span><text:span text:style-name="T19">/</text:span></text:p>
          </table:table-cell>
        </table:table-row>
      </table:table>
      <text:p text:style-name="P36"/>
      <text:p text:style-name="P36"/>
      <table:table table:name="Таблица23" table:style-name="Таблица23">
        <table:table-column table:style-name="Таблица23.A"/>
        <table:table-row table:style-name="Таблица23.1">
          <table:table-cell table:style-name="Таблица23.A1" office:value-type="string">
            <text:p text:style-name="P58"><text:span text:style-name="T11">Дата: 16.12.2024</text:span><text:bookmark-end text:name="bookmark0"/></text:p>
          </table:table-cell>
        </table:table-row>
      </table:table>
      <text:p text:style-name="P23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">Оглавление</text:p>
          </text:index-title>
          <text:p text:style-name="P1"><text:a xlink:type="simple" xlink:href="#__RefHeading___Toc641_291603241" text:style-name="Index_20_Link" text:visited-style-name="Index_20_Link">Постановка задачи<text:tab/>14</text:a></text:p>
          <text:p text:style-name="P1"><text:a xlink:type="simple" xlink:href="#__RefHeading___Toc643_291603241" text:style-name="Index_20_Link" text:visited-style-name="Index_20_Link">Обоснование актуальности работы<text:tab/>15</text:a></text:p>
          <text:p text:style-name="P1"><text:a xlink:type="simple" xlink:href="#__RefHeading___Toc645_291603241" text:style-name="Index_20_Link" text:visited-style-name="Index_20_Link">Обзор литуратуры и существующих решений<text:tab/>16</text:a></text:p>
          <text:p text:style-name="P2"><text:a xlink:type="simple" xlink:href="#__RefHeading___Toc782_291603241" text:style-name="Index_20_Link" text:visited-style-name="Index_20_Link">Discord<text:tab/>16</text:a></text:p>
          <text:p text:style-name="P3"><text:a xlink:type="simple" xlink:href="#__RefHeading___Toc784_291603241" text:style-name="Index_20_Link" text:visited-style-name="Index_20_Link">Основные особенности Discord<text:tab/>16</text:a></text:p>
          <text:p text:style-name="P4"><text:a xlink:type="simple" xlink:href="#__RefHeading___Toc786_291603241" text:style-name="Index_20_Link" text:visited-style-name="Index_20_Link">1. Текстовые чаты<text:tab/>16</text:a></text:p>
          <text:p text:style-name="P4"><text:a xlink:type="simple" xlink:href="#__RefHeading___Toc788_291603241" text:style-name="Index_20_Link" text:visited-style-name="Index_20_Link">2. Голосовые и видеозвонки<text:tab/>16</text:a></text:p>
          <text:p text:style-name="P4"><text:a xlink:type="simple" xlink:href="#__RefHeading___Toc790_291603241" text:style-name="Index_20_Link" text:visited-style-name="Index_20_Link">3. Серверы<text:tab/>16</text:a></text:p>
          <text:p text:style-name="P4"><text:a xlink:type="simple" xlink:href="#__RefHeading___Toc792_291603241" text:style-name="Index_20_Link" text:visited-style-name="Index_20_Link">4. Интеграции и расширения<text:tab/>16</text:a></text:p>
          <text:p text:style-name="P4"><text:a xlink:type="simple" xlink:href="#__RefHeading___Toc794_291603241" text:style-name="Index_20_Link" text:visited-style-name="Index_20_Link">5. Настраиваемость<text:tab/>16</text:a></text:p>
          <text:p text:style-name="P4"><text:a xlink:type="simple" xlink:href="#__RefHeading___Toc796_291603241" text:style-name="Index_20_Link" text:visited-style-name="Index_20_Link">6. Безопасность<text:tab/>17</text:a></text:p>
          <text:p text:style-name="P4"><text:a xlink:type="simple" xlink:href="#__RefHeading___Toc798_291603241" text:style-name="Index_20_Link" text:visited-style-name="Index_20_Link">7. Платформы<text:tab/>17</text:a></text:p>
          <text:p text:style-name="P3"><text:a xlink:type="simple" xlink:href="#__RefHeading___Toc800_291603241" text:style-name="Index_20_Link" text:visited-style-name="Index_20_Link">Технологии Discord<text:tab/>17</text:a></text:p>
          <text:p text:style-name="P4"><text:a xlink:type="simple" xlink:href="#__RefHeading___Toc802_291603241" text:style-name="Index_20_Link" text:visited-style-name="Index_20_Link">1. Бэкенд<text:tab/>17</text:a></text:p>
          <text:p text:style-name="P4"><text:a xlink:type="simple" xlink:href="#__RefHeading___Toc804_291603241" text:style-name="Index_20_Link" text:visited-style-name="Index_20_Link">2. Фронтенд<text:tab/>17</text:a></text:p>
          <text:p text:style-name="P4"><text:a xlink:type="simple" xlink:href="#__RefHeading___Toc806_291603241" text:style-name="Index_20_Link" text:visited-style-name="Index_20_Link">3. Сети<text:tab/>17</text:a></text:p>
          <text:p text:style-name="P3"><text:a xlink:type="simple" xlink:href="#__RefHeading___Toc808_291603241" text:style-name="Index_20_Link" text:visited-style-name="Index_20_Link">Преимущества Discord<text:tab/>17</text:a></text:p>
          <text:p text:style-name="P3"><text:a xlink:type="simple" xlink:href="#__RefHeading___Toc810_291603241" text:style-name="Index_20_Link" text:visited-style-name="Index_20_Link">Недостатки Discord<text:tab/>17</text:a></text:p>
          <text:p text:style-name="P3"><text:a xlink:type="simple" xlink:href="#__RefHeading___Toc812_291603241" text:style-name="Index_20_Link" text:visited-style-name="Index_20_Link">Итог<text:tab/>18</text:a></text:p>
          <text:p text:style-name="P2"><text:a xlink:type="simple" xlink:href="#__RefHeading___Toc814_291603241" text:style-name="Index_20_Link" text:visited-style-name="Index_20_Link">Telegram<text:tab/>19</text:a></text:p>
          <text:p text:style-name="P3"><text:a xlink:type="simple" xlink:href="#__RefHeading___Toc816_291603241" text:style-name="Index_20_Link" text:visited-style-name="Index_20_Link">Основные особенности Telegram<text:tab/>19</text:a></text:p>
          <text:p text:style-name="P4"><text:a xlink:type="simple" xlink:href="#__RefHeading___Toc818_291603241" text:style-name="Index_20_Link" text:visited-style-name="Index_20_Link">1. Текстовые сообщения<text:tab/>19</text:a></text:p>
          <text:p text:style-name="P4"><text:a xlink:type="simple" xlink:href="#__RefHeading___Toc820_291603241" text:style-name="Index_20_Link" text:visited-style-name="Index_20_Link">2. Чаты<text:tab/>19</text:a></text:p>
          <text:p text:style-name="P4"><text:a xlink:type="simple" xlink:href="#__RefHeading___Toc822_291603241" text:style-name="Index_20_Link" text:visited-style-name="Index_20_Link">3. Безопасность<text:tab/>19</text:a></text:p>
          <text:p text:style-name="P4"><text:a xlink:type="simple" xlink:href="#__RefHeading___Toc824_291603241" text:style-name="Index_20_Link" text:visited-style-name="Index_20_Link">4. Голосовые и видеозвонки<text:tab/>19</text:a></text:p>
          <text:p text:style-name="P4"><text:a xlink:type="simple" xlink:href="#__RefHeading___Toc826_291603241" text:style-name="Index_20_Link" text:visited-style-name="Index_20_Link">5. Боты<text:tab/>19</text:a></text:p>
          <text:p text:style-name="P4"><text:a xlink:type="simple" xlink:href="#__RefHeading___Toc828_291603241" text:style-name="Index_20_Link" text:visited-style-name="Index_20_Link">6. Кроссплатформенность<text:tab/>19</text:a></text:p>
          <text:p text:style-name="P4"><text:a xlink:type="simple" xlink:href="#__RefHeading___Toc830_291603241" text:style-name="Index_20_Link" text:visited-style-name="Index_20_Link">7. Настраиваемость<text:tab/>20</text:a></text:p>
          <text:p text:style-name="P4"><text:a xlink:type="simple" xlink:href="#__RefHeading___Toc832_291603241" text:style-name="Index_20_Link" text:visited-style-name="Index_20_Link">8. Уникальные функции<text:tab/>20</text:a></text:p>
          <text:p text:style-name="P3"><text:a xlink:type="simple" xlink:href="#__RefHeading___Toc834_291603241" text:style-name="Index_20_Link" text:visited-style-name="Index_20_Link">Технологии Telegram<text:tab/>20</text:a></text:p>
          <text:p text:style-name="P4"><text:a xlink:type="simple" xlink:href="#__RefHeading___Toc836_291603241" text:style-name="Index_20_Link" text:visited-style-name="Index_20_Link">1. Бэкенд<text:tab/>20</text:a></text:p>
          <text:p text:style-name="P4"><text:a xlink:type="simple" xlink:href="#__RefHeading___Toc838_291603241" text:style-name="Index_20_Link" text:visited-style-name="Index_20_Link">2. Хранилище<text:tab/>20</text:a></text:p>
          <text:p text:style-name="P4"><text:a xlink:type="simple" xlink:href="#__RefHeading___Toc840_291603241" text:style-name="Index_20_Link" text:visited-style-name="Index_20_Link">3. Клиент<text:tab/>20</text:a></text:p>
          <text:p text:style-name="P3"><text:a xlink:type="simple" xlink:href="#__RefHeading___Toc842_291603241" text:style-name="Index_20_Link" text:visited-style-name="Index_20_Link">Преимущества Telegram<text:tab/>20</text:a></text:p>
          <text:p text:style-name="P3"><text:a xlink:type="simple" xlink:href="#__RefHeading___Toc844_291603241" text:style-name="Index_20_Link" text:visited-style-name="Index_20_Link">Недостатки Telegram<text:tab/>20</text:a></text:p>
          <text:p text:style-name="P3"><text:a xlink:type="simple" xlink:href="#__RefHeading___Toc846_291603241" text:style-name="Index_20_Link" text:visited-style-name="Index_20_Link">Итог<text:tab/>21</text:a></text:p>
          <text:p text:style-name="P2"><text:a xlink:type="simple" xlink:href="#__RefHeading___Toc848_291603241" text:style-name="Index_20_Link" text:visited-style-name="Index_20_Link">Итоги анализа существующих решений<text:tab/>21</text:a></text:p>
          <text:p text:style-name="P1"><text:a xlink:type="simple" xlink:href="#__RefHeading___Toc647_291603241" text:style-name="Index_20_Link" text:visited-style-name="Index_20_Link">Обоснование выбора технологий и средств разработки<text:tab/>23</text:a></text:p>
          <text:p text:style-name="P2"><text:a xlink:type="simple" xlink:href="#__RefHeading___Toc649_291603241" text:style-name="Index_20_Link" text:visited-style-name="Index_20_Link">Язык программирования С<text:tab/>23</text:a></text:p>
          <text:p text:style-name="P3"><text:a xlink:type="simple" xlink:href="#__RefHeading___Toc651_291603241" text:style-name="Index_20_Link" text:visited-style-name="Index_20_Link">Плюсы использования C для бэкенда:<text:tab/>23</text:a></text:p>
          <text:p text:style-name="P3"><text:a xlink:type="simple" xlink:href="#__RefHeading___Toc653_291603241" text:style-name="Index_20_Link" text:visited-style-name="Index_20_Link">Минусы использования C для бэкенда:<text:tab/>23</text:a></text:p>
          <text:p text:style-name="P3"><text:a xlink:type="simple" xlink:href="#__RefHeading___Toc655_291603241" text:style-name="Index_20_Link" text:visited-style-name="Index_20_Link">Заключение<text:tab/>24</text:a></text:p>
          <text:p text:style-name="P2"><text:a xlink:type="simple" xlink:href="#__RefHeading___Toc657_291603241" text:style-name="Index_20_Link" text:visited-style-name="Index_20_Link">Язык программирования С++<text:tab/>24</text:a></text:p>
          <text:p text:style-name="P3"><text:a xlink:type="simple" xlink:href="#__RefHeading___Toc659_291603241" text:style-name="Index_20_Link" text:visited-style-name="Index_20_Link">Плюсы использования C++ для бэкенда:<text:tab/>24</text:a></text:p>
          <text:p text:style-name="P4"><text:a xlink:type="simple" xlink:href="#__RefHeading___Toc661_291603241" text:style-name="Index_20_Link" text:visited-style-name="Index_20_Link">1. Высокая производительность:<text:tab/>24</text:a></text:p>
          <text:p text:style-name="P4"><text:a xlink:type="simple" xlink:href="#__RefHeading___Toc663_291603241" text:style-name="Index_20_Link" text:visited-style-name="Index_20_Link">2. Мощные возможности ООП и шаблонов:<text:tab/>24</text:a></text:p>
          <text:p text:style-name="P4"><text:a xlink:type="simple" xlink:href="#__RefHeading___Toc665_291603241" text:style-name="Index_20_Link" text:visited-style-name="Index_20_Link">3. Современные библиотеки и фреймворки:<text:tab/>24</text:a></text:p>
          <text:p text:style-name="P4"><text:a xlink:type="simple" xlink:href="#__RefHeading___Toc667_291603241" text:style-name="Index_20_Link" text:visited-style-name="Index_20_Link">4. Асинхронное программирование:<text:tab/>24</text:a></text:p>
          <text:p text:style-name="P4"><text:a xlink:type="simple" xlink:href="#__RefHeading___Toc669_291603241" text:style-name="Index_20_Link" text:visited-style-name="Index_20_Link">5. Поддержка многопоточности:<text:tab/>24</text:a></text:p>
          <text:p text:style-name="P4"><text:a xlink:type="simple" xlink:href="#__RefHeading___Toc671_291603241" text:style-name="Index_20_Link" text:visited-style-name="Index_20_Link">6. Кроссплатформенность:<text:tab/>25</text:a></text:p>
          <text:p text:style-name="P4"><text:soft-page-break/><text:a xlink:type="simple" xlink:href="#__RefHeading___Toc673_291603241" text:style-name="Index_20_Link" text:visited-style-name="Index_20_Link">7. Подходит для работы с мультимедиа:<text:tab/>25</text:a></text:p>
          <text:p text:style-name="P3"><text:a xlink:type="simple" xlink:href="#__RefHeading___Toc675_291603241" text:style-name="Index_20_Link" text:visited-style-name="Index_20_Link">Минусы использования C++ для бэкенда:<text:tab/>25</text:a></text:p>
          <text:p text:style-name="P4"><text:a xlink:type="simple" xlink:href="#__RefHeading___Toc677_291603241" text:style-name="Index_20_Link" text:visited-style-name="Index_20_Link">1. Сложность языка:<text:tab/>25</text:a></text:p>
          <text:p text:style-name="P4"><text:a xlink:type="simple" xlink:href="#__RefHeading___Toc679_291603241" text:style-name="Index_20_Link" text:visited-style-name="Index_20_Link">2. Длительное время разработки:<text:tab/>25</text:a></text:p>
          <text:p text:style-name="P4"><text:a xlink:type="simple" xlink:href="#__RefHeading___Toc681_291603241" text:style-name="Index_20_Link" text:visited-style-name="Index_20_Link">3. Меньше готовых решений для веба:<text:tab/>25</text:a></text:p>
          <text:p text:style-name="P4"><text:a xlink:type="simple" xlink:href="#__RefHeading___Toc683_291603241" text:style-name="Index_20_Link" text:visited-style-name="Index_20_Link">4. Компиляция:<text:tab/>25</text:a></text:p>
          <text:p text:style-name="P3"><text:a xlink:type="simple" xlink:href="#__RefHeading___Toc685_291603241" text:style-name="Index_20_Link" text:visited-style-name="Index_20_Link">Когда использовать C++ для бэкенда?<text:tab/>25</text:a></text:p>
          <text:p text:style-name="P4"><text:a xlink:type="simple" xlink:href="#__RefHeading___Toc687_291603241" text:style-name="Index_20_Link" text:visited-style-name="Index_20_Link">Использование C++ оправдано, если:<text:tab/>25</text:a></text:p>
          <text:p text:style-name="P3"><text:a xlink:type="simple" xlink:href="#__RefHeading___Toc689_291603241" text:style-name="Index_20_Link" text:visited-style-name="Index_20_Link">Заключение<text:tab/>25</text:a></text:p>
          <text:p text:style-name="P2"><text:a xlink:type="simple" xlink:href="#__RefHeading___Toc691_291603241" text:style-name="Index_20_Link" text:visited-style-name="Index_20_Link">Язык программирования Rust<text:tab/>26</text:a></text:p>
          <text:p text:style-name="P3"><text:a xlink:type="simple" xlink:href="#__RefHeading___Toc693_291603241" text:style-name="Index_20_Link" text:visited-style-name="Index_20_Link">1. Работа с базами данных<text:tab/>26</text:a></text:p>
          <text:p text:style-name="P4"><text:a xlink:type="simple" xlink:href="#__RefHeading___Toc695_291603241" text:style-name="Index_20_Link" text:visited-style-name="Index_20_Link">Реляционные базы данных:<text:tab/>26</text:a></text:p>
          <text:p text:style-name="P4"><text:a xlink:type="simple" xlink:href="#__RefHeading___Toc697_291603241" text:style-name="Index_20_Link" text:visited-style-name="Index_20_Link">NoSQL базы данных:<text:tab/>26</text:a></text:p>
          <text:p text:style-name="P4"><text:a xlink:type="simple" xlink:href="#__RefHeading___Toc699_291603241" text:style-name="Index_20_Link" text:visited-style-name="Index_20_Link">Связанные технологии:<text:tab/>26</text:a></text:p>
          <text:p text:style-name="P3"><text:a xlink:type="simple" xlink:href="#__RefHeading___Toc701_291603241" text:style-name="Index_20_Link" text:visited-style-name="Index_20_Link">2. Работа с RTC (Real-Time Communication)<text:tab/>26</text:a></text:p>
          <text:p text:style-name="P4"><text:a xlink:type="simple" xlink:href="#__RefHeading___Toc703_291603241" text:style-name="Index_20_Link" text:visited-style-name="Index_20_Link">WebRTC:<text:tab/>26</text:a></text:p>
          <text:p text:style-name="P4"><text:a xlink:type="simple" xlink:href="#__RefHeading___Toc705_291603241" text:style-name="Index_20_Link" text:visited-style-name="Index_20_Link">Сетевые библиотеки:<text:tab/>27</text:a></text:p>
          <text:p text:style-name="P3"><text:a xlink:type="simple" xlink:href="#__RefHeading___Toc707_291603241" text:style-name="Index_20_Link" text:visited-style-name="Index_20_Link">3. Работа с API<text:tab/>27</text:a></text:p>
          <text:p text:style-name="P4"><text:a xlink:type="simple" xlink:href="#__RefHeading___Toc709_291603241" text:style-name="Index_20_Link" text:visited-style-name="Index_20_Link">HTTP-серверы:<text:tab/>27</text:a></text:p>
          <text:p text:style-name="P4"><text:a xlink:type="simple" xlink:href="#__RefHeading___Toc711_291603241" text:style-name="Index_20_Link" text:visited-style-name="Index_20_Link">gRPC:<text:tab/>27</text:a></text:p>
          <text:p text:style-name="P4"><text:a xlink:type="simple" xlink:href="#__RefHeading___Toc713_291603241" text:style-name="Index_20_Link" text:visited-style-name="Index_20_Link">HTTP-клиенты:<text:tab/>27</text:a></text:p>
          <text:p text:style-name="P3"><text:a xlink:type="simple" xlink:href="#__RefHeading___Toc715_291603241" text:style-name="Index_20_Link" text:visited-style-name="Index_20_Link">Заключение<text:tab/>27</text:a></text:p>
          <text:p text:style-name="P2"><text:a xlink:type="simple" xlink:href="#__RefHeading___Toc717_291603241" text:style-name="Index_20_Link" text:visited-style-name="Index_20_Link">Язык программирования Python<text:tab/>27</text:a></text:p>
          <text:p text:style-name="P3"><text:a xlink:type="simple" xlink:href="#__RefHeading___Toc719_291603241" text:style-name="Index_20_Link" text:visited-style-name="Index_20_Link">Плюсы Python как основного языка для мессенджера<text:tab/>27</text:a></text:p>
          <text:p text:style-name="P4"><text:a xlink:type="simple" xlink:href="#__RefHeading___Toc721_291603241" text:style-name="Index_20_Link" text:visited-style-name="Index_20_Link">1. Быстрота разработки<text:tab/>27</text:a></text:p>
          <text:p text:style-name="P4"><text:a xlink:type="simple" xlink:href="#__RefHeading___Toc723_291603241" text:style-name="Index_20_Link" text:visited-style-name="Index_20_Link">2. Асинхронное программирование<text:tab/>28</text:a></text:p>
          <text:p text:style-name="P4"><text:a xlink:type="simple" xlink:href="#__RefHeading___Toc725_291603241" text:style-name="Index_20_Link" text:visited-style-name="Index_20_Link">3. Богатая экосистема библиотек<text:tab/>28</text:a></text:p>
          <text:p text:style-name="P4"><text:a xlink:type="simple" xlink:href="#__RefHeading___Toc727_291603241" text:style-name="Index_20_Link" text:visited-style-name="Index_20_Link">4. Удобство интеграции<text:tab/>28</text:a></text:p>
          <text:p text:style-name="P4"><text:a xlink:type="simple" xlink:href="#__RefHeading___Toc729_291603241" text:style-name="Index_20_Link" text:visited-style-name="Index_20_Link">5. Широкий выбор хостинга и инструментов<text:tab/>28</text:a></text:p>
          <text:p text:style-name="P4"><text:a xlink:type="simple" xlink:href="#__RefHeading___Toc731_291603241" text:style-name="Index_20_Link" text:visited-style-name="Index_20_Link">6. Комьюнити и поддержка<text:tab/>28</text:a></text:p>
          <text:p text:style-name="P3"><text:a xlink:type="simple" xlink:href="#__RefHeading___Toc733_291603241" text:style-name="Index_20_Link" text:visited-style-name="Index_20_Link">Минусы Python как основного языка для мессенджера<text:tab/>28</text:a></text:p>
          <text:p text:style-name="P4"><text:a xlink:type="simple" xlink:href="#__RefHeading___Toc735_291603241" text:style-name="Index_20_Link" text:visited-style-name="Index_20_Link">1. Ограничения производительности<text:tab/>28</text:a></text:p>
          <text:p text:style-name="P4"><text:a xlink:type="simple" xlink:href="#__RefHeading___Toc737_291603241" text:style-name="Index_20_Link" text:visited-style-name="Index_20_Link">2. Меньшая поддержка мультимедиа<text:tab/>28</text:a></text:p>
          <text:p text:style-name="P4"><text:a xlink:type="simple" xlink:href="#__RefHeading___Toc739_291603241" text:style-name="Index_20_Link" text:visited-style-name="Index_20_Link">3. Ресурсоёмкость<text:tab/>29</text:a></text:p>
          <text:p text:style-name="P3"><text:a xlink:type="simple" xlink:href="#__RefHeading___Toc741_291603241" text:style-name="Index_20_Link" text:visited-style-name="Index_20_Link">Когда Python подходит как фундаментальный язык<text:tab/>29</text:a></text:p>
          <text:p text:style-name="P3"><text:a xlink:type="simple" xlink:href="#__RefHeading___Toc743_291603241" text:style-name="Index_20_Link" text:visited-style-name="Index_20_Link">Когда Python недостаточен<text:tab/>29</text:a></text:p>
          <text:p text:style-name="P3"><text:a xlink:type="simple" xlink:href="#__RefHeading___Toc745_291603241" text:style-name="Index_20_Link" text:visited-style-name="Index_20_Link">Заключение<text:tab/>29</text:a></text:p>
          <text:p text:style-name="P2"><text:a xlink:type="simple" xlink:href="#__RefHeading___Toc850_291603241" text:style-name="Index_20_Link" text:visited-style-name="Index_20_Link">Заключение по выбору языка программирования<text:tab/>29</text:a></text:p>
        </text:index-body>
      </text:table-of-content>
      <text:h text:style-name="P6" text:outline-level="1"/>
      <text:h text:style-name="P7" text:outline-level="1"><text:bookmark-start text:name="__RefHeading___Toc641_291603241"/>Постановка задачи<text:bookmark-end text:name="__RefHeading___Toc641_291603241"/></text:h>
      <text:p text:style-name="P128"><text:tab/><text:span text:style-name="T38">Разработать</text:span> мессенджер с поддержкой текстового общения, а также функций голосовой и видеосвязи. Приложение будет ориентировано на обеспечение стабильной связи между пользователями, удобный интерфейс и безопасность данных. Особое внимание будет уделено реализации современных технологий передачи данных в реальном времени и интеграции с пользовательскими устройствами.</text:p>
      <text:h text:style-name="P8" text:outline-level="1"><text:bookmark-start text:name="__RefHeading___Toc643_291603241"/>Обоснование актуальности работы<text:bookmark-end text:name="__RefHeading___Toc643_291603241"/></text:h>
      <text:p text:style-name="P129"><text:tab/>С каждым годом использование цифровых сервисов охватывает все более широкий спектр жизненных аспектов: от коммуникации и развлечений до образования и финансовых операций. В основе большинства современных интернет-услуг лежат сложные веб-приложения и мобильные платформы, которые взаимодействуют с пользователями и обрабатывают большие объемы данных. Для того чтобы эти приложения могли эффективно работать, с минимальными задержками и без сбоев, необходимо надежное и масштабируемое серверное решение.</text:p>
      <text:p text:style-name="P129"><text:tab/>В последние десятилетия значительные изменения в технологической сфере привели к росту объема и сложности данных, которые должны быть обработаны в реальном времени. Увеличение числа пользователей и устройств, подключенных к сети, порождает новые вызовы для бэкенд-разработки: необходимо создавать системы, которые смогут обрабатывать огромные объемы данных без потери производительности, обеспечивать безопасность и конфиденциальность информации, а также сохранять высокую доступность и отказоустойчивость даже при интенсивных нагрузках.</text:p>
      <text:p text:style-name="P129"><text:tab/><text:span text:style-name="T39">Б</text:span>экенд-разработк<text:span text:style-name="T39">а — </text:span>ключев<text:span text:style-name="T39">ой </text:span>компонент для успешной работы многих сервисов. Не только крупные корпорации, но и стартапы, а также малые и средние предприятия сталкиваются с необходимостью создания высококачественных серверных решений, которые могут эффективно масштабироваться и обеспечивать высокую степень безопасности данных. В этой связи, разработка надежных и производительных бэкенд-систем становится не только актуальной задачей, но и основой для успеха в различных сферах, таких как электронная коммерция, социальные сети, финтех, здравоохранение, образование и другие.</text:p>
      <text:p text:style-name="P129"><text:tab/>Таким образом, тема разработки серверных решений для современных приложений представляет собой важный и перспективный объект исследования, поскольку она касается всех аспектов функционирования крупных и малых цифровых платформ, а также обеспечивает их конкурентоспособность на рынке.</text:p>
      <text:h text:style-name="P9" text:outline-level="1"><text:bookmark-start text:name="__RefHeading___Toc645_291603241"/>Обзор литуратуры и существующих решений<text:bookmark-end text:name="__RefHeading___Toc645_291603241"/></text:h>
      <text:p text:style-name="P130"><text:tab/><text:span text:style-name="T47">Очень важно проанализировать имеющиеся решения чтобы научися на уже известных ошибках.</text:span></text:p>
      <text:h text:style-name="P13" text:outline-level="2"><text:bookmark-start text:name="__RefHeading___Toc782_291603241"/><text:span text:style-name="T47">Discord</text:span><text:bookmark-end text:name="__RefHeading___Toc782_291603241"/></text:h>
      <text:p text:style-name="Text_20_body"><text:span text:style-name="Strong_20_Emphasis"><text:span text:style-name="T50"><text:tab/>Discord</text:span></text:span><text:span text:style-name="T50"> — это многофункциональное приложение для обмена сообщениями, которое сочетает в себе текстовые чаты, голосовые и видеозвонки. Первоначально оно было разработано для геймеров, но быстро стало популярным среди разных сообществ благодаря удобству использования, широкому набору функций и высокой производительности.</text:span></text:p>
      <text:p text:style-name="P129"><text:tab/><text:span text:style-name="T48">На данный момент приложение находится в списке блокировок РКН, однако это не повод списывать его со счетов, ведь это действительно очень удобное, функциональное и гениальное приложение и задумка в целом.</text:span></text:p>
      <text:h text:style-name="Heading_20_3" text:outline-level="3"><text:bookmark-start text:name="__RefHeading___Toc784_291603241"/><text:span text:style-name="Strong_20_Emphasis"><text:span text:style-name="T50">Основные особенности Discord</text:span></text:span><text:bookmark-end text:name="__RefHeading___Toc784_291603241"/></text:h>
      <text:h text:style-name="Heading_20_4" text:outline-level="4"><text:bookmark-start text:name="__RefHeading___Toc786_291603241"/><text:span text:style-name="Strong_20_Emphasis"><text:span text:style-name="T50">1. Текстовые чаты</text:span></text:span><text:bookmark-end text:name="__RefHeading___Toc786_291603241"/></text:h>
      <text:list xml:id="list2202612276" text:style-name="L40">
        <text:list-item>
          <text:p text:style-name="P100"><text:span text:style-name="Strong_20_Emphasis"><text:span text:style-name="T50">Каналы</text:span></text:span><text:span text:style-name="T50">: Серверы организованы в текстовые каналы, где пользователи могут обмениваться сообщениями, ссылками, изображениями и файлами. </text:span></text:p>
        </text:list-item>
        <text:list-item>
          <text:p text:style-name="P100"><text:span text:style-name="Strong_20_Emphasis"><text:span text:style-name="T50">Темы (Threads)</text:span></text:span><text:span text:style-name="T50">: Возможность создавать отдельные ветки обсуждений в каналах. </text:span></text:p>
        </text:list-item>
        <text:list-item>
          <text:p text:style-name="P99"><text:span text:style-name="Strong_20_Emphasis"><text:span text:style-name="T50">Приватные сообщения</text:span></text:span><text:span text:style-name="T50">: Личное общение между пользователями. </text:span></text:p>
        </text:list-item>
      </text:list>
      <text:h text:style-name="Heading_20_4" text:outline-level="4"><text:bookmark-start text:name="__RefHeading___Toc788_291603241"/><text:span text:style-name="Strong_20_Emphasis"><text:span text:style-name="T50">2. Голосовые и видеозвонки</text:span></text:span><text:bookmark-end text:name="__RefHeading___Toc788_291603241"/></text:h>
      <text:list xml:id="list3956303929" text:style-name="L41">
        <text:list-item>
          <text:p text:style-name="P102"><text:span text:style-name="Strong_20_Emphasis"><text:span text:style-name="T50">Голосовые каналы</text:span></text:span><text:span text:style-name="T50">: Постоянные комнаты, где пользователи могут подключаться и общаться в реальном времени. </text:span></text:p>
        </text:list-item>
        <text:list-item>
          <text:p text:style-name="P102"><text:span text:style-name="Strong_20_Emphasis"><text:span text:style-name="T50">Видеозвонки</text:span></text:span><text:span text:style-name="T50">: Возможность делиться экраном и общаться через видео. </text:span></text:p>
        </text:list-item>
        <text:list-item>
          <text:p text:style-name="P101"><text:span text:style-name="Strong_20_Emphasis"><text:span text:style-name="T50">Качество связи</text:span></text:span><text:span text:style-name="T50">: Регулируется в зависимости от пропускной способности и настроек сервера. </text:span></text:p>
        </text:list-item>
      </text:list>
      <text:h text:style-name="Heading_20_4" text:outline-level="4"><text:bookmark-start text:name="__RefHeading___Toc790_291603241"/><text:span text:style-name="Strong_20_Emphasis"><text:span text:style-name="T50">3. Серверы</text:span></text:span><text:bookmark-end text:name="__RefHeading___Toc790_291603241"/></text:h>
      <text:list xml:id="list1092242793" text:style-name="L42">
        <text:list-item>
          <text:p text:style-name="P131">Серверы представляют собой виртуальные пространства, где собираются сообщества. </text:p>
        </text:list-item>
        <text:list-item>
          <text:p text:style-name="P131">Поддержка большого количества участников (до сотен тысяч). </text:p>
        </text:list-item>
        <text:list-item>
          <text:p text:style-name="P132">Настраиваемая структура каналов и ролей. </text:p>
        </text:list-item>
      </text:list>
      <text:h text:style-name="Heading_20_4" text:outline-level="4"><text:bookmark-start text:name="__RefHeading___Toc792_291603241"/><text:span text:style-name="Strong_20_Emphasis"><text:span text:style-name="T50">4. Интеграции и расширения</text:span></text:span><text:bookmark-end text:name="__RefHeading___Toc792_291603241"/></text:h>
      <text:list xml:id="list958862962" text:style-name="L43">
        <text:list-item>
          <text:p text:style-name="P104"><text:span text:style-name="Strong_20_Emphasis"><text:span text:style-name="T50">Боты</text:span></text:span><text:span text:style-name="T50">: Возможность добавлять автоматизированных помощников для модерации, игр, опросов и других задач. </text:span></text:p>
        </text:list-item>
        <text:list-item>
          <text:p text:style-name="P103"><text:span text:style-name="Strong_20_Emphasis"><text:span text:style-name="T50">Интеграция с другими платформами</text:span></text:span><text:span text:style-name="T50">: Twitch, YouTube, Spotify, GitHub, и т.д. </text:span></text:p>
        </text:list-item>
      </text:list>
      <text:h text:style-name="Heading_20_4" text:outline-level="4"><text:bookmark-start text:name="__RefHeading___Toc794_291603241"/><text:span text:style-name="Strong_20_Emphasis"><text:span text:style-name="T50">5. Настраиваемость</text:span></text:span><text:bookmark-end text:name="__RefHeading___Toc794_291603241"/></text:h>
      <text:list xml:id="list2859973927" text:style-name="L44">
        <text:list-item>
          <text:p text:style-name="P133">Роли и разрешения: Гибкая система прав доступа для участников. </text:p>
        </text:list-item>
        <text:list-item>
          <text:p text:style-name="P134">Темы интерфейса и пользовательские настройки. </text:p>
        </text:list-item>
      </text:list>
      <text:h text:style-name="Heading_20_4" text:outline-level="4"><text:bookmark-start text:name="__RefHeading___Toc796_291603241"/><text:soft-page-break/><text:span text:style-name="Strong_20_Emphasis"><text:span text:style-name="T50">6. Безопасность</text:span></text:span><text:bookmark-end text:name="__RefHeading___Toc796_291603241"/></text:h>
      <text:list xml:id="list1303548947" text:style-name="L45">
        <text:list-item>
          <text:p text:style-name="P135">Двухфакторная аутентификация (2FA). </text:p>
        </text:list-item>
        <text:list-item>
          <text:p text:style-name="P135">Настройки конфиденциальности для серверов и пользователей. </text:p>
        </text:list-item>
        <text:list-item>
          <text:p text:style-name="P136">Возможность модерации и фильтрации контента. </text:p>
        </text:list-item>
      </text:list>
      <text:h text:style-name="Heading_20_4" text:outline-level="4"><text:bookmark-start text:name="__RefHeading___Toc798_291603241"/><text:span text:style-name="Strong_20_Emphasis"><text:span text:style-name="T50">7. Платформы</text:span></text:span><text:bookmark-end text:name="__RefHeading___Toc798_291603241"/></text:h>
      <text:list xml:id="list816332410" text:style-name="L46">
        <text:list-item>
          <text:p text:style-name="P137">Доступен на Windows, macOS, Linux, iOS, Android и через веб-браузер. </text:p>
        </text:list-item>
      </text:list>
      <text:h text:style-name="Heading_20_3" text:outline-level="3"><text:bookmark-start text:name="__RefHeading___Toc800_291603241"/><text:span text:style-name="Strong_20_Emphasis"><text:span text:style-name="T50">Технологии Discord</text:span></text:span><text:bookmark-end text:name="__RefHeading___Toc800_291603241"/></text:h>
      <text:h text:style-name="Heading_20_4" text:outline-level="4"><text:bookmark-start text:name="__RefHeading___Toc802_291603241"/><text:span text:style-name="Strong_20_Emphasis"><text:span text:style-name="T50">1. Бэкенд</text:span></text:span><text:bookmark-end text:name="__RefHeading___Toc802_291603241"/></text:h>
      <text:list xml:id="list889759672" text:style-name="L47">
        <text:list-item>
          <text:p text:style-name="P106"><text:span text:style-name="T50">Написан на </text:span><text:span text:style-name="Strong_20_Emphasis"><text:span text:style-name="T50">Elixir</text:span></text:span><text:span text:style-name="T50"> для обеспечения высокой производительности и масштабируемости. </text:span></text:p>
        </text:list-item>
        <text:list-item>
          <text:p text:style-name="P106"><text:span text:style-name="T50">Использует </text:span><text:span text:style-name="Strong_20_Emphasis"><text:span text:style-name="T50">WebRTC</text:span></text:span><text:span text:style-name="T50"> для голосовых и видеозвонков. </text:span></text:p>
        </text:list-item>
        <text:list-item>
          <text:p text:style-name="P105"><text:span text:style-name="Strong_20_Emphasis"><text:span text:style-name="T50">Redis</text:span></text:span><text:span text:style-name="T50"> и </text:span><text:span text:style-name="Strong_20_Emphasis"><text:span text:style-name="T50">PostgreSQL</text:span></text:span><text:span text:style-name="T50"> для кэширования и управления данными. </text:span></text:p>
        </text:list-item>
      </text:list>
      <text:h text:style-name="Heading_20_4" text:outline-level="4"><text:bookmark-start text:name="__RefHeading___Toc804_291603241"/><text:span text:style-name="Strong_20_Emphasis"><text:span text:style-name="T50">2. Фронтенд</text:span></text:span><text:bookmark-end text:name="__RefHeading___Toc804_291603241"/></text:h>
      <text:list xml:id="list4023357834" text:style-name="L48">
        <text:list-item>
          <text:p text:style-name="P107"><text:span text:style-name="T50">Основные технологии: </text:span><text:span text:style-name="Strong_20_Emphasis"><text:span text:style-name="T50">React</text:span></text:span><text:span text:style-name="T50"> и </text:span><text:span text:style-name="Strong_20_Emphasis"><text:span text:style-name="T50">TypeScript</text:span></text:span><text:span text:style-name="T50">. </text:span></text:p>
        </text:list-item>
        <text:list-item>
          <text:p text:style-name="P138">Удобный интерфейс с акцентом на производительность и UX. </text:p>
        </text:list-item>
      </text:list>
      <text:h text:style-name="Heading_20_4" text:outline-level="4"><text:bookmark-start text:name="__RefHeading___Toc806_291603241"/><text:span text:style-name="Strong_20_Emphasis"><text:span text:style-name="T50">3. Сети</text:span></text:span><text:bookmark-end text:name="__RefHeading___Toc806_291603241"/></text:h>
      <text:list xml:id="list2220450272" text:style-name="L49">
        <text:list-item>
          <text:p text:style-name="P139">Discord использует свои собственные сервера для обработки аудио- и видеопотоков. </text:p>
        </text:list-item>
        <text:list-item>
          <text:p text:style-name="P108"><text:span text:style-name="Strong_20_Emphasis"><text:span text:style-name="T50">STUN/TURN-серверы</text:span></text:span><text:span text:style-name="T50"> для обеспечения работы через NAT. </text:span></text:p>
        </text:list-item>
      </text:list>
      <text:h text:style-name="Heading_20_3" text:outline-level="3"><text:bookmark-start text:name="__RefHeading___Toc808_291603241"/><text:span text:style-name="Strong_20_Emphasis"><text:span text:style-name="T50">Преимущества Discord</text:span></text:span><text:bookmark-end text:name="__RefHeading___Toc808_291603241"/></text:h>
      <text:list xml:id="list2390034014" text:style-name="L50">
        <text:list-item>
          <text:p text:style-name="P110"><text:span text:style-name="Strong_20_Emphasis"><text:span text:style-name="T50">Удобство использования</text:span></text:span><text:span text:style-name="T50">: Интуитивный интерфейс, понятный даже для новых пользователей. </text:span></text:p>
        </text:list-item>
        <text:list-item>
          <text:p text:style-name="P110"><text:span text:style-name="Strong_20_Emphasis"><text:span text:style-name="T50">Богатый функционал</text:span></text:span><text:span text:style-name="T50">: Подходит для общения как в небольших группах, так и в больших сообществах. </text:span></text:p>
        </text:list-item>
        <text:list-item>
          <text:p text:style-name="P110"><text:span text:style-name="Strong_20_Emphasis"><text:span text:style-name="T50">Масштабируемость</text:span></text:span><text:span text:style-name="T50">: Поддержка большого количества пользователей на серверах. </text:span></text:p>
        </text:list-item>
        <text:list-item>
          <text:p text:style-name="P109"><text:span text:style-name="Strong_20_Emphasis"><text:span text:style-name="T50">Бесплатность</text:span></text:span><text:span text:style-name="T50">: Базовые функции доступны бесплатно. Дополнительные возможности (Nitro) предлагаются за подписку. </text:span></text:p>
        </text:list-item>
      </text:list>
      <text:h text:style-name="Heading_20_3" text:outline-level="3"><text:bookmark-start text:name="__RefHeading___Toc810_291603241"/><text:span text:style-name="Strong_20_Emphasis"><text:span text:style-name="T50">Недостатки Discord</text:span></text:span><text:bookmark-end text:name="__RefHeading___Toc810_291603241"/></text:h>
      <text:list xml:id="list1579715251" text:style-name="L51">
        <text:list-item>
          <text:p text:style-name="P112"><text:span text:style-name="Strong_20_Emphasis"><text:span text:style-name="T50">Высокое потребление ресурсов</text:span></text:span><text:span text:style-name="T50">: Приложение может быть тяжёлым для старых устройств. </text:span></text:p>
        </text:list-item>
        <text:list-item>
          <text:p text:style-name="P112"><text:span text:style-name="Strong_20_Emphasis"><text:span text:style-name="T50">Привязка к серверам Discord</text:span></text:span><text:span text:style-name="T50">: Нет возможности создать полностью автономные серверы. </text:span></text:p>
        </text:list-item>
        <text:list-item>
          <text:p text:style-name="P112"><text:span text:style-name="Strong_20_Emphasis"><text:span text:style-name="T50">Проблемы конфиденциальности</text:span></text:span><text:span text:style-name="T50">: Некоторые пользователи выражают обеспокоенность сбором данных. </text:span></text:p>
        </text:list-item>
        <text:list-item>
          <text:p text:style-name="P111"><text:span text:style-name="Strong_20_Emphasis"><text:span text:style-name="T50">Зависимость от интернет-соединения</text:span></text:span><text:span text:style-name="T50">: Требуется стабильное подключение для работы. </text:span></text:p>
        </text:list-item>
      </text:list>
      <text:h text:style-name="Heading_20_3" text:outline-level="3"><text:bookmark-start text:name="__RefHeading___Toc812_291603241"/><text:soft-page-break/><text:span text:style-name="Strong_20_Emphasis"><text:span text:style-name="T50">Итог</text:span></text:span><text:bookmark-end text:name="__RefHeading___Toc812_291603241"/></text:h>
      <text:p text:style-name="P140">Discord — это мощное, универсальное приложение для общения, подходящее как для личного использования, так и для создания сообществ. Оно предоставляет пользователям гибкость в общении через текстовые, голосовые и видеоформаты. Для анализа архитектуры мессенджеров Discord может стать полезным примером благодаря своему акценту на масштабируемости, удобстве использования и интеграции современных технологий.</text:p>
      <text:h text:style-name="P12" text:outline-level="2"><text:bookmark-start text:name="__RefHeading___Toc814_291603241"/><text:span text:style-name="Strong_20_Emphasis"><text:span text:style-name="T50">Telegram</text:span></text:span><text:bookmark-end text:name="__RefHeading___Toc814_291603241"/></text:h>
      <text:p text:style-name="Text_20_body"><text:span text:style-name="Strong_20_Emphasis"><text:span text:style-name="T50">Telegram</text:span></text:span><text:span text:style-name="T50"> — это популярный мессенджер с акцентом на скорость, безопасность и богатую функциональность. Он был запущен в 2013 году братьями Павлом и Николаем Дуровыми и быстро завоевал популярность благодаря своей простоте, удобству и инновациям.</text:span></text:p>
      <text:h text:style-name="Heading_20_3" text:outline-level="3"><text:bookmark-start text:name="__RefHeading___Toc816_291603241"/><text:span text:style-name="Strong_20_Emphasis"><text:span text:style-name="T50">Основные особенности Telegram</text:span></text:span><text:bookmark-end text:name="__RefHeading___Toc816_291603241"/></text:h>
      <text:h text:style-name="Heading_20_4" text:outline-level="4"><text:bookmark-start text:name="__RefHeading___Toc818_291603241"/><text:span text:style-name="Strong_20_Emphasis"><text:span text:style-name="T50">1. Текстовые сообщения</text:span></text:span><text:bookmark-end text:name="__RefHeading___Toc818_291603241"/></text:h>
      <text:list xml:id="list1383292328" text:style-name="L57">
        <text:list-item>
          <text:p text:style-name="P114"><text:span text:style-name="Strong_20_Emphasis"><text:span text:style-name="T50">Быстрая отправка</text:span></text:span><text:span text:style-name="T50">: Оптимизирован для быстрой передачи сообщений даже при низкой скорости интернета. </text:span></text:p>
        </text:list-item>
        <text:list-item>
          <text:p text:style-name="P114"><text:span text:style-name="Strong_20_Emphasis"><text:span text:style-name="T50">Редактирование и удаление</text:span></text:span><text:span text:style-name="T50">: Пользователи могут редактировать и удалять свои сообщения. </text:span></text:p>
        </text:list-item>
        <text:list-item>
          <text:p text:style-name="P113"><text:span text:style-name="Strong_20_Emphasis"><text:span text:style-name="T50">Отправка файлов</text:span></text:span><text:span text:style-name="T50">: Поддержка отправки файлов больших размеров (до 2 ГБ на файл). </text:span></text:p>
        </text:list-item>
      </text:list>
      <text:h text:style-name="Heading_20_4" text:outline-level="4"><text:bookmark-start text:name="__RefHeading___Toc820_291603241"/><text:span text:style-name="Strong_20_Emphasis"><text:span text:style-name="T50">2. Чаты</text:span></text:span><text:bookmark-end text:name="__RefHeading___Toc820_291603241"/></text:h>
      <text:list xml:id="list3818430538" text:style-name="L58">
        <text:list-item>
          <text:p text:style-name="P116"><text:span text:style-name="Strong_20_Emphasis"><text:span text:style-name="T50">Личные чаты</text:span></text:span><text:span text:style-name="T50">: Обычные и зашифрованные. </text:span></text:p>
        </text:list-item>
        <text:list-item>
          <text:p text:style-name="P116"><text:span text:style-name="Strong_20_Emphasis"><text:span text:style-name="T50">Группы</text:span></text:span><text:span text:style-name="T50">: Поддерживают до 200,000 участников. </text:span></text:p>
        </text:list-item>
        <text:list-item>
          <text:p text:style-name="P116"><text:span text:style-name="Strong_20_Emphasis"><text:span text:style-name="T50">Супергруппы</text:span></text:span><text:span text:style-name="T50">: Для больших сообществ с расширенными функциями модерации. </text:span></text:p>
        </text:list-item>
        <text:list-item>
          <text:p text:style-name="P115"><text:span text:style-name="Strong_20_Emphasis"><text:span text:style-name="T50">Каналы</text:span></text:span><text:span text:style-name="T50">: Односторонние трансляции сообщений для неограниченного числа подписчиков. </text:span></text:p>
        </text:list-item>
      </text:list>
      <text:h text:style-name="Heading_20_4" text:outline-level="4"><text:bookmark-start text:name="__RefHeading___Toc822_291603241"/><text:span text:style-name="Strong_20_Emphasis"><text:span text:style-name="T50">3. Безопасность</text:span></text:span><text:bookmark-end text:name="__RefHeading___Toc822_291603241"/></text:h>
      <text:list xml:id="list775842828" text:style-name="L59">
        <text:list-item>
          <text:p text:style-name="P118"><text:span text:style-name="Strong_20_Emphasis"><text:span text:style-name="T50">Секретные чаты</text:span></text:span><text:span text:style-name="T50">: </text:span></text:p>
          <text:list>
            <text:list-item>
              <text:p text:style-name="P141">Шифрование "клиент-клиент" (end-to-end). </text:p>
            </text:list-item>
            <text:list-item>
              <text:p text:style-name="P141">Сообщения не сохраняются на серверах Telegram. </text:p>
            </text:list-item>
            <text:list-item>
              <text:p text:style-name="P141">Самоуничтожающиеся сообщения. </text:p>
            </text:list-item>
          </text:list>
        </text:list-item>
        <text:list-item>
          <text:p text:style-name="P117"><text:span text:style-name="Strong_20_Emphasis"><text:span text:style-name="T50">Регулярные чаты</text:span></text:span><text:span text:style-name="T50">: Шифруются между клиентом и сервером, но не являются end-to-end. </text:span></text:p>
        </text:list-item>
      </text:list>
      <text:h text:style-name="Heading_20_4" text:outline-level="4"><text:bookmark-start text:name="__RefHeading___Toc824_291603241"/><text:span text:style-name="Strong_20_Emphasis"><text:span text:style-name="T50">4. Голосовые и видеозвонки</text:span></text:span><text:bookmark-end text:name="__RefHeading___Toc824_291603241"/></text:h>
      <text:list xml:id="list3856988836" text:style-name="L60">
        <text:list-item>
          <text:p text:style-name="P142">Высокое качество связи с использованием собственной технологии компрессии данных. </text:p>
        </text:list-item>
        <text:list-item>
          <text:p text:style-name="P143">Поддержка групповых звонков и видеоконференций. </text:p>
        </text:list-item>
      </text:list>
      <text:h text:style-name="Heading_20_4" text:outline-level="4"><text:bookmark-start text:name="__RefHeading___Toc826_291603241"/><text:span text:style-name="Strong_20_Emphasis"><text:span text:style-name="T50">5. Боты</text:span></text:span><text:bookmark-end text:name="__RefHeading___Toc826_291603241"/></text:h>
      <text:list xml:id="list940065647" text:style-name="L61">
        <text:list-item>
          <text:p text:style-name="P144">Telegram предоставляет мощную платформу для разработки ботов. </text:p>
        </text:list-item>
        <text:list-item>
          <text:p text:style-name="P145">Боты могут выполнять сложные задачи: принимать платежи, запускать мини-игры, обеспечивать поддержку. </text:p>
        </text:list-item>
      </text:list>
      <text:h text:style-name="Heading_20_4" text:outline-level="4"><text:bookmark-start text:name="__RefHeading___Toc828_291603241"/><text:span text:style-name="Strong_20_Emphasis"><text:span text:style-name="T50">6. Кроссплатформенность</text:span></text:span><text:bookmark-end text:name="__RefHeading___Toc828_291603241"/></text:h>
      <text:list xml:id="list385438860" text:style-name="L62">
        <text:list-item>
          <text:p text:style-name="P146">Доступен на Windows, macOS, Linux, iOS, Android и через веб. </text:p>
        </text:list-item>
        <text:list-item>
          <text:p text:style-name="P147">Синхронизация сообщений между устройствами. </text:p>
        </text:list-item>
      </text:list>
      <text:h text:style-name="Heading_20_4" text:outline-level="4"><text:bookmark-start text:name="__RefHeading___Toc830_291603241"/><text:soft-page-break/><text:span text:style-name="Strong_20_Emphasis"><text:span text:style-name="T50">7. Настраиваемость</text:span></text:span><text:bookmark-end text:name="__RefHeading___Toc830_291603241"/></text:h>
      <text:list xml:id="list542394114" text:style-name="L63">
        <text:list-item>
          <text:p text:style-name="P148">Темы, обои, звуки уведомлений. </text:p>
        </text:list-item>
        <text:list-item>
          <text:p text:style-name="P149">Гибкие настройки приватности и безопасности. </text:p>
        </text:list-item>
      </text:list>
      <text:h text:style-name="Heading_20_4" text:outline-level="4"><text:bookmark-start text:name="__RefHeading___Toc832_291603241"/><text:span text:style-name="Strong_20_Emphasis"><text:span text:style-name="T50">8. Уникальные функции</text:span></text:span><text:bookmark-end text:name="__RefHeading___Toc832_291603241"/></text:h>
      <text:list xml:id="list1330186502" text:style-name="L64">
        <text:list-item>
          <text:p text:style-name="P120"><text:span text:style-name="Strong_20_Emphasis"><text:span text:style-name="T50">Голосовые чаты (Spaces)</text:span></text:span><text:span text:style-name="T50">: Мгновенное общение в реальном времени. </text:span></text:p>
        </text:list-item>
        <text:list-item>
          <text:p text:style-name="P120"><text:span text:style-name="Strong_20_Emphasis"><text:span text:style-name="T50">Интеграция с публичными сервисами</text:span></text:span><text:span text:style-name="T50">: Поддержка RSS, интеграция платежей и других внешних систем. </text:span></text:p>
        </text:list-item>
        <text:list-item>
          <text:p text:style-name="P119"><text:span text:style-name="Strong_20_Emphasis"><text:span text:style-name="T50">Стикеры и GIF</text:span></text:span><text:span text:style-name="T50">: Поддержка анимированных стикеров и встроенный поиск GIF. </text:span></text:p>
        </text:list-item>
      </text:list>
      <text:h text:style-name="Heading_20_3" text:outline-level="3"><text:bookmark-start text:name="__RefHeading___Toc834_291603241"/><text:span text:style-name="Strong_20_Emphasis"><text:span text:style-name="T50">Технологии Telegram</text:span></text:span><text:bookmark-end text:name="__RefHeading___Toc834_291603241"/></text:h>
      <text:h text:style-name="Heading_20_4" text:outline-level="4"><text:bookmark-start text:name="__RefHeading___Toc836_291603241"/><text:span text:style-name="Strong_20_Emphasis"><text:span text:style-name="T50">1. Бэкенд</text:span></text:span><text:bookmark-end text:name="__RefHeading___Toc836_291603241"/></text:h>
      <text:list xml:id="list3251986166" text:style-name="L65">
        <text:list-item>
          <text:p text:style-name="P121"><text:span text:style-name="T50">Telegram использует собственный протокол </text:span><text:span text:style-name="Strong_20_Emphasis"><text:span text:style-name="T50">MTProto</text:span></text:span><text:span text:style-name="T50">: </text:span></text:p>
          <text:list>
            <text:list-item>
              <text:p text:style-name="P150">Высокая безопасность данных. </text:p>
            </text:list-item>
            <text:list-item>
              <text:p text:style-name="P150">Оптимизация передачи данных в сетях с высоким уровнем задержек. </text:p>
            </text:list-item>
          </text:list>
        </text:list-item>
        <text:list-item>
          <text:p text:style-name="P151">Серверная часть высокопроизводительна, что позволяет обрабатывать огромное количество сообщений. </text:p>
        </text:list-item>
      </text:list>
      <text:h text:style-name="Heading_20_4" text:outline-level="4"><text:bookmark-start text:name="__RefHeading___Toc838_291603241"/><text:span text:style-name="Strong_20_Emphasis"><text:span text:style-name="T50">2. Хранилище</text:span></text:span><text:bookmark-end text:name="__RefHeading___Toc838_291603241"/></text:h>
      <text:list xml:id="list66365794" text:style-name="L66">
        <text:list-item>
          <text:p text:style-name="P152">Телеграм хранит данные пользователей (кроме секретных чатов) на своих серверах, позволяя синхронизацию между устройствами. </text:p>
        </text:list-item>
        <text:list-item>
          <text:p text:style-name="P153">Использует распределённое хранилище для масштабирования. </text:p>
        </text:list-item>
      </text:list>
      <text:h text:style-name="Heading_20_4" text:outline-level="4"><text:bookmark-start text:name="__RefHeading___Toc840_291603241"/><text:span text:style-name="Strong_20_Emphasis"><text:span text:style-name="T50">3. Клиент</text:span></text:span><text:bookmark-end text:name="__RefHeading___Toc840_291603241"/></text:h>
      <text:list xml:id="list210760462" text:style-name="L67">
        <text:list-item>
          <text:p text:style-name="P154">Открытый исходный код для всех клиентских приложений. </text:p>
        </text:list-item>
        <text:list-item>
          <text:p text:style-name="P155">Обеспечивает высокую производительность и безопасность. </text:p>
        </text:list-item>
      </text:list>
      <text:h text:style-name="Heading_20_3" text:outline-level="3"><text:bookmark-start text:name="__RefHeading___Toc842_291603241"/><text:span text:style-name="Strong_20_Emphasis"><text:span text:style-name="T50">Преимущества Telegram</text:span></text:span><text:bookmark-end text:name="__RefHeading___Toc842_291603241"/></text:h>
      <text:list xml:id="list4090592044" text:style-name="L68">
        <text:list-item>
          <text:p text:style-name="P123"><text:span text:style-name="Strong_20_Emphasis"><text:span text:style-name="T50">Скорость и масштабируемость</text:span></text:span><text:span text:style-name="T50">: Работает быстро даже при низкой скорости интернета. </text:span></text:p>
        </text:list-item>
        <text:list-item>
          <text:p text:style-name="P123"><text:span text:style-name="Strong_20_Emphasis"><text:span text:style-name="T50">Простота использования</text:span></text:span><text:span text:style-name="T50">: Интуитивный интерфейс и кроссплатформенность. </text:span></text:p>
        </text:list-item>
        <text:list-item>
          <text:p text:style-name="P123"><text:span text:style-name="Strong_20_Emphasis"><text:span text:style-name="T50">Безопасность</text:span></text:span><text:span text:style-name="T50">: Поддержка end-to-end шифрования в секретных чатах. </text:span></text:p>
        </text:list-item>
        <text:list-item>
          <text:p text:style-name="P123"><text:span text:style-name="Strong_20_Emphasis"><text:span text:style-name="T50">Масштабные чаты и каналы</text:span></text:span><text:span text:style-name="T50">: Возможность охватывать огромную аудиторию. </text:span></text:p>
        </text:list-item>
        <text:list-item>
          <text:p text:style-name="P122"><text:span text:style-name="Strong_20_Emphasis"><text:span text:style-name="T50">Разработка ботов</text:span></text:span><text:span text:style-name="T50">: Гибкость и мощность платформы для автоматизации. </text:span></text:p>
        </text:list-item>
      </text:list>
      <text:h text:style-name="Heading_20_3" text:outline-level="3"><text:bookmark-start text:name="__RefHeading___Toc844_291603241"/><text:span text:style-name="Strong_20_Emphasis"><text:span text:style-name="T50">Недостатки Telegram</text:span></text:span><text:bookmark-end text:name="__RefHeading___Toc844_291603241"/></text:h>
      <text:list xml:id="list2966642833" text:style-name="L69">
        <text:list-item>
          <text:p text:style-name="P124"><text:span text:style-name="Strong_20_Emphasis"><text:span text:style-name="T50">Конфиденциальность</text:span></text:span><text:span text:style-name="T50">: </text:span></text:p>
          <text:list>
            <text:list-item>
              <text:p text:style-name="P156">Регулярные чаты не используют end-to-end шифрование. </text:p>
            </text:list-item>
            <text:list-item>
              <text:p text:style-name="P156">Некоторые пользователи критикуют привязку аккаунта к номеру телефона. </text:p>
            </text:list-item>
          </text:list>
        </text:list-item>
        <text:list-item>
          <text:p text:style-name="P124"><text:span text:style-name="Strong_20_Emphasis"><text:span text:style-name="T50">Требовательность к хранилищу</text:span></text:span><text:span text:style-name="T50">: </text:span></text:p>
          <text:list>
            <text:list-item>
              <text:p text:style-name="P156">Большое количество медиафайлов может занимать значительное место на устройствах. </text:p>
            </text:list-item>
          </text:list>
        </text:list-item>
        <text:list-item>
          <text:p text:style-name="P124"><text:span text:style-name="Strong_20_Emphasis"><text:span text:style-name="T50">Зависимость от серверов Telegram</text:span></text:span><text:span text:style-name="T50">: </text:span></text:p>
          <text:list>
            <text:list-item>
              <text:p text:style-name="P157">Отсутствие возможности полностью автономного использования. </text:p>
            </text:list-item>
          </text:list>
        </text:list-item>
      </text:list>
      <text:h text:style-name="Heading_20_3" text:outline-level="3"><text:bookmark-start text:name="__RefHeading___Toc846_291603241"/><text:soft-page-break/><text:span text:style-name="Strong_20_Emphasis"><text:span text:style-name="T50">Итог</text:span></text:span><text:bookmark-end text:name="__RefHeading___Toc846_291603241"/></text:h>
      <text:p text:style-name="P129"><text:tab/>Telegram — это мощный мессенджер, который сочетает в себе удобство, безопасность и гибкость. Он предоставляет богатый функционал для обычных пользователей и разработчиков. Telegram может быть отличным примером для изучения архитектуры мессенджеров благодаря инновационному подходу к безопасности, быстродействию и масштабируемости.</text:p>
      <text:h text:style-name="P14" text:outline-level="2"><text:bookmark-start text:name="__RefHeading___Toc848_291603241"/>Итоги анализа существующих решений<text:bookmark-end text:name="__RefHeading___Toc848_291603241"/></text:h>
      <text:p text:style-name="P158"><text:tab/>Мой мессенджер не претендует на статус инновационного или революционного продукта. Его цель — не изобрести что-то новое, а предоставить возможность глубоко погрузиться в разработку сложных систем, получить ценные практические навыки и понять, как работают современные мессенджеры на архитектурном уровне. <text:span text:style-name="T49">Перечислим основные характеристики которым будет обладать мессенджер:</text:span></text:p>
      <text:p text:style-name="P125"><text:span text:style-name="Strong_20_Emphasis"><text:span text:style-name="T50">Обмен сообщениями</text:span></text:span><text:span text:style-name="T50">:</text:span></text:p>
      <text:list xml:id="list2545850834" text:style-name="L71">
        <text:list-item>
          <text:p text:style-name="P159">Текстовые чаты: личные и групповые.</text:p>
        </text:list-item>
        <text:list-item>
          <text:p text:style-name="P159">Поддержка редактирования и удаления сообщений.</text:p>
        </text:list-item>
        <text:list-item>
          <text:p text:style-name="P160">Отправка медиафайлов (изображения, видео, документы).</text:p>
        </text:list-item>
      </text:list>
      <text:p text:style-name="P126"><text:span text:style-name="Strong_20_Emphasis"><text:span text:style-name="T50">Голосовые и видеозвонки</text:span></text:span><text:span text:style-name="T50">:</text:span></text:p>
      <text:list xml:id="list259352091" text:style-name="L73">
        <text:list-item>
          <text:p text:style-name="P161">Личные звонки: голосовые и видеосвязь.</text:p>
        </text:list-item>
        <text:list-item>
          <text:p text:style-name="P161">Групповые звонки и конференции.</text:p>
        </text:list-item>
        <text:list-item>
          <text:p text:style-name="P162">Поддержка демонстрации экрана.</text:p>
        </text:list-item>
      </text:list>
      <text:p text:style-name="Text_20_body"><text:span text:style-name="Strong_20_Emphasis"><text:span text:style-name="T50">Серверная функциональность</text:span></text:span><text:span text:style-name="T50">:</text:span></text:p>
      <text:list xml:id="list426772389" text:style-name="L75">
        <text:list-item>
          <text:p text:style-name="P163">Возможность развёртывания собственных серверов (аналог Discord).</text:p>
        </text:list-item>
        <text:list-item>
          <text:p text:style-name="P163">Настраиваемая структура серверов: каналы, категории, роли.</text:p>
        </text:list-item>
        <text:list-item>
          <text:p text:style-name="P164">Гибкая система прав доступа для пользователей.</text:p>
        </text:list-item>
      </text:list>
      <text:p text:style-name="Text_20_body"><text:span text:style-name="Strong_20_Emphasis"><text:span text:style-name="T50">Мгновенные уведомления</text:span></text:span><text:span text:style-name="T50">:</text:span></text:p>
      <text:list xml:id="list3447746477" text:style-name="L77">
        <text:list-item>
          <text:p text:style-name="P165">Push-уведомления для новых сообщений, звонков и событий.</text:p>
        </text:list-item>
      </text:list>
      <text:p text:style-name="Text_20_body"><text:span text:style-name="Strong_20_Emphasis"><text:span text:style-name="T50">Шифрование</text:span></text:span><text:span text:style-name="T50">:</text:span></text:p>
      <text:list xml:id="list1548528046" text:style-name="L79">
        <text:list-item>
          <text:p text:style-name="P166">End-to-end шифрование личных чатов и звонков.</text:p>
        </text:list-item>
        <text:list-item>
          <text:p text:style-name="P167">Настраиваемые параметры безопасности для серверов.</text:p>
        </text:list-item>
      </text:list>
      <text:p text:style-name="Text_20_body"><text:span text:style-name="Strong_20_Emphasis"><text:span text:style-name="T50">Кроссплатформенность</text:span></text:span><text:span text:style-name="T50">:</text:span></text:p>
      <text:list xml:id="list1738755640" text:style-name="L81">
        <text:list-item>
          <text:p text:style-name="P168">Доступность на Windows, macOS, Linux, iOS и Android.</text:p>
        </text:list-item>
        <text:list-item>
          <text:p text:style-name="P169">Веб-версия для браузеров.</text:p>
        </text:list-item>
      </text:list>
      <text:p text:style-name="Text_20_body"><text:span text:style-name="Strong_20_Emphasis"><text:span text:style-name="T50">Интеграции</text:span></text:span><text:span text:style-name="T50">:</text:span></text:p>
      <text:list xml:id="list2630814005" text:style-name="L83">
        <text:list-item>
          <text:p text:style-name="P170">Поддержка ботов и автоматизации.</text:p>
        </text:list-item>
        <text:list-item>
          <text:p text:style-name="P171">Интеграция с внешними сервисами (через API).</text:p>
        </text:list-item>
      </text:list>
      <text:p text:style-name="Text_20_body"><text:span text:style-name="Strong_20_Emphasis"><text:span text:style-name="T50">Масштабируемость</text:span></text:span><text:span text:style-name="T50">:</text:span></text:p>
      <text:list xml:id="list1099083955" text:style-name="L85">
        <text:list-item>
          <text:p text:style-name="P172">Работа с большим количеством пользователей на сервере.</text:p>
        </text:list-item>
        <text:list-item>
          <text:p text:style-name="P173"><text:soft-page-break/>Поддержка групп и публичных каналов.</text:p>
        </text:list-item>
      </text:list>
      <text:p text:style-name="Text_20_body"><text:span text:style-name="Strong_20_Emphasis"><text:span text:style-name="T50">Управление медиа</text:span></text:span><text:span text:style-name="T50">:</text:span></text:p>
      <text:list xml:id="list1170631573" text:style-name="L87">
        <text:list-item>
          <text:p text:style-name="P174">Встроенный просмотр изображений и видео.</text:p>
        </text:list-item>
        <text:list-item>
          <text:p text:style-name="P175">Поддержка файлов большого размера.</text:p>
        </text:list-item>
      </text:list>
      <text:p text:style-name="Text_20_body"><text:span text:style-name="Strong_20_Emphasis"><text:span text:style-name="T50">Безопасность</text:span></text:span><text:span text:style-name="T50">:</text:span></text:p>
      <text:list xml:id="list1202999653" text:style-name="L89">
        <text:list-item>
          <text:p text:style-name="P176">Аутентификация через токены, пароли или сертификаты.</text:p>
        </text:list-item>
        <text:list-item>
          <text:p text:style-name="P177">Настраиваемая система разрешений для пользователей и администраторов.</text:p>
        </text:list-item>
      </text:list>
      <text:p text:style-name="Text_20_body"><text:span text:style-name="Strong_20_Emphasis"><text:span text:style-name="T50">Настраиваемость интерфейса</text:span></text:span><text:span text:style-name="T50">:</text:span></text:p>
      <text:list xml:id="list2076240279" text:style-name="L91">
        <text:list-item>
          <text:p text:style-name="P178">Темы, цветовые схемы, настройки уведомлений.</text:p>
        </text:list-item>
      </text:list>
      <text:p text:style-name="Text_20_body"><text:span text:style-name="Strong_20_Emphasis"><text:span text:style-name="T50">Модерация</text:span></text:span><text:span text:style-name="T50">:</text:span></text:p>
      <text:list xml:id="list1306263803" text:style-name="L93">
        <text:list-item>
          <text:p text:style-name="P179">Инструменты для управления контентом и пользователями на сервере.</text:p>
        </text:list-item>
        <text:list-item>
          <text:p text:style-name="P180">Логи действий модераторов и участников.</text:p>
        </text:list-item>
      </text:list>
      <text:p text:style-name="P158"/>
      <text:h text:style-name="P10" text:outline-level="1"><text:bookmark-start text:name="__RefHeading___Toc647_291603241"/>Обоснование выбора технологий и средств разработки<text:bookmark-end text:name="__RefHeading___Toc647_291603241"/></text:h>
      <text:p text:style-name="P181"><text:tab/>Для эффективного выбора необходимо кратко описать существующие технологии, их плюсы и минусы. В основе любой программы или библиотеки лежит язык программировния, поэтому логично будет начать именно с него.</text:p>
      <text:h text:style-name="P15" text:outline-level="2"><text:bookmark-start text:name="__RefHeading___Toc649_291603241"/>Язык программирования С<text:bookmark-end text:name="__RefHeading___Toc649_291603241"/></text:h>
      <text:p text:style-name="P130"><text:tab/>C – это мощный язык программирования, который используется в системном программировании, встроенных системах и высокопроизводительных приложениях. Однако для разработки современных бэкенд-приложений, таких как мессенджеры, C имеет как плюсы, так и минусы.</text:p>
      <text:h text:style-name="Heading_20_3" text:outline-level="3"><text:bookmark-start text:name="__RefHeading___Toc651_291603241"/><text:span text:style-name="Strong_20_Emphasis"><text:span text:style-name="T50">Плюсы использования C для бэкенда:</text:span></text:span><text:bookmark-end text:name="__RefHeading___Toc651_291603241"/></text:h>
      <text:list xml:id="list3656756414" text:style-name="L2">
        <text:list-item>
          <text:p text:style-name="P68"><text:span text:style-name="Strong_20_Emphasis"><text:span text:style-name="T50">Высокая производительность</text:span></text:span><text:span text:style-name="T50">:</text:span></text:p>
          <text:list>
            <text:list-item>
              <text:p text:style-name="P182">C компилируется в машинный код, что обеспечивает высокую скорость выполнения. </text:p>
            </text:list-item>
            <text:list-item>
              <text:p text:style-name="P182">Полный контроль над памятью позволяет оптимизировать производительность. </text:p>
            </text:list-item>
          </text:list>
        </text:list-item>
        <text:list-item>
          <text:p text:style-name="P68"><text:span text:style-name="Strong_20_Emphasis"><text:span text:style-name="T50">Минимальные зависимости</text:span></text:span><text:span text:style-name="T50">:</text:span></text:p>
          <text:list>
            <text:list-item>
              <text:p text:style-name="P182">Программы на C не зависят от сторонних фреймворков или библиотек, что делает их компактными и независимыми. </text:p>
            </text:list-item>
          </text:list>
        </text:list-item>
        <text:list-item>
          <text:p text:style-name="P68"><text:span text:style-name="Strong_20_Emphasis"><text:span text:style-name="T50">Кроссплатформенность</text:span></text:span><text:span text:style-name="T50">:</text:span></text:p>
          <text:list>
            <text:list-item>
              <text:p text:style-name="P182">Код на C можно компилировать для различных операционных систем. </text:p>
            </text:list-item>
          </text:list>
        </text:list-item>
        <text:list-item>
          <text:p text:style-name="P68"><text:span text:style-name="Strong_20_Emphasis"><text:span text:style-name="T50">Гибкость</text:span></text:span><text:span text:style-name="T50">:</text:span></text:p>
          <text:list>
            <text:list-item>
              <text:p text:style-name="P183">Подходит для низкоуровневой работы, включая сетевые протоколы (например, создание собственного WebSocket-сервера или работа с WebRTC). </text:p>
            </text:list-item>
          </text:list>
        </text:list-item>
      </text:list>
      <text:h text:style-name="Heading_20_3" text:outline-level="3"><text:bookmark-start text:name="__RefHeading___Toc653_291603241"/><text:span text:style-name="Strong_20_Emphasis"><text:span text:style-name="T50">Минусы использования C для бэкенда:</text:span></text:span><text:bookmark-end text:name="__RefHeading___Toc653_291603241"/></text:h>
      <text:list xml:id="list3408278820" text:style-name="L3">
        <text:list-item>
          <text:p text:style-name="P69"><text:span text:style-name="Strong_20_Emphasis"><text:span text:style-name="T50">Отсутствие встроенных библиотек и фреймворков</text:span></text:span><text:span text:style-name="T50">:</text:span></text:p>
          <text:list>
            <text:list-item>
              <text:p text:style-name="P184">В отличие от Python или Node.js, в C отсутствуют готовые решения для работы с HTTP, WebSocket и базами данных. Все придется писать с нуля или использовать сторонние библиотеки. </text:p>
            </text:list-item>
          </text:list>
        </text:list-item>
        <text:list-item>
          <text:p text:style-name="P69"><text:span text:style-name="Strong_20_Emphasis"><text:span text:style-name="T50">Сложность разработки</text:span></text:span><text:span text:style-name="T50">:</text:span></text:p>
          <text:list>
            <text:list-item>
              <text:p text:style-name="P184">Управление памятью (malloc/free) требует аккуратности, чтобы избежать утечек памяти. </text:p>
            </text:list-item>
            <text:list-item>
              <text:p text:style-name="P184">Ошибки, связанные с указателями и буферным переполнением, часто приводят к уязвимостям. </text:p>
            </text:list-item>
          </text:list>
        </text:list-item>
        <text:list-item>
          <text:p text:style-name="P69"><text:span text:style-name="Strong_20_Emphasis"><text:span text:style-name="T50">Низкая скорость разработки</text:span></text:span><text:span text:style-name="T50">:I have already tried to use cargo-local-registry to set up a local registry, apart from all the other means that are explained through the registries wiki.</text:span></text:p>
          <text:list>
            <text:list-item>
              <text:p text:style-name="P184">Для создания современных приложений требуется больше времени, чем с языками, имеющими богатые экосистемы (например, Python или Node.js). </text:p>
            </text:list-item>
          </text:list>
        </text:list-item>
        <text:list-item>
          <text:p text:style-name="P69"><text:span text:style-name="Strong_20_Emphasis"><text:span text:style-name="T50">Ограниченные возможности масштабирования</text:span></text:span><text:span text:style-name="T50">:</text:span></text:p>
          <text:list>
            <text:list-item>
              <text:p text:style-name="P184"><text:soft-page-break/>Отсутствие встроенных средств для работы с многопоточностью и асинхронностью делает C менее удобным для масштабирования серверов. </text:p>
            </text:list-item>
          </text:list>
        </text:list-item>
        <text:list-item>
          <text:p text:style-name="P69"><text:span text:style-name="Strong_20_Emphasis"><text:span text:style-name="T50">Трудности интеграции с современными технологиями</text:span></text:span><text:span text:style-name="T50">:</text:span></text:p>
          <text:list>
            <text:list-item>
              <text:p text:style-name="P185">WebRTC, OAuth, и другие современные технологии сложнее интегрировать в приложении на C. </text:p>
            </text:list-item>
          </text:list>
        </text:list-item>
      </text:list>
      <text:h text:style-name="P20" text:outline-level="3"><text:bookmark-start text:name="__RefHeading___Toc655_291603241"/><text:span text:style-name="Strong_20_Emphasis"><text:span text:style-name="T51">Заключение</text:span></text:span><text:bookmark-end text:name="__RefHeading___Toc655_291603241"/></text:h>
      <text:p text:style-name="P186"><text:span text:style-name="T41"><text:tab/>Использование языка С для решения такой задачи нецелесообразно из-за необходимости написания всех необходимых утилит с нуля. К тому же стандартная библиотека и возможности языка С являются очень ограниченными из-за низкоуровневости.</text:span></text:p>
      <text:h text:style-name="P16" text:outline-level="2"><text:bookmark-start text:name="__RefHeading___Toc657_291603241"/><text:span text:style-name="T42">Язык программирования С++</text:span><text:bookmark-end text:name="__RefHeading___Toc657_291603241"/></text:h>
      <text:p text:style-name="P187"><text:tab/>C++ является более современным и мощным языком программирования, чем C, сохраняя при этом его высокую производительность. Он часто используется для разработки сложных систем, включая мессенджеры и мультимедийные приложения. Рассмотрим C++ для создания бэкенда мессенджера.</text:p>
      <text:h text:style-name="Heading_20_3" text:outline-level="3"><text:bookmark-start text:name="__RefHeading___Toc659_291603241"/><text:span text:style-name="Strong_20_Emphasis"><text:span text:style-name="T50">Плюсы использования C++ для бэкенда:</text:span></text:span><text:bookmark-end text:name="__RefHeading___Toc659_291603241"/></text:h>
      <text:h text:style-name="Heading_20_4" text:outline-level="4"><text:bookmark-start text:name="__RefHeading___Toc661_291603241"/><text:span text:style-name="T50">1. </text:span><text:span text:style-name="Strong_20_Emphasis"><text:span text:style-name="T50">Высокая производительность</text:span></text:span><text:span text:style-name="T50">:</text:span><text:bookmark-end text:name="__RefHeading___Toc661_291603241"/></text:h>
      <text:list xml:id="list2038381337" text:style-name="L5">
        <text:list-item>
          <text:p text:style-name="P188">C++ компилируется в машинный код, обеспечивая высокую скорость выполнения. </text:p>
        </text:list-item>
        <text:list-item>
          <text:p text:style-name="P189">Полный контроль над ресурсами (память, процессор) позволяет оптимизировать приложение. </text:p>
        </text:list-item>
      </text:list>
      <text:h text:style-name="Heading_20_4" text:outline-level="4"><text:bookmark-start text:name="__RefHeading___Toc663_291603241"/><text:span text:style-name="T50">2. </text:span><text:span text:style-name="Strong_20_Emphasis"><text:span text:style-name="T50">Мощные возможности ООП и шаблонов</text:span></text:span><text:span text:style-name="T50">:</text:span><text:bookmark-end text:name="__RefHeading___Toc663_291603241"/></text:h>
      <text:list xml:id="list2154201042" text:style-name="L6">
        <text:list-item>
          <text:p text:style-name="P190">Поддержка объектно-ориентированного программирования облегчает организацию кода. </text:p>
        </text:list-item>
        <text:list-item>
          <text:p text:style-name="P191">Шаблоны (templates) и STL (Standard Template Library) ускоряют разработку. </text:p>
        </text:list-item>
      </text:list>
      <text:h text:style-name="Heading_20_4" text:outline-level="4"><text:bookmark-start text:name="__RefHeading___Toc665_291603241"/><text:span text:style-name="T50">3. </text:span><text:span text:style-name="Strong_20_Emphasis"><text:span text:style-name="T50">Современные библиотеки и фреймворки</text:span></text:span><text:span text:style-name="T50">:</text:span><text:bookmark-end text:name="__RefHeading___Toc665_291603241"/></text:h>
      <text:list xml:id="list2333297902" text:style-name="L7">
        <text:list-item>
          <text:p text:style-name="P71"><text:span text:style-name="Strong_20_Emphasis"><text:span text:style-name="T50">Boost</text:span></text:span><text:span text:style-name="T50">: Набор библиотек для работы с потоками, сетями, файловыми системами и др. </text:span></text:p>
        </text:list-item>
        <text:list-item>
          <text:p text:style-name="P71"><text:span text:style-name="Strong_20_Emphasis"><text:span text:style-name="T50">Qt</text:span></text:span><text:span text:style-name="T50">: Фреймворк для разработки приложений, включая серверную часть. </text:span></text:p>
        </text:list-item>
        <text:list-item>
          <text:p text:style-name="P70"><text:span text:style-name="Strong_20_Emphasis"><text:span text:style-name="T50">gRPC</text:span></text:span><text:span text:style-name="T50">: Фреймворк для работы с RPC (удаленными вызовами) на базе HTTP/2. </text:span></text:p>
        </text:list-item>
      </text:list>
      <text:h text:style-name="Heading_20_4" text:outline-level="4"><text:bookmark-start text:name="__RefHeading___Toc667_291603241"/><text:span text:style-name="T50">4. </text:span><text:span text:style-name="Strong_20_Emphasis"><text:span text:style-name="T50">Асинхронное программирование</text:span></text:span><text:span text:style-name="T50">:</text:span><text:bookmark-end text:name="__RefHeading___Toc667_291603241"/></text:h>
      <text:list xml:id="list1799710126" text:style-name="L8">
        <text:list-item>
          <text:p text:style-name="P192">Библиотеки, такие как ASIO (Boost.Asio), предоставляют мощные инструменты для асинхронной обработки данных, включая WebSocket и TCP/UDP. </text:p>
        </text:list-item>
      </text:list>
      <text:h text:style-name="Heading_20_4" text:outline-level="4"><text:bookmark-start text:name="__RefHeading___Toc669_291603241"/><text:span text:style-name="T50">5. </text:span><text:span text:style-name="Strong_20_Emphasis"><text:span text:style-name="T50">Поддержка многопоточности</text:span></text:span><text:span text:style-name="T50">:</text:span><text:bookmark-end text:name="__RefHeading___Toc669_291603241"/></text:h>
      <text:list xml:id="list1560979164" text:style-name="L9">
        <text:list-item>
          <text:p text:style-name="P72"><text:span text:style-name="T50">Встроенная библиотека </text:span><text:span text:style-name="Source_20_Text"><text:span text:style-name="T50">std::thread</text:span></text:span><text:span text:style-name="T50"> и инструменты для синхронизации облегчают создание многопоточных приложений. </text:span></text:p>
        </text:list-item>
      </text:list>
      <text:h text:style-name="Heading_20_4" text:outline-level="4"><text:bookmark-start text:name="__RefHeading___Toc671_291603241"/><text:soft-page-break/><text:span text:style-name="T50">6. </text:span><text:span text:style-name="Strong_20_Emphasis"><text:span text:style-name="T50">Кроссплатформенность</text:span></text:span><text:span text:style-name="T50">:</text:span><text:bookmark-end text:name="__RefHeading___Toc671_291603241"/></text:h>
      <text:list xml:id="list2367305883" text:style-name="L10">
        <text:list-item>
          <text:p text:style-name="P193">C++ позволяет разрабатывать приложения, которые легко переносятся между Windows, Linux и macOS. </text:p>
        </text:list-item>
      </text:list>
      <text:h text:style-name="Heading_20_4" text:outline-level="4"><text:bookmark-start text:name="__RefHeading___Toc673_291603241"/><text:span text:style-name="T50">7. </text:span><text:span text:style-name="Strong_20_Emphasis"><text:span text:style-name="T50">Подходит для работы с мультимедиа</text:span></text:span><text:span text:style-name="T50">:</text:span><text:bookmark-end text:name="__RefHeading___Toc673_291603241"/></text:h>
      <text:list xml:id="list550863850" text:style-name="L11">
        <text:list-item>
          <text:p text:style-name="P194">Библиотеки, такие как FFmpeg и OpenCV, упрощают обработку аудио и видео. </text:p>
        </text:list-item>
      </text:list>
      <text:h text:style-name="Heading_20_3" text:outline-level="3"><text:bookmark-start text:name="__RefHeading___Toc675_291603241"/><text:span text:style-name="Strong_20_Emphasis"><text:span text:style-name="T50">Минусы использования C++ для бэкенда:</text:span></text:span><text:bookmark-end text:name="__RefHeading___Toc675_291603241"/></text:h>
      <text:h text:style-name="Heading_20_4" text:outline-level="4"><text:bookmark-start text:name="__RefHeading___Toc677_291603241"/><text:span text:style-name="T50">1. </text:span><text:span text:style-name="Strong_20_Emphasis"><text:span text:style-name="T50">Сложность языка</text:span></text:span><text:span text:style-name="T50">:</text:span><text:bookmark-end text:name="__RefHeading___Toc677_291603241"/></text:h>
      <text:list xml:id="list3152562204" text:style-name="L12">
        <text:list-item>
          <text:p text:style-name="P195">Более крутая кривая обучения по сравнению с Python или JavaScript. </text:p>
        </text:list-item>
        <text:list-item>
          <text:p text:style-name="P196">Необходимость управлять памятью, если не используются умные указатели (smart pointers). </text:p>
        </text:list-item>
      </text:list>
      <text:h text:style-name="Heading_20_4" text:outline-level="4"><text:bookmark-start text:name="__RefHeading___Toc679_291603241"/><text:span text:style-name="T50">2. </text:span><text:span text:style-name="Strong_20_Emphasis"><text:span text:style-name="T50">Длительное время разработки</text:span></text:span><text:span text:style-name="T50">:</text:span><text:bookmark-end text:name="__RefHeading___Toc679_291603241"/></text:h>
      <text:list xml:id="list2758874972" text:style-name="L13">
        <text:list-item>
          <text:p text:style-name="P197">Код на C++ требует больше времени на написание, тестирование и отладку. </text:p>
        </text:list-item>
      </text:list>
      <text:h text:style-name="Heading_20_4" text:outline-level="4"><text:bookmark-start text:name="__RefHeading___Toc681_291603241"/><text:span text:style-name="T50">3. </text:span><text:span text:style-name="Strong_20_Emphasis"><text:span text:style-name="T50">Меньше готовых решений для веба</text:span></text:span><text:span text:style-name="T50">:</text:span><text:bookmark-end text:name="__RefHeading___Toc681_291603241"/></text:h>
      <text:list xml:id="list1240343076" text:style-name="L14">
        <text:list-item>
          <text:p text:style-name="P198">В отличие от Python (Django, Flask) или Node.js, C++ имеет меньше специализированных фреймворков для работы с HTTP, WebSocket и REST API. </text:p>
        </text:list-item>
      </text:list>
      <text:h text:style-name="Heading_20_4" text:outline-level="4"><text:bookmark-start text:name="__RefHeading___Toc683_291603241"/><text:span text:style-name="T50">4. </text:span><text:span text:style-name="Strong_20_Emphasis"><text:span text:style-name="T50">Компиляция</text:span></text:span><text:span text:style-name="T50">:</text:span><text:bookmark-end text:name="__RefHeading___Toc683_291603241"/></text:h>
      <text:list xml:id="list4274484702" text:style-name="L15">
        <text:list-item>
          <text:p text:style-name="P199">Компиляция больших проектов занимает больше времени, чем интерпретация скриптовых языков. </text:p>
        </text:list-item>
      </text:list>
      <text:h text:style-name="Heading_20_3" text:outline-level="3"><text:bookmark-start text:name="__RefHeading___Toc685_291603241"/><text:span text:style-name="Strong_20_Emphasis"><text:span text:style-name="T50">Когда использовать C++ для бэкенда?</text:span></text:span><text:bookmark-end text:name="__RefHeading___Toc685_291603241"/></text:h>
      <text:h text:style-name="P22" text:outline-level="4"><text:bookmark-start text:name="__RefHeading___Toc687_291603241"/>Использование C++ оправдано, если:<text:bookmark-end text:name="__RefHeading___Toc687_291603241"/></text:h>
      <text:list xml:id="list784445486" text:style-name="L16">
        <text:list-item>
          <text:p text:style-name="P200">Производительность и эффективность имеют критическое значение (например, для обработки видеопотоков в реальном времени). </text:p>
        </text:list-item>
        <text:list-item>
          <text:p text:style-name="P200">Вы разрабатываете многопоточные или высоконагруженные системы. </text:p>
        </text:list-item>
        <text:list-item>
          <text:p text:style-name="P200">Нужен полный контроль над низкоуровневыми аспектами системы. </text:p>
        </text:list-item>
        <text:list-item>
          <text:p text:style-name="P201">Проект предполагает использование существующих библиотек или фреймворков C++ (Boost, Qt, gRPC).</text:p>
        </text:list-item>
      </text:list>
      <text:h text:style-name="Heading_20_3" text:outline-level="3"><text:bookmark-start text:name="__RefHeading___Toc689_291603241"/><text:span text:style-name="Strong_20_Emphasis"><text:span text:style-name="T50">Заключение</text:span></text:span><text:bookmark-end text:name="__RefHeading___Toc689_291603241"/></text:h>
      <text:p text:style-name="P129"><text:tab/>C++ отлично подходит для разработки мессенджера с голосовой и видеосвязью, особенно <text:span text:style-name="T43">чтобы</text:span> интегрировать сложные функции, такие как обработка мультимедиа или взаимодействие с WebRTC. Однако <text:span text:style-name="T44">всё же С++ это тоже довольно низкоуровневый язык, и возможно стоит отдать предпочтение другим рассмотренным языкам</text:span>. C++ будет оптимальным выбором, если проект требует баланса между высокой производительностью и мощной функциональностью.</text:p>
      <text:h text:style-name="P17" text:outline-level="2"><text:bookmark-start text:name="__RefHeading___Toc691_291603241"/>Язык программирования Rust<text:bookmark-end text:name="__RefHeading___Toc691_291603241"/></text:h>
      <text:p text:style-name="P202"><text:tab/>Rust предоставляет растущую экосистему высококачественных библиотек (называемых "<text:span text:style-name="T45">creates</text:span>") для работы с базами данных, обмена данными в режиме реального времени (RTC) и API. Несмотря на то, что его экосистема меньше по сравнению с более зрелыми языками, такими как Python или JavaScript, он отличается высокой эффективностью, современностью и разработан с учетом требований безопасности и производительности. Вот краткое описание:</text:p>
      <text:h text:style-name="Heading_20_3" text:outline-level="3"><text:bookmark-start text:name="__RefHeading___Toc693_291603241"/><text:span text:style-name="Strong_20_Emphasis"><text:span text:style-name="T50">1. Работа с базами данных</text:span></text:span><text:bookmark-end text:name="__RefHeading___Toc693_291603241"/></text:h>
      <text:p text:style-name="P129">Rust имеет множество библиотек для взаимодействия с реляционными и NoSQL базами данных:</text:p>
      <text:h text:style-name="P22" text:outline-level="4"><text:bookmark-start text:name="__RefHeading___Toc695_291603241"/>Реляционные базы данных:<text:bookmark-end text:name="__RefHeading___Toc695_291603241"/></text:h>
      <text:list xml:id="list3347810070" text:style-name="L17">
        <text:list-item>
          <text:p text:style-name="P74"><text:span text:style-name="Strong_20_Emphasis"><text:span text:style-name="T50">Diesel</text:span></text:span><text:span text:style-name="T50">: ORM (Object-Relational Mapper) для безопасной работы с SQL. Поддерживает PostgreSQL, MySQL, SQLite. </text:span></text:p>
          <text:list>
            <text:list-item>
              <text:p text:style-name="P203">Преимущества: Компиляция SQL-запросов на этапе сборки. </text:p>
            </text:list-item>
          </text:list>
        </text:list-item>
        <text:list-item>
          <text:p text:style-name="P74"><text:span text:style-name="Strong_20_Emphasis"><text:span text:style-name="T50">SQLx</text:span></text:span><text:span text:style-name="T50">: Асинхронный ORM, поддерживает PostgreSQL, MySQL, SQLite. Работает без необходимости генерации кода. </text:span></text:p>
          <text:list>
            <text:list-item>
              <text:p text:style-name="P73"><text:span text:style-name="T50">Преимущества: Удобная интеграция с </text:span><text:span text:style-name="Source_20_Text"><text:span text:style-name="T50">async/await</text:span></text:span><text:span text:style-name="T50">. </text:span></text:p>
            </text:list-item>
          </text:list>
        </text:list-item>
      </text:list>
      <text:h text:style-name="P22" text:outline-level="4"><text:bookmark-start text:name="__RefHeading___Toc697_291603241"/>NoSQL базы данных:<text:bookmark-end text:name="__RefHeading___Toc697_291603241"/></text:h>
      <text:list xml:id="list2062647567" text:style-name="L18">
        <text:list-item>
          <text:p text:style-name="P76"><text:span text:style-name="Strong_20_Emphasis"><text:span text:style-name="T50">MongoDB</text:span></text:span><text:span text:style-name="T50">: Crate </text:span><text:span text:style-name="Source_20_Text"><text:span text:style-name="T50">mongodb</text:span></text:span><text:span text:style-name="T50"> предоставляет полный доступ к MongoDB с асинхронной поддержкой. </text:span></text:p>
        </text:list-item>
        <text:list-item>
          <text:p text:style-name="P75"><text:span text:style-name="Strong_20_Emphasis"><text:span text:style-name="T50">Redis</text:span></text:span><text:span text:style-name="T50">: Crate </text:span><text:span text:style-name="Source_20_Text"><text:span text:style-name="T50">redis-rs</text:span></text:span><text:span text:style-name="T50"> для работы с Redis. Поддерживает синхронные и асинхронные операции. </text:span></text:p>
        </text:list-item>
      </text:list>
      <text:h text:style-name="P22" text:outline-level="4"><text:bookmark-start text:name="__RefHeading___Toc699_291603241"/>Связанные технологии:<text:bookmark-end text:name="__RefHeading___Toc699_291603241"/></text:h>
      <text:list xml:id="list2541355548" text:style-name="L19">
        <text:list-item>
          <text:p text:style-name="P78"><text:span text:style-name="Strong_20_Emphasis"><text:span text:style-name="T50">SeaORM</text:span></text:span><text:span text:style-name="T50">: Альтернатива Diesel для асинхронного программирования. </text:span></text:p>
        </text:list-item>
        <text:list-item>
          <text:p text:style-name="P77"><text:span text:style-name="Strong_20_Emphasis"><text:span text:style-name="T50">SurrealDB</text:span></text:span><text:span text:style-name="T50">: Rust-сервер базы данных с современными возможностями. </text:span></text:p>
        </text:list-item>
      </text:list>
      <text:h text:style-name="Heading_20_3" text:outline-level="3"><text:bookmark-start text:name="__RefHeading___Toc701_291603241"/><text:span text:style-name="Strong_20_Emphasis"><text:span text:style-name="T50">2. Работа с RTC (Real-Time Communication)</text:span></text:span><text:bookmark-end text:name="__RefHeading___Toc701_291603241"/></text:h>
      <text:p text:style-name="P129">Rust идеально подходит для создания высоконагруженных систем реального времени благодаря асинхронным библиотекам и инструментам:</text:p>
      <text:h text:style-name="P22" text:outline-level="4"><text:bookmark-start text:name="__RefHeading___Toc703_291603241"/>WebRTC:<text:bookmark-end text:name="__RefHeading___Toc703_291603241"/></text:h>
      <text:list xml:id="list289642511" text:style-name="L20">
        <text:list-item>
          <text:p text:style-name="P80"><text:span text:style-name="Strong_20_Emphasis"><text:span text:style-name="T50">WebRTC Crates</text:span></text:span><text:span text:style-name="T50">: </text:span></text:p>
          <text:list>
            <text:list-item>
              <text:p text:style-name="P80"><text:span text:style-name="Source_20_Text"><text:span text:style-name="T50">webrtc</text:span></text:span><text:span text:style-name="T50">: Библиотека для работы с WebRTC, поддерживает P2P соединения для видео и аудио. </text:span></text:p>
            </text:list-item>
            <text:list-item>
              <text:p text:style-name="P204">Полностью открытый исходный код и активно поддерживается. </text:p>
            </text:list-item>
          </text:list>
        </text:list-item>
        <text:list-item>
          <text:p text:style-name="P79"><text:span text:style-name="Strong_20_Emphasis"><text:span text:style-name="T50">Janus Integration</text:span></text:span><text:span text:style-name="T50">: Rust может использоваться для интеграции с Janus SFU (Selective Forwarding Unit) через FFI. </text:span></text:p>
        </text:list-item>
      </text:list>
      <text:h text:style-name="P22" text:outline-level="4"><text:bookmark-start text:name="__RefHeading___Toc705_291603241"/><text:soft-page-break/>Сетевые библиотеки:<text:bookmark-end text:name="__RefHeading___Toc705_291603241"/></text:h>
      <text:list xml:id="list739576947" text:style-name="L21">
        <text:list-item>
          <text:p text:style-name="P82"><text:span text:style-name="Strong_20_Emphasis"><text:span text:style-name="T50">Tokio</text:span></text:span><text:span text:style-name="T50">: Асинхронный фреймворк, который идеально подходит для реализации WebSocket-соединений. </text:span></text:p>
        </text:list-item>
        <text:list-item>
          <text:p text:style-name="P82"><text:span text:style-name="Strong_20_Emphasis"><text:span text:style-name="T50">Quinn</text:span></text:span><text:span text:style-name="T50">: Реализация протокола QUIC (современная альтернатива TCP), идеально подходящая для RTC. </text:span></text:p>
        </text:list-item>
        <text:list-item>
          <text:p text:style-name="P81"><text:span text:style-name="Strong_20_Emphasis"><text:span text:style-name="T50">Actix Web</text:span></text:span><text:span text:style-name="T50">: Быстрый фреймворк для создания API с WebSocket-поддержкой. </text:span></text:p>
        </text:list-item>
      </text:list>
      <text:h text:style-name="Heading_20_3" text:outline-level="3"><text:bookmark-start text:name="__RefHeading___Toc707_291603241"/><text:span text:style-name="Strong_20_Emphasis"><text:span text:style-name="T50">3. Работа с API</text:span></text:span><text:bookmark-end text:name="__RefHeading___Toc707_291603241"/></text:h>
      <text:p text:style-name="P129">Rust предоставляет удобные библиотеки для создания и взаимодействия с API:</text:p>
      <text:h text:style-name="P22" text:outline-level="4"><text:bookmark-start text:name="__RefHeading___Toc709_291603241"/>HTTP-серверы:<text:bookmark-end text:name="__RefHeading___Toc709_291603241"/></text:h>
      <text:list xml:id="list1241634057" text:style-name="L22">
        <text:list-item>
          <text:p text:style-name="P84"><text:span text:style-name="Strong_20_Emphasis"><text:span text:style-name="T50">Actix Web</text:span></text:span><text:span text:style-name="T50">: Высокопроизводительный фреймворк для создания REST и WebSocket API. </text:span></text:p>
        </text:list-item>
        <text:list-item>
          <text:p text:style-name="P83"><text:span text:style-name="Strong_20_Emphasis"><text:span text:style-name="T50">Warp</text:span></text:span><text:span text:style-name="T50">: Легковесный фреймворк с поддержкой асинхронного программирования. </text:span></text:p>
        </text:list-item>
      </text:list>
      <text:h text:style-name="P22" text:outline-level="4"><text:bookmark-start text:name="__RefHeading___Toc711_291603241"/>gRPC:<text:bookmark-end text:name="__RefHeading___Toc711_291603241"/></text:h>
      <text:list xml:id="list3196102057" text:style-name="L23">
        <text:list-item>
          <text:p text:style-name="P85"><text:span text:style-name="Strong_20_Emphasis"><text:span text:style-name="T50">Tonic</text:span></text:span><text:span text:style-name="T50">: Высокопроизводительный фреймворк для работы с gRPC. Поддерживает HTTP/2 и асинхронные вызовы. </text:span></text:p>
        </text:list-item>
      </text:list>
      <text:h text:style-name="P22" text:outline-level="4"><text:bookmark-start text:name="__RefHeading___Toc713_291603241"/>HTTP-клиенты:<text:bookmark-end text:name="__RefHeading___Toc713_291603241"/></text:h>
      <text:list xml:id="list461110267" text:style-name="L24">
        <text:list-item>
          <text:p text:style-name="P87"><text:span text:style-name="Strong_20_Emphasis"><text:span text:style-name="T50">Reqwest</text:span></text:span><text:span text:style-name="T50">: Легкий и мощный HTTP-клиент с поддержкой </text:span><text:span text:style-name="Source_20_Text"><text:span text:style-name="T50">async/await</text:span></text:span><text:span text:style-name="T50">. </text:span></text:p>
        </text:list-item>
        <text:list-item>
          <text:p text:style-name="P86"><text:span text:style-name="Strong_20_Emphasis"><text:span text:style-name="T50">Surf</text:span></text:span><text:span text:style-name="T50">: Альтернатива Reqwest для простых HTTP-запросов. </text:span></text:p>
        </text:list-item>
      </text:list>
      <text:h text:style-name="Heading_20_3" text:outline-level="3"><text:bookmark-start text:name="__RefHeading___Toc715_291603241"/><text:span text:style-name="Strong_20_Emphasis"><text:span text:style-name="T50">Заключение</text:span></text:span><text:bookmark-end text:name="__RefHeading___Toc715_291603241"/></text:h>
      <text:p text:style-name="P129">Rust действительно предлагает богатую экосистему для работы с базами данных, RTC, и API:</text:p>
      <text:list xml:id="list2158391984" text:style-name="L25">
        <text:list-item>
          <text:p text:style-name="P89"><text:span text:style-name="Strong_20_Emphasis"><text:span text:style-name="T50">Базы данных</text:span></text:span><text:span text:style-name="T50">: Diesel, SQLx, MongoDB, Redis. </text:span></text:p>
        </text:list-item>
        <text:list-item>
          <text:p text:style-name="P89"><text:span text:style-name="Strong_20_Emphasis"><text:span text:style-name="T50">RTC</text:span></text:span><text:span text:style-name="T50">: WebRTC, Tokio, Quinn, Actix Web. </text:span></text:p>
        </text:list-item>
        <text:list-item>
          <text:p text:style-name="P88"><text:span text:style-name="Strong_20_Emphasis"><text:span text:style-name="T50">API</text:span></text:span><text:span text:style-name="T50">: Actix Web, Warp, Tonic, Reqwest. </text:span></text:p>
        </text:list-item>
      </text:list>
      <text:p text:style-name="P129">Эти библиотеки оптимизированы для производительности и безопасности, что делает Rust отличным выбором для мессенджеров с голосовой и видеосвязью.</text:p>
      <text:h text:style-name="P18" text:outline-level="2"><text:bookmark-start text:name="__RefHeading___Toc717_291603241"/>Язык программирования Python<text:bookmark-end text:name="__RefHeading___Toc717_291603241"/></text:h>
      <text:p text:style-name="P205">Python может быть фундаментальным выбором для разработки мессенджера, особенно если вы фокусируетесь на быстроте разработки, удобстве сопровождения и прототипировании. Однако Python имеет свои плюсы и минусы, которые стоит учитывать.</text:p>
      <text:h text:style-name="Heading_20_3" text:outline-level="3"><text:bookmark-start text:name="__RefHeading___Toc719_291603241"/><text:span text:style-name="Strong_20_Emphasis"><text:span text:style-name="T50">Плюсы Python как основного языка для мессенджера</text:span></text:span><text:bookmark-end text:name="__RefHeading___Toc719_291603241"/></text:h>
      <text:h text:style-name="Heading_20_4" text:outline-level="4"><text:bookmark-start text:name="__RefHeading___Toc721_291603241"/><text:span text:style-name="T50">1. </text:span><text:span text:style-name="Strong_20_Emphasis"><text:span text:style-name="T50">Быстрота разработки</text:span></text:span><text:bookmark-end text:name="__RefHeading___Toc721_291603241"/></text:h>
      <text:list xml:id="list1664766804" text:style-name="L26">
        <text:list-item>
          <text:p text:style-name="P206">Python известен своей простотой и читаемостью кода. </text:p>
        </text:list-item>
        <text:list-item>
          <text:p text:style-name="P206">Большое количество готовых библиотек и фреймворков для различных задач: </text:p>
          <text:list>
            <text:list-item>
              <text:p text:style-name="P91"><text:span text:style-name="Strong_20_Emphasis"><text:span text:style-name="T50">FastAPI</text:span></text:span><text:span text:style-name="T50"> или </text:span><text:span text:style-name="Strong_20_Emphasis"><text:span text:style-name="T50">Flask</text:span></text:span><text:span text:style-name="T50"> для создания REST API. </text:span></text:p>
            </text:list-item>
            <text:list-item>
              <text:p text:style-name="P90"><text:span text:style-name="Strong_20_Emphasis"><text:span text:style-name="T50">WebSocket</text:span></text:span><text:span text:style-name="T50"> через библиотеки, такие как </text:span><text:span text:style-name="Source_20_Text"><text:span text:style-name="T50">websockets</text:span></text:span><text:span text:style-name="T50"> или </text:span><text:span text:style-name="Source_20_Text"><text:span text:style-name="T50">aiohttp</text:span></text:span><text:span text:style-name="T50">. </text:span></text:p>
            </text:list-item>
          </text:list>
        </text:list-item>
      </text:list>
      <text:h text:style-name="Heading_20_4" text:outline-level="4"><text:bookmark-start text:name="__RefHeading___Toc723_291603241"/><text:soft-page-break/><text:span text:style-name="T50">2. </text:span><text:span text:style-name="Strong_20_Emphasis"><text:span text:style-name="T50">Асинхронное программирование</text:span></text:span><text:bookmark-end text:name="__RefHeading___Toc723_291603241"/></text:h>
      <text:list xml:id="list1532874403" text:style-name="L27">
        <text:list-item>
          <text:p text:style-name="P93"><text:span text:style-name="T50">Python поддерживает асинхронное программирование с использованием </text:span><text:span text:style-name="Source_20_Text"><text:span text:style-name="T50">asyncio</text:span></text:span><text:span text:style-name="T50">, что позволяет эффективно обрабатывать множество запросов одновременно. </text:span></text:p>
        </text:list-item>
        <text:list-item>
          <text:p text:style-name="P92"><text:span text:style-name="T50">Фреймворки, такие как </text:span><text:span text:style-name="Strong_20_Emphasis"><text:span text:style-name="T50">FastAPI</text:span></text:span><text:span text:style-name="T50">, идеально подходят для построения асинхронных приложений. </text:span></text:p>
        </text:list-item>
      </text:list>
      <text:h text:style-name="Heading_20_4" text:outline-level="4"><text:bookmark-start text:name="__RefHeading___Toc725_291603241"/><text:span text:style-name="T50">3. </text:span><text:span text:style-name="Strong_20_Emphasis"><text:span text:style-name="T50">Богатая экосистема библиотек</text:span></text:span><text:bookmark-end text:name="__RefHeading___Toc725_291603241"/></text:h>
      <text:list xml:id="list2768973594" text:style-name="L28">
        <text:list-item>
          <text:p text:style-name="P207">Работа с базами данных: </text:p>
          <text:list>
            <text:list-item>
              <text:p text:style-name="P94"><text:span text:style-name="Strong_20_Emphasis"><text:span text:style-name="T50">SQLAlchemy</text:span></text:span><text:span text:style-name="T50"> для ORM. </text:span></text:p>
            </text:list-item>
            <text:list-item>
              <text:p text:style-name="P94"><text:span text:style-name="Strong_20_Emphasis"><text:span text:style-name="T50">asyncpg</text:span></text:span><text:span text:style-name="T50"> для асинхронного взаимодействия с PostgreSQL. </text:span></text:p>
            </text:list-item>
          </text:list>
        </text:list-item>
        <text:list-item>
          <text:p text:style-name="P207">Работа с WebRTC: </text:p>
          <text:list>
            <text:list-item>
              <text:p text:style-name="P207">Python может использовать сторонние библиотеки или серверы (например, Janus или Pion) через API. </text:p>
            </text:list-item>
          </text:list>
        </text:list-item>
        <text:list-item>
          <text:p text:style-name="P207">Обработка данных: </text:p>
          <text:list>
            <text:list-item>
              <text:p text:style-name="P208">Pandas, NumPy — для анализа данных, если нужно. </text:p>
            </text:list-item>
          </text:list>
        </text:list-item>
      </text:list>
      <text:h text:style-name="Heading_20_4" text:outline-level="4"><text:bookmark-start text:name="__RefHeading___Toc727_291603241"/><text:span text:style-name="T50">4. </text:span><text:span text:style-name="Strong_20_Emphasis"><text:span text:style-name="T50">Удобство интеграции</text:span></text:span><text:bookmark-end text:name="__RefHeading___Toc727_291603241"/></text:h>
      <text:list xml:id="list355797471" text:style-name="L29">
        <text:list-item>
          <text:p text:style-name="P209">Python легко интегрируется с другими языками и технологиями: </text:p>
          <text:list>
            <text:list-item>
              <text:p text:style-name="P95"><text:span text:style-name="T50">Использование Rust или C++ для высокопроизводительных модулей через </text:span><text:span text:style-name="Strong_20_Emphasis"><text:span text:style-name="T50">PyO3</text:span></text:span><text:span text:style-name="T50">, </text:span><text:span text:style-name="Strong_20_Emphasis"><text:span text:style-name="T50">Cython</text:span></text:span><text:span text:style-name="T50"> или </text:span><text:span text:style-name="Strong_20_Emphasis"><text:span text:style-name="T50">FFI</text:span></text:span><text:span text:style-name="T50">. </text:span></text:p>
            </text:list-item>
          </text:list>
        </text:list-item>
      </text:list>
      <text:h text:style-name="Heading_20_4" text:outline-level="4"><text:bookmark-start text:name="__RefHeading___Toc729_291603241"/><text:span text:style-name="T50">5. </text:span><text:span text:style-name="Strong_20_Emphasis"><text:span text:style-name="T50">Широкий выбор хостинга и инструментов</text:span></text:span><text:bookmark-end text:name="__RefHeading___Toc729_291603241"/></text:h>
      <text:list xml:id="list2125523419" text:style-name="L30">
        <text:list-item>
          <text:p text:style-name="P210">Python поддерживается всеми крупными облачными провайдерами (AWS, GCP, Azure). </text:p>
        </text:list-item>
        <text:list-item>
          <text:p text:style-name="P211">Легко настроить CI/CD через инструменты, такие как GitHub Actions или Jenkins. </text:p>
        </text:list-item>
      </text:list>
      <text:h text:style-name="Heading_20_4" text:outline-level="4"><text:bookmark-start text:name="__RefHeading___Toc731_291603241"/><text:span text:style-name="T50">6. </text:span><text:span text:style-name="Strong_20_Emphasis"><text:span text:style-name="T50">Комьюнити и поддержка</text:span></text:span><text:bookmark-end text:name="__RefHeading___Toc731_291603241"/></text:h>
      <text:list xml:id="list2809449964" text:style-name="L31">
        <text:list-item>
          <text:p text:style-name="P212">Огромное сообщество разработчиков, множество учебных материалов и примеров. </text:p>
        </text:list-item>
      </text:list>
      <text:h text:style-name="Heading_20_3" text:outline-level="3"><text:bookmark-start text:name="__RefHeading___Toc733_291603241"/><text:span text:style-name="Strong_20_Emphasis"><text:span text:style-name="T50">Минусы Python как основного языка для мессенджера</text:span></text:span><text:bookmark-end text:name="__RefHeading___Toc733_291603241"/></text:h>
      <text:h text:style-name="Heading_20_4" text:outline-level="4"><text:bookmark-start text:name="__RefHeading___Toc735_291603241"/><text:span text:style-name="T50">1. </text:span><text:span text:style-name="Strong_20_Emphasis"><text:span text:style-name="T50">Ограничения производительности</text:span></text:span><text:bookmark-end text:name="__RefHeading___Toc735_291603241"/></text:h>
      <text:list xml:id="list2120900175" text:style-name="L32">
        <text:list-item>
          <text:p text:style-name="P213">Python интерпретируемый язык, что делает его медленнее компилируемых языков (Rust, C++). </text:p>
        </text:list-item>
        <text:list-item>
          <text:p text:style-name="P214">GIL (Global Interpreter Lock) ограничивает одновременное выполнение потоков, что может стать проблемой при высокой нагрузке. </text:p>
        </text:list-item>
      </text:list>
      <text:h text:style-name="Heading_20_4" text:outline-level="4"><text:bookmark-start text:name="__RefHeading___Toc737_291603241"/><text:span text:style-name="T50">2. </text:span><text:span text:style-name="Strong_20_Emphasis"><text:span text:style-name="T50">Меньшая поддержка мультимедиа</text:span></text:span><text:bookmark-end text:name="__RefHeading___Toc737_291603241"/></text:h>
      <text:list xml:id="list2523444576" text:style-name="L33">
        <text:list-item>
          <text:p text:style-name="P215">Для работы с аудио и видео Python не предлагает такой же глубокой поддержки, как C++ или Rust. </text:p>
        </text:list-item>
        <text:list-item>
          <text:p text:style-name="P216">Работа с WebRTC и обработка медиапотоков часто требует использования внешних серверов или библиотек. </text:p>
        </text:list-item>
      </text:list>
      <text:h text:style-name="Heading_20_4" text:outline-level="4"><text:bookmark-start text:name="__RefHeading___Toc739_291603241"/><text:soft-page-break/><text:span text:style-name="T50">3. </text:span><text:span text:style-name="Strong_20_Emphasis"><text:span text:style-name="T50">Ресурсоёмкость</text:span></text:span><text:bookmark-end text:name="__RefHeading___Toc739_291603241"/></text:h>
      <text:list xml:id="list2324476522" text:style-name="L34">
        <text:list-item>
          <text:p text:style-name="P217">Python более требователен к ресурсам, чем языки с низкоуровневым управлением памятью. </text:p>
        </text:list-item>
      </text:list>
      <text:h text:style-name="Heading_20_3" text:outline-level="3"><text:bookmark-start text:name="__RefHeading___Toc741_291603241"/><text:span text:style-name="Strong_20_Emphasis"><text:span text:style-name="T50">Когда Python подходит как фундаментальный язык</text:span></text:span><text:bookmark-end text:name="__RefHeading___Toc741_291603241"/></text:h>
      <text:list xml:id="list1527539449" text:style-name="L35">
        <text:list-item>
          <text:p text:style-name="P97"><text:span text:style-name="Strong_20_Emphasis"><text:span text:style-name="T50">Прототипирование и быстрый запуск</text:span></text:span><text:span text:style-name="T50">: Python идеален для быстрого создания минимально жизнеспособного продукта (MVP). </text:span></text:p>
        </text:list-item>
        <text:list-item>
          <text:p text:style-name="P97"><text:span text:style-name="Strong_20_Emphasis"><text:span text:style-name="T50">API и управление</text:span></text:span><text:span text:style-name="T50">: Подходит для создания REST API и работы с базой данных. </text:span></text:p>
        </text:list-item>
        <text:list-item>
          <text:p text:style-name="P96"><text:span text:style-name="Strong_20_Emphasis"><text:span text:style-name="T50">Гибкость</text:span></text:span><text:span text:style-name="T50">: Если планируется интеграция с высокопроизводительными языками для отдельных частей. </text:span></text:p>
        </text:list-item>
      </text:list>
      <text:h text:style-name="Heading_20_3" text:outline-level="3"><text:bookmark-start text:name="__RefHeading___Toc743_291603241"/><text:span text:style-name="Strong_20_Emphasis"><text:span text:style-name="T50">Когда Python недостаточен</text:span></text:span><text:bookmark-end text:name="__RefHeading___Toc743_291603241"/></text:h>
      <text:list xml:id="list996314956" text:style-name="L36">
        <text:list-item>
          <text:p text:style-name="P218">Если мессенджер ориентирован на обработку видео и аудио в реальном времени с низкой задержкой. </text:p>
        </text:list-item>
        <text:list-item>
          <text:p text:style-name="P218">Если ожидается высокая нагрузка (десятки тысяч одновременных подключений). </text:p>
        </text:list-item>
        <text:list-item>
          <text:p text:style-name="P219">Если важна минимальная задержка и максимальная производительность. </text:p>
        </text:list-item>
      </text:list>
      <text:h text:style-name="P21" text:outline-level="3"><text:bookmark-start text:name="__RefHeading___Toc745_291603241"/><text:span text:style-name="Strong_20_Emphasis"><text:span text:style-name="T50">Заключение</text:span></text:span><text:bookmark-end text:name="__RefHeading___Toc745_291603241"/></text:h>
      <text:p text:style-name="P220"><text:tab/>Python может быть отличным фундаментом для разработки текстового и базового функционала мессенджера. Однако для высоконагруженных задач (RTC, обработка мультимедиа) лучше использовать Python как основу для API и управления, дополняя его более производительными технологиями (например, Rust, C++ или специализированные RTC-серверы).</text:p>
      <text:p text:style-name="P221"/>
      <text:h text:style-name="P19" text:outline-level="2"><text:bookmark-start text:name="__RefHeading___Toc850_291603241"/>Заключени<text:span text:style-name="T46">е</text:span> по выбору языка программирования<text:bookmark-end text:name="__RefHeading___Toc850_291603241"/></text:h>
      <text:p text:style-name="P222"><text:tab/>Rust является отличным выбором для реализации мессенджера, если ваша цель — высокопроизводительное, безопасное и современное приложение. Несмотря на крутой порог входа и более сложный процесс разработки по сравнению с Python, Rust обеспечивает:</text:p>
      <text:list xml:id="list3865786482" text:style-name="L39">
        <text:list-item>
          <text:p text:style-name="P98"><text:span text:style-name="Strong_20_Emphasis"><text:span text:style-name="T50">Максимальную производительность</text:span></text:span><text:span text:style-name="T50">: благодаря компиляции в машинный код и отсутствию глобальной блокировки интерпретатора (как в Python). Это особенно важно для работы в реальном времени (RTC), где критична минимальная задержка.</text:span></text:p>
        </text:list-item>
        <text:list-item>
          <text:p text:style-name="P98"><text:span text:style-name="Strong_20_Emphasis"><text:span text:style-name="T50">Безопасность</text:span></text:span><text:span text:style-name="T50">: уникальная система владения (ownership) предотвращает утечки памяти и ошибки работы с многопоточностью, что делает приложение надёжным.</text:span></text:p>
        </text:list-item>
        <text:list-item>
          <text:p text:style-name="P98"><text:span text:style-name="Strong_20_Emphasis"><text:span text:style-name="T50">Современные инструменты и библиотеки</text:span></text:span><text:span text:style-name="T50">: Rust предлагает богатую экосистему для работы с базами данных, WebRTC, API и асинхронными задачами (библиотеки, такие как Tokio, Actix Web, SQLx).</text:span></text:p>
        </text:list-item>
        <text:list-item>
          <text:p text:style-name="P98"><text:span text:style-name="Strong_20_Emphasis"><text:span text:style-name="T50">Кроссплатформенность</text:span></text:span><text:span text:style-name="T50">: код на Rust легко компилируется под разные платформы, что упрощает развертывание.</text:span></text:p>
        </text:list-item>
      </text:list>
      <text:p text:style-name="P129"><text:tab/>Хотя Python удобен для быстрого прототипирования, его производительность ограничена, особенно при обработке большого количества соединений или мультимедиа. <text:soft-page-break/><text:tab/>Использование Rust для всех частей приложения — API и RTC — позволит создать единое, высокопроизводительное решение, минимизируя потребление ресурсов и повышая надёжность.</text:p>
      <text:p text:style-name="P129"><text:tab/>Таким образом, Rust является оптимальным выбором для разработки мессенджера с учетом современных требований к производительности, безопасности и масштабируемости.</text:p>
      <text:p text:style-name="P222"/>
      <text:h text:style-name="P11" text:outline-level="1">Заключение</text:h>
      <text:p text:style-name="P223"><text:tab/>Проект мессенджера представляет собой не просто разработку приложения для обмена сообщениями, а полноценное исследование современных технологий и принципов построения коммуникационных систем. Этот мессенджер будет сочетать функциональность и гибкость, предоставляя пользователям мощный инструмент для общения, работы и управления сообществами.</text:p>
      <text:h text:style-name="Heading_20_3" text:outline-level="3"><text:span text:style-name="Strong_20_Emphasis"><text:span text:style-name="T50">Ключевые аспекты проекта</text:span></text:span></text:h>
      <text:list xml:id="list541938833" text:style-name="L94">
        <text:list-item>
          <text:p text:style-name="P127"><text:span text:style-name="Strong_20_Emphasis"><text:span text:style-name="T50">Практическое значение</text:span></text:span><text:span text:style-name="T50">:</text:span></text:p>
          <text:list>
            <text:list-item>
              <text:p text:style-name="P224">Проект позволит не только создать полезное приложение, но и углубить понимание архитектуры мессенджеров, таких как Telegram и Discord.</text:p>
            </text:list-item>
            <text:list-item>
              <text:p text:style-name="P224">Опыт работы с шифрованием, масштабируемостью, сетевыми протоколами и пользовательскими интерфейсами станет незаменимым в дальнейшем профессиональном развитии.</text:p>
            </text:list-item>
          </text:list>
        </text:list-item>
        <text:list-item>
          <text:p text:style-name="P127"><text:span text:style-name="Strong_20_Emphasis"><text:span text:style-name="T50">Уникальность</text:span></text:span><text:span text:style-name="T50">:</text:span></text:p>
          <text:list>
            <text:list-item>
              <text:p text:style-name="P224">Мессенджер предложит серверную функциональность, аналогичную Discord, позволяя пользователям самостоятельно управлять своими данными.</text:p>
            </text:list-item>
            <text:list-item>
              <text:p text:style-name="P224">Благодаря встроенной системе шифрования, пользователи будут уверены в приватности своего общения.</text:p>
            </text:list-item>
          </text:list>
        </text:list-item>
        <text:list-item>
          <text:p text:style-name="P127"><text:span text:style-name="Strong_20_Emphasis"><text:span text:style-name="T50">Функциональность</text:span></text:span><text:span text:style-name="T50">:</text:span></text:p>
          <text:list>
            <text:list-item>
              <text:p text:style-name="P224">Поддержка текстовых, голосовых и видеосообщений, а также развёртывания серверов обеспечит широкие возможности для использования.</text:p>
            </text:list-item>
            <text:list-item>
              <text:p text:style-name="P224">Кроссплатформенность и масштабируемость сделают приложение удобным как для личного, так и для профессионального использования.</text:p>
            </text:list-item>
          </text:list>
        </text:list-item>
        <text:list-item>
          <text:p text:style-name="P127"><text:span text:style-name="Strong_20_Emphasis"><text:span text:style-name="T50">Образовательный аспект</text:span></text:span><text:span text:style-name="T50">:</text:span></text:p>
          <text:list>
            <text:list-item>
              <text:p text:style-name="P225">Проект станет отличной платформой для изучения сложных технологий, таких как WebRTC, асинхронное программирование, шифрование, и работы с базами данных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Заголовок_20__2116_1_5f_" style:display-name="Заголовок №1_" style:family="text" style:parent-style-name="Default_20_Paragraph_20_Font">
      <style:text-properties fo:font-variant="normal" fo:text-transform="none" style:text-line-through-style="none" style:text-line-through-type="none" style:font-name="Times New Roman1" fo:font-family="'Times New Roman'" style:font-family-generic="roman" style:font-pitch="variable" fo:font-size="9.5pt" fo:font-style="normal" style:text-underline-style="none" fo:font-weight="bold" style:font-name-asian="Times New Roman2" style:font-family-asian="'Times New Roman'" style:font-family-generic-asian="system" style:font-pitch-asian="variable" style:font-size-asian="9.5pt" style:font-style-asian="normal" style:font-weight-asian="bold" style:font-name-complex="Times New Roman2" style:font-family-complex="'Times New Roman'" style:font-family-generic-complex="system" style:font-pitch-complex="variable" style:font-size-complex="9.5pt" style:font-style-complex="normal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1:22:39.421276819</meta:creation-date>
    <meta:generator>LibreOffice/7.3.7.2$Linux_X86_64 LibreOffice_project/30$Build-2</meta:generator>
    <dc:date>2025-01-02T15:18:30.671963237</dc:date>
    <meta:editing-duration>PT2H22M45S</meta:editing-duration>
    <meta:editing-cycles>23</meta:editing-cycles>
    <meta:document-statistic meta:table-count="23" meta:image-count="0" meta:object-count="0" meta:page-count="22" meta:paragraph-count="490" meta:word-count="3940" meta:character-count="30624" meta:non-whitespace-character-count="27035"/>
  </office:meta>
</office:document-meta>
</file>